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</style:style>
    <style:style style:name="T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</style:style>
    <style:style style:name="T6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8" style:parent-style-name="Times14_РИО2" style:family="paragraph">
      <style:paragraph-properties fo:text-align="center" fo:line-height="150%" fo:text-indent="0in"/>
    </style:style>
    <style:style style:name="T19" style:parent-style-name="Названиекниги" style:family="text">
      <style:text-properties fo:text-transform="uppercase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7" style:parent-style-name="Основнойшрифтабзаца" style:family="text">
      <style:text-properties fo:font-weight="bold" style:font-weight-asian="bold"/>
    </style:style>
    <style:style style:name="P28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6" style:family="table-column">
      <style:table-column-properties style:column-width="2.8666in" style:use-optimal-column-width="false"/>
    </style:style>
    <style:style style:name="TableColumn37" style:family="table-column">
      <style:table-column-properties style:column-width="1.7201in" style:use-optimal-column-width="false"/>
    </style:style>
    <style:style style:name="TableColumn38" style:family="table-column">
      <style:table-column-properties style:column-width="1.9097in" style:use-optimal-column-width="false"/>
    </style:style>
    <style:style style:name="Table35" style:family="table">
      <style:table-properties style:width="6.4965in" style:rel-width="100%" fo:margin-left="0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ableCell4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text-properties fo:font-size="14pt" style:font-size-asian="14pt"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 fo:line-height="115%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ableRow49" style:family="table-row">
      <style:table-row-properties style:min-row-height="0.4263in" style:use-optimal-row-height="false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ableCell5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text-properties fo:font-size="14pt" style:font-size-asian="14pt" style:font-size-complex="14pt"/>
    </style:style>
    <style:style style:name="TableCell5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60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 fo:line-height="150%"/>
    </style:style>
    <style:style style:name="T6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4" style:parent-style-name="Standard" style:family="paragraph">
      <style:paragraph-properties fo:text-align="center" fo:line-height="150%"/>
    </style:style>
    <style:style style:name="T6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6" style:parent-style-name="ОбычныйИнтернет" style:family="paragraph">
      <style:paragraph-properties fo:line-height="150%" fo:text-indent="0.4916in"/>
    </style:style>
    <style:style style:name="T67" style:parent-style-name="Основнойшрифтабзаца" style:family="text">
      <style:text-properties fo:font-weight="bold" style:font-weight-asian="bold" fo:font-size="14pt" style:font-size-asian="14pt"/>
    </style:style>
    <style:style style:name="P68" style:parent-style-name="ОбычныйИнтернет" style:family="paragraph">
      <style:paragraph-properties fo:text-align="justify" fo:margin-top="0in" fo:margin-bottom="0in" fo:line-height="115%" fo:text-indent="0.4916in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P77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78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79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80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81" style:parent-style-name="ОбычныйИнтернет" style:family="paragraph">
      <style:paragraph-properties fo:text-align="center" fo:line-height="150%"/>
    </style:style>
    <style:style style:name="T8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83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84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85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P92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 fo:language="en" fo:country="US"/>
    </style:style>
    <style:style style:name="P93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94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95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96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</style:style>
    <style:style style:name="T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0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 fo:language="en" fo:country="US"/>
    </style:style>
    <style:style style:name="P101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02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03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04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 fo:language="en" fo:country="US"/>
    </style:style>
    <style:style style:name="P105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 fo:language="en" fo:country="US"/>
    </style:style>
    <style:style style:name="P106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07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08" style:parent-style-name="ОбычныйИнтернет" style:family="paragraph">
      <style:paragraph-properties fo:text-align="justify" fo:margin-top="0in" fo:margin-bottom="0in" fo:line-height="150%"/>
      <style:text-properties fo:font-size="14pt" style:font-size-asian="14pt" style:font-size-complex="14pt"/>
    </style:style>
    <style:style style:name="P109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 fo:language="en" fo:country="US"/>
    </style:style>
    <style:style style:name="P110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 fo:language="en" fo:country="US"/>
    </style:style>
    <style:style style:name="P111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12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</style:style>
    <style:style style:name="T1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P116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17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18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19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 fo:language="en" fo:country="US"/>
    </style:style>
    <style:style style:name="P120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 fo:language="en" fo:country="US"/>
    </style:style>
    <style:style style:name="P121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22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23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24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25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26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 fo:language="en" fo:country="US"/>
    </style:style>
    <style:style style:name="P127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 fo:language="en" fo:country="US"/>
    </style:style>
    <style:style style:name="P128" style:parent-style-name="ОбычныйИнтернет" style:family="paragraph">
      <style:paragraph-properties fo:text-align="justify" fo:margin-top="0in" fo:margin-bottom="0in" fo:line-height="150%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P131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32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33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34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35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36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  <style:text-properties fo:font-size="14pt" style:font-size-asian="14pt" style:font-size-complex="14pt"/>
    </style:style>
    <style:style style:name="P137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P142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P147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0" style:parent-style-name="ОбычныйИнтернет" style:family="paragraph">
      <style:paragraph-properties fo:text-align="justify" fo:margin-top="0in" fo:margin-bottom="0in" fo:line-height="150%" fo:margin-left="0.25in">
        <style:tab-stops/>
      </style:paragraph-properties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T1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P161" style:parent-style-name="ОбычныйИнтернет" style:family="paragraph">
      <style:paragraph-properties fo:text-align="justify" fo:margin-top="0in" fo:margin-bottom="0in" fo:line-height="115%" fo:margin-left="0.25in">
        <style:tab-stops/>
      </style:paragraph-properties>
      <style:text-properties fo:font-size="14pt" style:font-size-asian="14pt" style:font-size-complex="14pt"/>
    </style:style>
    <style:style style:name="P162" style:parent-style-name="ОбычныйИнтернет" style:family="paragraph">
      <style:paragraph-properties fo:text-align="justify" fo:margin-top="0in" fo:margin-bottom="0in" fo:line-height="115%"/>
    </style:style>
    <style:style style:name="T163" style:parent-style-name="Основнойшрифтабзаца" style:family="text">
      <style:text-properties fo:font-size="14pt" style:font-size-asian="14pt"/>
    </style:style>
    <style:style style:name="T164" style:parent-style-name="Основнойшрифтабзаца" style:family="text">
      <style:text-properties fo:font-size="14pt" style:font-size-asian="14pt" fo:language="en" fo:country="US"/>
    </style:style>
    <style:style style:name="T165" style:parent-style-name="Основнойшрифтабзаца" style:family="text">
      <style:text-properties fo:font-size="14pt" style:font-size-asian="14pt"/>
    </style:style>
    <style:style style:name="T166" style:parent-style-name="Основнойшрифтабзаца" style:family="text">
      <style:text-properties fo:font-size="14pt" style:font-size-asian="14pt" fo:language="en" fo:country="US"/>
    </style:style>
    <style:style style:name="T167" style:parent-style-name="Основнойшрифтабзаца" style:family="text">
      <style:text-properties fo:font-size="14pt" style:font-size-asian="14pt"/>
    </style:style>
    <style:style style:name="T168" style:parent-style-name="Основнойшрифтабзаца" style:family="text">
      <style:text-properties fo:font-size="14pt" style:font-size-asian="14pt" fo:language="en" fo:country="US"/>
    </style:style>
    <style:style style:name="T169" style:parent-style-name="Основнойшрифтабзаца" style:family="text">
      <style:text-properties fo:font-size="14pt" style:font-size-asian="14pt"/>
    </style:style>
    <style:style style:name="T170" style:parent-style-name="Основнойшрифтабзаца" style:family="text">
      <style:text-properties fo:font-size="14pt" style:font-size-asian="14pt" fo:language="en" fo:country="US"/>
    </style:style>
    <style:style style:name="T171" style:parent-style-name="Основнойшрифтабзаца" style:family="text">
      <style:text-properties fo:font-size="14pt" style:font-size-asian="14pt"/>
    </style:style>
    <style:style style:name="T172" style:parent-style-name="Основнойшрифтабзаца" style:family="text">
      <style:text-properties fo:font-size="14pt" style:font-size-asian="14pt" fo:language="en" fo:country="US"/>
    </style:style>
    <style:style style:name="T173" style:parent-style-name="Основнойшрифтабзаца" style:family="text">
      <style:text-properties fo:font-size="14pt" style:font-size-asian="14pt"/>
    </style:style>
    <style:style style:name="T174" style:parent-style-name="Основнойшрифтабзаца" style:family="text">
      <style:text-properties fo:font-size="14pt" style:font-size-asian="14pt" fo:language="en" fo:country="US"/>
    </style:style>
    <style:style style:name="T175" style:parent-style-name="Основнойшрифтабзаца" style:family="text">
      <style:text-properties fo:font-size="14pt" style:font-size-asian="14pt"/>
    </style:style>
    <style:style style:name="T176" style:parent-style-name="Основнойшрифтабзаца" style:family="text">
      <style:text-properties fo:font-size="14pt" style:font-size-asian="14pt"/>
    </style:style>
    <style:style style:name="T177" style:parent-style-name="Основнойшрифтабзаца" style:family="text">
      <style:text-properties fo:font-size="14pt" style:font-size-asian="14pt" fo:language="en" fo:country="US"/>
    </style:style>
    <style:style style:name="T178" style:parent-style-name="Основнойшрифтабзаца" style:family="text">
      <style:text-properties fo:font-size="14pt" style:font-size-asian="14pt"/>
    </style:style>
    <style:style style:name="T179" style:parent-style-name="Основнойшрифтабзаца" style:family="text">
      <style:text-properties fo:font-size="14pt" style:font-size-asian="14pt" fo:language="en" fo:country="US"/>
    </style:style>
    <style:style style:name="T180" style:parent-style-name="Основнойшрифтабзаца" style:family="text">
      <style:text-properties fo:font-size="14pt" style:font-size-asian="14pt"/>
    </style:style>
    <style:style style:name="T181" style:parent-style-name="Основнойшрифтабзаца" style:family="text">
      <style:text-properties fo:font-size="14pt" style:font-size-asian="14pt" fo:language="en" fo:country="US"/>
    </style:style>
    <style:style style:name="T182" style:parent-style-name="Основнойшрифтабзаца" style:family="text">
      <style:text-properties fo:font-size="14pt" style:font-size-asian="14pt"/>
    </style:style>
    <style:style style:name="T183" style:parent-style-name="Основнойшрифтабзаца" style:family="text">
      <style:text-properties fo:font-size="14pt" style:font-size-asian="14pt" fo:language="en" fo:country="US"/>
    </style:style>
    <style:style style:name="T184" style:parent-style-name="Основнойшрифтабзаца" style:family="text">
      <style:text-properties fo:font-size="14pt" style:font-size-asian="14pt"/>
    </style:style>
    <style:style style:name="T185" style:parent-style-name="Основнойшрифтабзаца" style:family="text">
      <style:text-properties fo:font-size="14pt" style:font-size-asian="14pt" fo:language="en" fo:country="US"/>
    </style:style>
    <style:style style:name="T186" style:parent-style-name="Основнойшрифтабзаца" style:family="text">
      <style:text-properties fo:font-size="14pt" style:font-size-asian="14pt"/>
    </style:style>
    <style:style style:name="T187" style:parent-style-name="Основнойшрифтабзаца" style:family="text">
      <style:text-properties fo:font-size="14pt" style:font-size-asian="14pt" fo:language="en" fo:country="US"/>
    </style:style>
    <style:style style:name="T188" style:parent-style-name="Основнойшрифтабзаца" style:family="text">
      <style:text-properties fo:font-size="14pt" style:font-size-asian="14pt"/>
    </style:style>
    <style:style style:name="T189" style:parent-style-name="Основнойшрифтабзаца" style:family="text">
      <style:text-properties fo:font-size="14pt" style:font-size-asian="14pt" fo:language="en" fo:country="US"/>
    </style:style>
    <style:style style:name="T190" style:parent-style-name="Основнойшрифтабзаца" style:family="text">
      <style:text-properties fo:font-size="14pt" style:font-size-asian="14pt"/>
    </style:style>
    <style:style style:name="P191" style:parent-style-name="Standard" style:family="paragraph">
      <style:paragraph-properties fo:text-align="end"/>
    </style:style>
    <style:style style:name="T192" style:parent-style-name="Основнойшрифтабзаца" style:family="text">
      <style:text-properties fo:color="#000000" fo:font-size="14pt" style:font-size-asian="14pt"/>
    </style:style>
    <style:style style:name="T193" style:parent-style-name="Основнойшрифтабзаца" style:family="text">
      <style:text-properties fo:color="#000000" fo:font-size="14pt" style:font-size-asian="14pt" fo:language="en" fo:country="US"/>
    </style:style>
    <style:style style:name="T194" style:parent-style-name="Основнойшрифтабзаца" style:family="text">
      <style:text-properties fo:color="#000000" fo:font-size="14pt" style:font-size-asian="14pt"/>
    </style:style>
    <style:style style:name="TableColumn196" style:family="table-column">
      <style:table-column-properties style:column-width="0.5875in" style:use-optimal-column-width="false"/>
    </style:style>
    <style:style style:name="TableColumn197" style:family="table-column">
      <style:table-column-properties style:column-width="1.575in" style:use-optimal-column-width="false"/>
    </style:style>
    <style:style style:name="TableColumn198" style:family="table-column">
      <style:table-column-properties style:column-width="1.575in" style:use-optimal-column-width="false"/>
    </style:style>
    <style:style style:name="TableColumn199" style:family="table-column">
      <style:table-column-properties style:column-width="1.0826in" style:use-optimal-column-width="false"/>
    </style:style>
    <style:style style:name="TableColumn200" style:family="table-column">
      <style:table-column-properties style:column-width="1.4763in" style:use-optimal-column-width="false"/>
    </style:style>
    <style:style style:name="Table195" style:family="table">
      <style:table-properties style:width="6.2965in" fo:margin-left="0in" table:align="center"/>
    </style:style>
    <style:style style:name="TableRow201" style:family="table-row">
      <style:table-row-properties style:min-row-height="0.1993in" style:use-optimal-row-height="false" fo:keep-together="always"/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P203" style:parent-style-name="Текст" style:family="paragraph">
      <style:paragraph-properties fo:text-align="justify" fo:margin-bottom="0in"/>
    </style:style>
    <style:style style:name="T20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05" style:parent-style-name="Текст" style:family="paragraph">
      <style:paragraph-properties fo:text-align="justify" fo:margin-bottom="0in"/>
    </style:style>
    <style:style style:name="T2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207" style:family="table-cell">
      <style:table-cell-properties fo:border="0.0069in solid #000000" style:writing-mode="lr-tb" fo:padding-top="0in" fo:padding-left="0.0784in" fo:padding-bottom="0in" fo:padding-right="0.075in"/>
    </style:style>
    <style:style style:name="P208" style:parent-style-name="Текст" style:family="paragraph">
      <style:paragraph-properties fo:text-align="justify" fo:margin-bottom="0in"/>
    </style:style>
    <style:style style:name="T2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10" style:parent-style-name="Текст" style:family="paragraph">
      <style:paragraph-properties fo:text-align="justify" fo:margin-bottom="0in"/>
    </style:style>
    <style:style style:name="T2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P213" style:parent-style-name="Текст" style:family="paragraph">
      <style:paragraph-properties fo:text-align="justify" fo:margin-bottom="0in"/>
    </style:style>
    <style:style style:name="T21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16" style:parent-style-name="Текст" style:family="paragraph">
      <style:paragraph-properties fo:text-align="justify" fo:margin-bottom="0in"/>
    </style:style>
    <style:style style:name="T2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18" style:family="table-cell">
      <style:table-cell-properties fo:border="0.0069in solid #000000" style:writing-mode="lr-tb" fo:padding-top="0in" fo:padding-left="0.0784in" fo:padding-bottom="0in" fo:padding-right="0.075in"/>
    </style:style>
    <style:style style:name="P219" style:parent-style-name="Текст" style:family="paragraph">
      <style:paragraph-properties fo:text-align="justify" fo:margin-bottom="0in"/>
    </style:style>
    <style:style style:name="T2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Row221" style:family="table-row">
      <style:table-row-properties style:min-row-height="0.1986in" style:use-optimal-row-height="false" fo:keep-together="always"/>
    </style:style>
    <style:style style:name="TableCell222" style:family="table-cell">
      <style:table-cell-properties fo:border="0.0069in solid #000000" style:writing-mode="lr-tb" fo:padding-top="0in" fo:padding-left="0.0784in" fo:padding-bottom="0in" fo:padding-right="0.075in"/>
    </style:style>
    <style:style style:name="P223" style:parent-style-name="Текст" style:family="paragraph">
      <style:paragraph-properties fo:text-align="justify" fo:margin-bottom="0in"/>
    </style:style>
    <style:style style:name="T2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26" style:family="table-cell">
      <style:table-cell-properties fo:border="0.0069in solid #000000" style:writing-mode="lr-tb" fo:padding-top="0in" fo:padding-left="0.0784in" fo:padding-bottom="0in" fo:padding-right="0.075in"/>
    </style:style>
    <style:style style:name="P227" style:parent-style-name="Текст" style:family="paragraph">
      <style:paragraph-properties fo:text-align="justify" fo:margin-bottom="0in"/>
    </style:style>
    <style:style style:name="T2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229" style:family="table-row">
      <style:table-row-properties style:min-row-height="0.5722in" style:use-optimal-row-height="false" fo:keep-together="always"/>
    </style:style>
    <style:style style:name="TableCell230" style:family="table-cell">
      <style:table-cell-properties fo:border="0.0069in solid #000000" style:writing-mode="lr-tb" fo:padding-top="0in" fo:padding-left="0.0784in" fo:padding-bottom="0in" fo:padding-right="0.075in"/>
    </style:style>
    <style:style style:name="P231" style:parent-style-name="Текст" style:family="paragraph">
      <style:paragraph-properties fo:text-align="center" fo:margin-bottom="0in"/>
    </style:style>
    <style:style style:name="T2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35" style:family="table-cell">
      <style:table-cell-properties fo:border="0.0069in solid #000000" style:writing-mode="lr-tb" fo:padding-top="0in" fo:padding-left="0.0784in" fo:padding-bottom="0in" fo:padding-right="0.075in"/>
    </style:style>
    <style:style style:name="P236" style:parent-style-name="Текст" style:family="paragraph">
      <style:paragraph-properties fo:text-align="center" fo:margin-bottom="0in"/>
    </style:style>
    <style:style style:name="T2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38" style:family="table-cell">
      <style:table-cell-properties fo:border="0.0069in solid #000000" style:writing-mode="lr-tb" fo:padding-top="0in" fo:padding-left="0.0784in" fo:padding-bottom="0in" fo:padding-right="0.075in"/>
    </style:style>
    <style:style style:name="P239" style:parent-style-name="Обычный" style:family="paragraph">
      <style:paragraph-properties fo:text-align="center" fo:background-color="#FFFFFF"/>
    </style:style>
    <style:style style:name="T240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/>
    </style:style>
    <style:style style:name="T241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 fo:language="en" fo:country="US"/>
    </style:style>
    <style:style style:name="TableCell242" style:family="table-cell">
      <style:table-cell-properties fo:border="0.0069in solid #000000" style:writing-mode="lr-tb" fo:padding-top="0in" fo:padding-left="0.0784in" fo:padding-bottom="0in" fo:padding-right="0.075in"/>
    </style:style>
    <style:style style:name="P243" style:parent-style-name="Текст" style:family="paragraph">
      <style:paragraph-properties fo:text-align="justify" fo:margin-bottom="0in"/>
    </style:style>
    <style:style style:name="T2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5" style:parent-style-name="Текст" style:family="paragraph">
      <style:paragraph-properties fo:text-align="justify" fo:margin-bottom="0in"/>
    </style:style>
    <style:style style:name="T2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48" style:parent-style-name="Текст" style:family="paragraph">
      <style:paragraph-properties fo:text-align="justify" fo:margin-bottom="0in"/>
    </style:style>
    <style:style style:name="T2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50" style:parent-style-name="Текст" style:family="paragraph">
      <style:paragraph-properties fo:text-align="justify" fo:margin-bottom="0in"/>
    </style:style>
    <style:style style:name="T2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52" style:parent-style-name="Текст" style:family="paragraph">
      <style:paragraph-properties fo:text-align="justify" fo:margin-bottom="0in"/>
    </style:style>
    <style:style style:name="T2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Текст" style:family="paragraph">
      <style:paragraph-properties fo:text-align="justify" fo:margin-bottom="0in"/>
    </style:style>
    <style:style style:name="T2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57" style:parent-style-name="Текст" style:family="paragraph">
      <style:paragraph-properties fo:text-align="justify" fo:margin-bottom="0in"/>
    </style:style>
    <style:style style:name="T2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60" style:parent-style-name="Текст" style:family="paragraph">
      <style:paragraph-properties fo:text-align="justify" fo:margin-bottom="0in"/>
    </style:style>
    <style:style style:name="T2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62" style:parent-style-name="Текст" style:family="paragraph">
      <style:paragraph-properties fo:text-align="justify" fo:margin-bottom="0in"/>
    </style:style>
    <style:style style:name="T2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64" style:parent-style-name="Текст" style:family="paragraph">
      <style:paragraph-properties fo:text-align="justify" fo:margin-bottom="0in"/>
    </style:style>
    <style:style style:name="T2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266" style:family="table-row">
      <style:table-row-properties style:min-row-height="0.5722in" style:use-optimal-row-height="false" fo:keep-together="always"/>
    </style:style>
    <style:style style:name="TableCell267" style:family="table-cell">
      <style:table-cell-properties fo:border="0.0069in solid #000000" style:writing-mode="lr-tb" fo:padding-top="0in" fo:padding-left="0.0784in" fo:padding-bottom="0in" fo:padding-right="0.075in"/>
    </style:style>
    <style:style style:name="P268" style:parent-style-name="Текст" style:family="paragraph">
      <style:paragraph-properties fo:text-align="center" fo:margin-bottom="0in"/>
    </style:style>
    <style:style style:name="T2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70" style:family="table-cell">
      <style:table-cell-properties fo:border="0.0069in solid #000000" style:writing-mode="lr-tb" fo:padding-top="0in" fo:padding-left="0.0784in" fo:padding-bottom="0in" fo:padding-right="0.075in"/>
    </style:style>
    <style:style style:name="P271" style:parent-style-name="Текст" style:family="paragraph">
      <style:paragraph-properties fo:text-align="center" fo:margin-bottom="0in"/>
    </style:style>
    <style:style style:name="T2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4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275" style:family="table-cell">
      <style:table-cell-properties fo:border="0.0069in solid #000000" style:writing-mode="lr-tb" fo:padding-top="0in" fo:padding-left="0.0784in" fo:padding-bottom="0in" fo:padding-right="0.075in"/>
    </style:style>
    <style:style style:name="P276" style:parent-style-name="Текст" style:family="paragraph">
      <style:paragraph-properties fo:text-align="justify" fo:margin-bottom="0in"/>
    </style:style>
    <style:style style:name="T2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279" style:family="table-cell">
      <style:table-cell-properties fo:border="0.0069in solid #000000" style:writing-mode="lr-tb" fo:padding-top="0in" fo:padding-left="0.0784in" fo:padding-bottom="0in" fo:padding-right="0.075in"/>
    </style:style>
    <style:style style:name="P280" style:parent-style-name="Текст" style:family="paragraph">
      <style:paragraph-properties fo:text-align="justify" fo:margin-bottom="0in"/>
    </style:style>
    <style:style style:name="T2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Row283" style:family="table-row">
      <style:table-row-properties style:min-row-height="0.5722in" style:use-optimal-row-height="false" fo:keep-together="always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P285" style:parent-style-name="Текст" style:family="paragraph">
      <style:paragraph-properties fo:text-align="center" fo:margin-bottom="0in"/>
    </style:style>
    <style:style style:name="T2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P288" style:parent-style-name="Текст" style:family="paragraph">
      <style:paragraph-properties fo:text-align="center" fo:margin-bottom="0in"/>
    </style:style>
    <style:style style:name="T2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P291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292" style:family="table-cell">
      <style:table-cell-properties fo:border="0.0069in solid #000000" style:writing-mode="lr-tb" fo:padding-top="0in" fo:padding-left="0.0784in" fo:padding-bottom="0in" fo:padding-right="0.075in"/>
    </style:style>
    <style:style style:name="P293" style:parent-style-name="Текст" style:family="paragraph">
      <style:paragraph-properties fo:text-align="justify" fo:margin-bottom="0in"/>
    </style:style>
    <style:style style:name="T2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95" style:parent-style-name="Текст" style:family="paragraph">
      <style:paragraph-properties fo:text-align="justify" fo:margin-bottom="0in"/>
    </style:style>
    <style:style style:name="T2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98" style:parent-style-name="Текст" style:family="paragraph">
      <style:paragraph-properties fo:text-align="justify" fo:margin-bottom="0in"/>
    </style:style>
    <style:style style:name="T2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0" style:parent-style-name="Текст" style:family="paragraph">
      <style:paragraph-properties fo:text-align="justify" fo:margin-bottom="0in"/>
    </style:style>
    <style:style style:name="T3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2" style:parent-style-name="Текст" style:family="paragraph">
      <style:paragraph-properties fo:text-align="justify" fo:margin-bottom="0in"/>
    </style:style>
    <style:style style:name="T3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04" style:family="table-cell">
      <style:table-cell-properties fo:border="0.0069in solid #000000" style:writing-mode="lr-tb" fo:padding-top="0in" fo:padding-left="0.0784in" fo:padding-bottom="0in" fo:padding-right="0.075in"/>
    </style:style>
    <style:style style:name="P305" style:parent-style-name="Текст" style:family="paragraph">
      <style:paragraph-properties fo:text-align="justify" fo:margin-bottom="0in"/>
    </style:style>
    <style:style style:name="T3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7" style:parent-style-name="Текст" style:family="paragraph">
      <style:paragraph-properties fo:text-align="justify" fo:margin-bottom="0in"/>
    </style:style>
    <style:style style:name="T3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10" style:parent-style-name="Текст" style:family="paragraph">
      <style:paragraph-properties fo:text-align="justify" fo:margin-bottom="0in"/>
    </style:style>
    <style:style style:name="T3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2" style:parent-style-name="Текст" style:family="paragraph">
      <style:paragraph-properties fo:text-align="justify" fo:margin-bottom="0in"/>
    </style:style>
    <style:style style:name="T31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4" style:parent-style-name="Текст" style:family="paragraph">
      <style:paragraph-properties fo:text-align="justify" fo:margin-bottom="0in"/>
    </style:style>
    <style:style style:name="T3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316" style:family="table-row">
      <style:table-row-properties style:min-row-height="0.4576in" style:use-optimal-row-height="false" fo:keep-together="always"/>
    </style:style>
    <style:style style:name="TableCell317" style:family="table-cell">
      <style:table-cell-properties fo:border="0.0069in solid #000000" style:writing-mode="lr-tb" fo:padding-top="0in" fo:padding-left="0.0784in" fo:padding-bottom="0in" fo:padding-right="0.075in"/>
    </style:style>
    <style:style style:name="P318" style:parent-style-name="Текст" style:family="paragraph">
      <style:paragraph-properties fo:text-align="center" fo:margin-bottom="0in"/>
    </style:style>
    <style:style style:name="T3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20" style:family="table-cell">
      <style:table-cell-properties fo:border="0.0069in solid #000000" style:writing-mode="lr-tb" fo:padding-top="0in" fo:padding-left="0.0784in" fo:padding-bottom="0in" fo:padding-right="0.075in"/>
    </style:style>
    <style:style style:name="P321" style:parent-style-name="Текст" style:family="paragraph">
      <style:paragraph-properties fo:text-align="center" fo:margin-bottom="0in"/>
    </style:style>
    <style:style style:name="T32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23" style:family="table-cell">
      <style:table-cell-properties fo:border="0.0069in solid #000000" style:writing-mode="lr-tb" fo:padding-top="0in" fo:padding-left="0.0784in" fo:padding-bottom="0in" fo:padding-right="0.075in"/>
    </style:style>
    <style:style style:name="P324" style:parent-style-name="Обычный" style:family="paragraph">
      <style:paragraph-properties fo:text-align="center" fo:background-color="#FFFFFF"/>
    </style:style>
    <style:style style:name="T325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/>
    </style:style>
    <style:style style:name="T326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 fo:language="en" fo:country="US"/>
    </style:style>
    <style:style style:name="TableCell327" style:family="table-cell">
      <style:table-cell-properties fo:border="0.0069in solid #000000" style:writing-mode="lr-tb" fo:padding-top="0in" fo:padding-left="0.0784in" fo:padding-bottom="0in" fo:padding-right="0.075in"/>
    </style:style>
    <style:style style:name="P328" style:parent-style-name="Текст" style:family="paragraph">
      <style:paragraph-properties fo:text-align="justify" fo:margin-bottom="0in"/>
    </style:style>
    <style:style style:name="T3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30" style:parent-style-name="Текст" style:family="paragraph">
      <style:paragraph-properties fo:text-align="justify" fo:margin-bottom="0in"/>
    </style:style>
    <style:style style:name="T3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333" style:family="table-cell">
      <style:table-cell-properties fo:border="0.0069in solid #000000" style:writing-mode="lr-tb" fo:padding-top="0in" fo:padding-left="0.0784in" fo:padding-bottom="0in" fo:padding-right="0.075in"/>
    </style:style>
    <style:style style:name="P334" style:parent-style-name="Текст" style:family="paragraph">
      <style:paragraph-properties fo:text-align="justify" fo:margin-bottom="0in"/>
    </style:style>
    <style:style style:name="T3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36" style:parent-style-name="Текст" style:family="paragraph">
      <style:paragraph-properties fo:text-align="justify" fo:margin-bottom="0in"/>
    </style:style>
    <style:style style:name="T3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Row339" style:family="table-row">
      <style:table-row-properties style:min-row-height="0.5722in" style:use-optimal-row-height="false" fo:keep-together="always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P341" style:parent-style-name="Текст" style:family="paragraph">
      <style:paragraph-properties fo:text-align="center" fo:margin-bottom="0in"/>
    </style:style>
    <style:style style:name="T3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43" style:family="table-cell">
      <style:table-cell-properties fo:border="0.0069in solid #000000" style:writing-mode="lr-tb" fo:padding-top="0in" fo:padding-left="0.0784in" fo:padding-bottom="0in" fo:padding-right="0.075in"/>
    </style:style>
    <style:style style:name="P344" style:parent-style-name="Текст" style:family="paragraph">
      <style:paragraph-properties fo:text-align="center" fo:margin-bottom="0in"/>
    </style:style>
    <style:style style:name="T3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46" style:family="table-cell">
      <style:table-cell-properties fo:border="0.0069in solid #000000" style:writing-mode="lr-tb" fo:padding-top="0in" fo:padding-left="0.0784in" fo:padding-bottom="0in" fo:padding-right="0.075in"/>
    </style:style>
    <style:style style:name="P347" style:parent-style-name="Обычный" style:family="paragraph">
      <style:paragraph-properties fo:text-align="center" fo:background-color="#FFFFFF"/>
    </style:style>
    <style:style style:name="T348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 fo:language="en" fo:country="US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Текст" style:family="paragraph">
      <style:paragraph-properties fo:text-align="justify" fo:margin-bottom="0in"/>
    </style:style>
    <style:style style:name="T3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52" style:parent-style-name="Текст" style:family="paragraph">
      <style:paragraph-properties fo:text-align="justify" fo:margin-bottom="0in"/>
    </style:style>
    <style:style style:name="T3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355" style:family="table-cell">
      <style:table-cell-properties fo:border="0.0069in solid #000000" style:writing-mode="lr-tb" fo:padding-top="0in" fo:padding-left="0.0784in" fo:padding-bottom="0in" fo:padding-right="0.075in"/>
    </style:style>
    <style:style style:name="P356" style:parent-style-name="Текст" style:family="paragraph">
      <style:paragraph-properties fo:text-align="justify" fo:margin-bottom="0in"/>
    </style:style>
    <style:style style:name="T3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58" style:parent-style-name="Текст" style:family="paragraph">
      <style:paragraph-properties fo:text-align="justify" fo:margin-bottom="0in"/>
    </style:style>
    <style:style style:name="T3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Row361" style:family="table-row">
      <style:table-row-properties style:min-row-height="0.4236in" style:use-optimal-row-height="false" fo:keep-together="always"/>
    </style:style>
    <style:style style:name="TableCell362" style:family="table-cell">
      <style:table-cell-properties fo:border="0.0069in solid #000000" style:writing-mode="lr-tb" fo:padding-top="0in" fo:padding-left="0.0784in" fo:padding-bottom="0in" fo:padding-right="0.075in"/>
    </style:style>
    <style:style style:name="P363" style:parent-style-name="Текст" style:family="paragraph">
      <style:paragraph-properties fo:text-align="center" fo:margin-bottom="0in"/>
    </style:style>
    <style:style style:name="T3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65" style:family="table-cell">
      <style:table-cell-properties fo:border="0.0069in solid #000000" style:writing-mode="lr-tb" fo:padding-top="0in" fo:padding-left="0.0784in" fo:padding-bottom="0in" fo:padding-right="0.075in"/>
    </style:style>
    <style:style style:name="P366" style:parent-style-name="Текст" style:family="paragraph">
      <style:paragraph-properties fo:text-align="center" fo:margin-bottom="0in"/>
    </style:style>
    <style:style style:name="T3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68" style:family="table-cell">
      <style:table-cell-properties fo:border="0.0069in solid #000000" style:writing-mode="lr-tb" fo:padding-top="0in" fo:padding-left="0.0784in" fo:padding-bottom="0in" fo:padding-right="0.075in"/>
    </style:style>
    <style:style style:name="P369" style:parent-style-name="Обычный" style:family="paragraph">
      <style:paragraph-properties fo:text-align="center" fo:background-color="#FFFFFF"/>
    </style:style>
    <style:style style:name="T370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 fo:language="en" fo:country="US"/>
    </style:style>
    <style:style style:name="TableCell371" style:family="table-cell">
      <style:table-cell-properties fo:border="0.0069in solid #000000" style:writing-mode="lr-tb" fo:padding-top="0in" fo:padding-left="0.0784in" fo:padding-bottom="0in" fo:padding-right="0.075in"/>
    </style:style>
    <style:style style:name="P372" style:parent-style-name="Текст" style:family="paragraph">
      <style:paragraph-properties fo:text-align="justify" fo:margin-bottom="0in"/>
    </style:style>
    <style:style style:name="T37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74" style:parent-style-name="Текст" style:family="paragraph">
      <style:paragraph-properties fo:text-align="justify" fo:margin-bottom="0in"/>
    </style:style>
    <style:style style:name="T3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377" style:family="table-cell">
      <style:table-cell-properties fo:border="0.0069in solid #000000" style:writing-mode="lr-tb" fo:padding-top="0in" fo:padding-left="0.0784in" fo:padding-bottom="0in" fo:padding-right="0.075in"/>
    </style:style>
    <style:style style:name="P378" style:parent-style-name="Текст" style:family="paragraph">
      <style:paragraph-properties fo:text-align="justify" fo:margin-bottom="0in"/>
    </style:style>
    <style:style style:name="T3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80" style:parent-style-name="Текст" style:family="paragraph">
      <style:paragraph-properties fo:text-align="justify" fo:margin-bottom="0in"/>
    </style:style>
    <style:style style:name="T3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Row385" style:family="table-row">
      <style:table-row-properties style:min-row-height="0.5722in" style:use-optimal-row-height="false" fo:keep-together="always"/>
    </style:style>
    <style:style style:name="TableCell386" style:family="table-cell">
      <style:table-cell-properties fo:border="0.0069in solid #000000" style:writing-mode="lr-tb" fo:padding-top="0in" fo:padding-left="0.0784in" fo:padding-bottom="0in" fo:padding-right="0.075in"/>
    </style:style>
    <style:style style:name="P387" style:parent-style-name="Текст" style:family="paragraph">
      <style:paragraph-properties fo:text-align="center" fo:margin-bottom="0in"/>
    </style:style>
    <style:style style:name="T3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89" style:family="table-cell">
      <style:table-cell-properties fo:border="0.0069in solid #000000" style:writing-mode="lr-tb" fo:padding-top="0in" fo:padding-left="0.0784in" fo:padding-bottom="0in" fo:padding-right="0.075in"/>
    </style:style>
    <style:style style:name="P390" style:parent-style-name="Текст" style:family="paragraph">
      <style:paragraph-properties fo:text-align="center" fo:margin-bottom="0in"/>
    </style:style>
    <style:style style:name="T3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92" style:family="table-cell">
      <style:table-cell-properties fo:border="0.0069in solid #000000" style:writing-mode="lr-tb" fo:padding-top="0in" fo:padding-left="0.0784in" fo:padding-bottom="0in" fo:padding-right="0.075in"/>
    </style:style>
    <style:style style:name="P393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394" style:family="table-cell">
      <style:table-cell-properties fo:border="0.0069in solid #000000" style:writing-mode="lr-tb" fo:padding-top="0in" fo:padding-left="0.0784in" fo:padding-bottom="0in" fo:padding-right="0.075in"/>
    </style:style>
    <style:style style:name="P395" style:parent-style-name="Текст" style:family="paragraph">
      <style:paragraph-properties fo:text-align="justify" fo:margin-bottom="0in"/>
    </style:style>
    <style:style style:name="T3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97" style:parent-style-name="Текст" style:family="paragraph">
      <style:paragraph-properties fo:text-align="justify" fo:margin-bottom="0in"/>
    </style:style>
    <style:style style:name="T39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99" style:family="table-cell">
      <style:table-cell-properties fo:border="0.0069in solid #000000" style:writing-mode="lr-tb" fo:padding-top="0in" fo:padding-left="0.0784in" fo:padding-bottom="0in" fo:padding-right="0.075in"/>
    </style:style>
    <style:style style:name="P400" style:parent-style-name="Текст" style:family="paragraph">
      <style:paragraph-properties fo:text-align="justify" fo:margin-bottom="0in"/>
    </style:style>
    <style:style style:name="T4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02" style:parent-style-name="Текст" style:family="paragraph">
      <style:paragraph-properties fo:text-align="justify" fo:margin-bottom="0in"/>
    </style:style>
    <style:style style:name="T4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404" style:family="table-row">
      <style:table-row-properties style:min-row-height="0.4069in" style:use-optimal-row-height="false" fo:keep-together="always"/>
    </style:style>
    <style:style style:name="TableCell405" style:family="table-cell">
      <style:table-cell-properties fo:border="0.0069in solid #000000" style:writing-mode="lr-tb" fo:padding-top="0in" fo:padding-left="0.0784in" fo:padding-bottom="0in" fo:padding-right="0.075in"/>
    </style:style>
    <style:style style:name="P406" style:parent-style-name="Текст" style:family="paragraph">
      <style:paragraph-properties fo:text-align="center" fo:margin-bottom="0in"/>
    </style:style>
    <style:style style:name="T4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08" style:family="table-cell">
      <style:table-cell-properties fo:border="0.0069in solid #000000" style:writing-mode="lr-tb" fo:padding-top="0in" fo:padding-left="0.0784in" fo:padding-bottom="0in" fo:padding-right="0.075in"/>
    </style:style>
    <style:style style:name="P409" style:parent-style-name="Текст" style:family="paragraph">
      <style:paragraph-properties fo:text-align="center" fo:margin-bottom="0in"/>
    </style:style>
    <style:style style:name="T4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11" style:family="table-cell">
      <style:table-cell-properties fo:border="0.0069in solid #000000" style:writing-mode="lr-tb" fo:padding-top="0in" fo:padding-left="0.0784in" fo:padding-bottom="0in" fo:padding-right="0.075in"/>
    </style:style>
    <style:style style:name="P412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413" style:family="table-cell">
      <style:table-cell-properties fo:border="0.0069in solid #000000" style:writing-mode="lr-tb" fo:padding-top="0in" fo:padding-left="0.0784in" fo:padding-bottom="0in" fo:padding-right="0.075in"/>
    </style:style>
    <style:style style:name="P414" style:parent-style-name="Текст" style:family="paragraph">
      <style:paragraph-properties fo:text-align="justify" fo:margin-bottom="0in"/>
    </style:style>
    <style:style style:name="T4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17" style:parent-style-name="Текст" style:family="paragraph">
      <style:paragraph-properties fo:text-align="justify" fo:margin-bottom="0in"/>
    </style:style>
    <style:style style:name="T4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19" style:family="table-cell">
      <style:table-cell-properties fo:border="0.0069in solid #000000" style:writing-mode="lr-tb" fo:padding-top="0in" fo:padding-left="0.0784in" fo:padding-bottom="0in" fo:padding-right="0.075in"/>
    </style:style>
    <style:style style:name="P420" style:parent-style-name="Текст" style:family="paragraph">
      <style:paragraph-properties fo:text-align="justify" fo:margin-bottom="0in"/>
    </style:style>
    <style:style style:name="T4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22" style:parent-style-name="Текст" style:family="paragraph">
      <style:paragraph-properties fo:text-align="justify" fo:margin-bottom="0in"/>
    </style:style>
    <style:style style:name="T4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424" style:family="table-row">
      <style:table-row-properties style:min-row-height="0.2986in" style:use-optimal-row-height="false" fo:keep-together="always"/>
    </style:style>
    <style:style style:name="TableCell425" style:family="table-cell">
      <style:table-cell-properties fo:border="0.0069in solid #000000" style:writing-mode="lr-tb" fo:padding-top="0in" fo:padding-left="0.0784in" fo:padding-bottom="0in" fo:padding-right="0.075in"/>
    </style:style>
    <style:style style:name="P426" style:parent-style-name="Текст" style:family="paragraph">
      <style:paragraph-properties fo:text-align="center" fo:margin-bottom="0in"/>
    </style:style>
    <style:style style:name="T4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28" style:family="table-cell">
      <style:table-cell-properties fo:border="0.0069in solid #000000" style:writing-mode="lr-tb" fo:padding-top="0in" fo:padding-left="0.0784in" fo:padding-bottom="0in" fo:padding-right="0.075in"/>
    </style:style>
    <style:style style:name="P429" style:parent-style-name="Текст" style:family="paragraph">
      <style:paragraph-properties fo:text-align="center" fo:margin-bottom="0in"/>
    </style:style>
    <style:style style:name="T4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31" style:family="table-cell">
      <style:table-cell-properties fo:border="0.0069in solid #000000" style:writing-mode="lr-tb" fo:padding-top="0in" fo:padding-left="0.0784in" fo:padding-bottom="0in" fo:padding-right="0.075in"/>
    </style:style>
    <style:style style:name="P432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433" style:family="table-cell">
      <style:table-cell-properties fo:border="0.0069in solid #000000" style:writing-mode="lr-tb" fo:padding-top="0in" fo:padding-left="0.0784in" fo:padding-bottom="0in" fo:padding-right="0.075in"/>
    </style:style>
    <style:style style:name="P434" style:parent-style-name="Текст" style:family="paragraph">
      <style:paragraph-properties fo:text-align="justify" fo:margin-bottom="0in"/>
    </style:style>
    <style:style style:name="T4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38" style:parent-style-name="Текст" style:family="paragraph">
      <style:paragraph-properties fo:text-align="justify" fo:margin-bottom="0in"/>
    </style:style>
    <style:style style:name="T4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40" style:family="table-cell">
      <style:table-cell-properties fo:border="0.0069in solid #000000" style:writing-mode="lr-tb" fo:padding-top="0in" fo:padding-left="0.0784in" fo:padding-bottom="0in" fo:padding-right="0.075in"/>
    </style:style>
    <style:style style:name="P441" style:parent-style-name="Текст" style:family="paragraph">
      <style:paragraph-properties fo:text-align="justify" fo:margin-bottom="0in"/>
    </style:style>
    <style:style style:name="T4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43" style:parent-style-name="Текст" style:family="paragraph">
      <style:paragraph-properties fo:text-align="justify" fo:margin-bottom="0in"/>
    </style:style>
    <style:style style:name="T4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445" style:family="table-row">
      <style:table-row-properties style:min-row-height="0.5722in" style:use-optimal-row-height="false" fo:keep-together="always"/>
    </style:style>
    <style:style style:name="TableCell446" style:family="table-cell">
      <style:table-cell-properties fo:border="0.0069in solid #000000" style:writing-mode="lr-tb" fo:padding-top="0in" fo:padding-left="0.0784in" fo:padding-bottom="0in" fo:padding-right="0.075in"/>
    </style:style>
    <style:style style:name="P447" style:parent-style-name="Текст" style:family="paragraph">
      <style:paragraph-properties fo:text-align="center" fo:margin-bottom="0in"/>
    </style:style>
    <style:style style:name="T4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49" style:family="table-cell">
      <style:table-cell-properties fo:border="0.0069in solid #000000" style:writing-mode="lr-tb" fo:padding-top="0in" fo:padding-left="0.0784in" fo:padding-bottom="0in" fo:padding-right="0.075in"/>
    </style:style>
    <style:style style:name="P450" style:parent-style-name="Текст" style:family="paragraph">
      <style:paragraph-properties fo:text-align="center" fo:margin-bottom="0in"/>
    </style:style>
    <style:style style:name="T4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52" style:family="table-cell">
      <style:table-cell-properties fo:border="0.0069in solid #000000" style:writing-mode="lr-tb" fo:padding-top="0in" fo:padding-left="0.0784in" fo:padding-bottom="0in" fo:padding-right="0.075in"/>
    </style:style>
    <style:style style:name="P453" style:parent-style-name="Обычный" style:family="paragraph">
      <style:paragraph-properties fo:text-align="center" fo:background-color="#FFFFFF"/>
    </style:style>
    <style:style style:name="T454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 fo:language="en" fo:country="US"/>
    </style:style>
    <style:style style:name="TableCell455" style:family="table-cell">
      <style:table-cell-properties fo:border="0.0069in solid #000000" style:writing-mode="lr-tb" fo:padding-top="0in" fo:padding-left="0.0784in" fo:padding-bottom="0in" fo:padding-right="0.075in"/>
    </style:style>
    <style:style style:name="P456" style:parent-style-name="Текст" style:family="paragraph">
      <style:paragraph-properties fo:text-align="justify" fo:margin-bottom="0in"/>
    </style:style>
    <style:style style:name="T4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58" style:family="table-cell">
      <style:table-cell-properties fo:border="0.0069in solid #000000" style:writing-mode="lr-tb" fo:padding-top="0in" fo:padding-left="0.0784in" fo:padding-bottom="0in" fo:padding-right="0.075in"/>
    </style:style>
    <style:style style:name="P459" style:parent-style-name="Текст" style:family="paragraph">
      <style:paragraph-properties fo:text-align="justify" fo:margin-bottom="0in"/>
    </style:style>
    <style:style style:name="T4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461" style:family="table-row">
      <style:table-row-properties style:min-row-height="0.4236in" style:use-optimal-row-height="false" fo:keep-together="always"/>
    </style:style>
    <style:style style:name="TableCell462" style:family="table-cell">
      <style:table-cell-properties fo:border="0.0069in solid #000000" style:writing-mode="lr-tb" fo:padding-top="0in" fo:padding-left="0.0784in" fo:padding-bottom="0in" fo:padding-right="0.075in"/>
    </style:style>
    <style:style style:name="P463" style:parent-style-name="Текст" style:family="paragraph">
      <style:paragraph-properties fo:text-align="center" fo:margin-bottom="0in"/>
    </style:style>
    <style:style style:name="T4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65" style:family="table-cell">
      <style:table-cell-properties fo:border="0.0069in solid #000000" style:writing-mode="lr-tb" fo:padding-top="0in" fo:padding-left="0.0784in" fo:padding-bottom="0in" fo:padding-right="0.075in"/>
    </style:style>
    <style:style style:name="P466" style:parent-style-name="Текст" style:family="paragraph">
      <style:paragraph-properties fo:text-align="center" fo:margin-bottom="0in"/>
    </style:style>
    <style:style style:name="T4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68" style:family="table-cell">
      <style:table-cell-properties fo:border="0.0069in solid #000000" style:writing-mode="lr-tb" fo:padding-top="0in" fo:padding-left="0.0784in" fo:padding-bottom="0in" fo:padding-right="0.075in"/>
    </style:style>
    <style:style style:name="P469" style:parent-style-name="Обычный" style:family="paragraph">
      <style:paragraph-properties fo:text-align="center" fo:background-color="#FFFFFF"/>
    </style:style>
    <style:style style:name="T470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 fo:language="en" fo:country="US"/>
    </style:style>
    <style:style style:name="TableCell471" style:family="table-cell">
      <style:table-cell-properties fo:border="0.0069in solid #000000" style:writing-mode="lr-tb" fo:padding-top="0in" fo:padding-left="0.0784in" fo:padding-bottom="0in" fo:padding-right="0.075in"/>
    </style:style>
    <style:style style:name="P472" style:parent-style-name="Текст" style:family="paragraph">
      <style:paragraph-properties fo:text-align="justify" fo:margin-bottom="0in"/>
    </style:style>
    <style:style style:name="T47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74" style:parent-style-name="Текст" style:family="paragraph">
      <style:paragraph-properties fo:text-align="justify" fo:margin-bottom="0in"/>
    </style:style>
    <style:style style:name="T4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76" style:family="table-cell">
      <style:table-cell-properties fo:border="0.0069in solid #000000" style:writing-mode="lr-tb" fo:padding-top="0in" fo:padding-left="0.0784in" fo:padding-bottom="0in" fo:padding-right="0.075in"/>
    </style:style>
    <style:style style:name="P477" style:parent-style-name="Текст" style:family="paragraph">
      <style:paragraph-properties fo:text-align="justify" fo:margin-bottom="0in"/>
    </style:style>
    <style:style style:name="T4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79" style:parent-style-name="Текст" style:family="paragraph">
      <style:paragraph-properties fo:text-align="justify" fo:margin-bottom="0in"/>
    </style:style>
    <style:style style:name="T48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481" style:family="table-row">
      <style:table-row-properties style:min-row-height="0.5722in" style:use-optimal-row-height="false" fo:keep-together="always"/>
    </style:style>
    <style:style style:name="TableCell482" style:family="table-cell">
      <style:table-cell-properties fo:border="0.0069in solid #000000" style:writing-mode="lr-tb" fo:padding-top="0in" fo:padding-left="0.0784in" fo:padding-bottom="0in" fo:padding-right="0.075in"/>
    </style:style>
    <style:style style:name="P483" style:parent-style-name="Текст" style:family="paragraph">
      <style:paragraph-properties fo:text-align="center" fo:margin-bottom="0in"/>
    </style:style>
    <style:style style:name="T4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85" style:family="table-cell">
      <style:table-cell-properties fo:border="0.0069in solid #000000" style:writing-mode="lr-tb" fo:padding-top="0in" fo:padding-left="0.0784in" fo:padding-bottom="0in" fo:padding-right="0.075in"/>
    </style:style>
    <style:style style:name="P486" style:parent-style-name="Текст" style:family="paragraph">
      <style:paragraph-properties fo:text-align="center" fo:margin-bottom="0in"/>
    </style:style>
    <style:style style:name="T4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88" style:family="table-cell">
      <style:table-cell-properties fo:border="0.0069in solid #000000" style:writing-mode="lr-tb" fo:padding-top="0in" fo:padding-left="0.0784in" fo:padding-bottom="0in" fo:padding-right="0.075in"/>
    </style:style>
    <style:style style:name="P489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490" style:family="table-cell">
      <style:table-cell-properties fo:border="0.0069in solid #000000" style:writing-mode="lr-tb" fo:padding-top="0in" fo:padding-left="0.0784in" fo:padding-bottom="0in" fo:padding-right="0.075in"/>
    </style:style>
    <style:style style:name="P491" style:parent-style-name="Текст" style:family="paragraph">
      <style:paragraph-properties fo:text-align="justify" fo:margin-bottom="0in"/>
    </style:style>
    <style:style style:name="T4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93" style:family="table-cell">
      <style:table-cell-properties fo:border="0.0069in solid #000000" style:writing-mode="lr-tb" fo:padding-top="0in" fo:padding-left="0.0784in" fo:padding-bottom="0in" fo:padding-right="0.075in"/>
    </style:style>
    <style:style style:name="P494" style:parent-style-name="Текст" style:family="paragraph">
      <style:paragraph-properties fo:text-align="justify" fo:margin-bottom="0in"/>
    </style:style>
    <style:style style:name="T4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496" style:family="table-row">
      <style:table-row-properties style:min-row-height="0.5722in" style:use-optimal-row-height="false" fo:keep-together="always"/>
    </style:style>
    <style:style style:name="TableCell497" style:family="table-cell">
      <style:table-cell-properties fo:border="0.0069in solid #000000" style:writing-mode="lr-tb" fo:padding-top="0in" fo:padding-left="0.0784in" fo:padding-bottom="0in" fo:padding-right="0.075in"/>
    </style:style>
    <style:style style:name="P498" style:parent-style-name="Текст" style:family="paragraph">
      <style:paragraph-properties fo:text-align="center" fo:margin-bottom="0in"/>
    </style:style>
    <style:style style:name="T4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00" style:family="table-cell">
      <style:table-cell-properties fo:border="0.0069in solid #000000" style:writing-mode="lr-tb" fo:padding-top="0in" fo:padding-left="0.0784in" fo:padding-bottom="0in" fo:padding-right="0.075in"/>
    </style:style>
    <style:style style:name="P501" style:parent-style-name="Текст" style:family="paragraph">
      <style:paragraph-properties fo:text-align="center" fo:margin-bottom="0in"/>
    </style:style>
    <style:style style:name="T5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03" style:family="table-cell">
      <style:table-cell-properties fo:border="0.0069in solid #000000" style:writing-mode="lr-tb" fo:padding-top="0in" fo:padding-left="0.0784in" fo:padding-bottom="0in" fo:padding-right="0.075in"/>
    </style:style>
    <style:style style:name="P504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505" style:family="table-cell">
      <style:table-cell-properties fo:border="0.0069in solid #000000" style:writing-mode="lr-tb" fo:padding-top="0in" fo:padding-left="0.0784in" fo:padding-bottom="0in" fo:padding-right="0.075in"/>
    </style:style>
    <style:style style:name="P506" style:parent-style-name="Текст" style:family="paragraph">
      <style:paragraph-properties fo:text-align="justify" fo:margin-bottom="0in"/>
    </style:style>
    <style:style style:name="T5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08" style:parent-style-name="Текст" style:family="paragraph">
      <style:paragraph-properties fo:text-align="justify" fo:margin-bottom="0in"/>
    </style:style>
    <style:style style:name="T5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10" style:family="table-cell">
      <style:table-cell-properties fo:border="0.0069in solid #000000" style:writing-mode="lr-tb" fo:padding-top="0in" fo:padding-left="0.0784in" fo:padding-bottom="0in" fo:padding-right="0.075in"/>
    </style:style>
    <style:style style:name="P511" style:parent-style-name="Текст" style:family="paragraph">
      <style:paragraph-properties fo:text-align="justify" fo:margin-bottom="0in"/>
    </style:style>
    <style:style style:name="T5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13" style:parent-style-name="Текст" style:family="paragraph">
      <style:paragraph-properties fo:text-align="justify" fo:margin-bottom="0in"/>
    </style:style>
    <style:style style:name="T5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515" style:family="table-row">
      <style:table-row-properties style:min-row-height="0.2402in" style:use-optimal-row-height="false" fo:keep-together="always"/>
    </style:style>
    <style:style style:name="TableCell516" style:family="table-cell">
      <style:table-cell-properties fo:border="0.0069in solid #000000" style:writing-mode="lr-tb" fo:padding-top="0in" fo:padding-left="0.0784in" fo:padding-bottom="0in" fo:padding-right="0.075in"/>
    </style:style>
    <style:style style:name="P517" style:parent-style-name="Текст" style:family="paragraph">
      <style:paragraph-properties fo:text-align="center" fo:margin-bottom="0in"/>
    </style:style>
    <style:style style:name="T5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19" style:family="table-cell">
      <style:table-cell-properties fo:border="0.0069in solid #000000" style:writing-mode="lr-tb" fo:padding-top="0in" fo:padding-left="0.0784in" fo:padding-bottom="0in" fo:padding-right="0.075in"/>
    </style:style>
    <style:style style:name="P520" style:parent-style-name="Текст" style:family="paragraph">
      <style:paragraph-properties fo:text-align="center" fo:margin-bottom="0in"/>
    </style:style>
    <style:style style:name="T5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22" style:family="table-cell">
      <style:table-cell-properties fo:border="0.0069in solid #000000" style:writing-mode="lr-tb" fo:padding-top="0in" fo:padding-left="0.0784in" fo:padding-bottom="0in" fo:padding-right="0.075in"/>
    </style:style>
    <style:style style:name="P523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524" style:family="table-cell">
      <style:table-cell-properties fo:border="0.0069in solid #000000" style:writing-mode="lr-tb" fo:padding-top="0in" fo:padding-left="0.0784in" fo:padding-bottom="0in" fo:padding-right="0.075in"/>
    </style:style>
    <style:style style:name="P525" style:parent-style-name="Текст" style:family="paragraph">
      <style:paragraph-properties fo:text-align="justify" fo:margin-bottom="0in"/>
    </style:style>
    <style:style style:name="T5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27" style:parent-style-name="Текст" style:family="paragraph">
      <style:paragraph-properties fo:text-align="justify" fo:margin-bottom="0in"/>
    </style:style>
    <style:style style:name="T5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29" style:family="table-cell">
      <style:table-cell-properties fo:border="0.0069in solid #000000" style:writing-mode="lr-tb" fo:padding-top="0in" fo:padding-left="0.0784in" fo:padding-bottom="0in" fo:padding-right="0.075in"/>
    </style:style>
    <style:style style:name="P530" style:parent-style-name="Текст" style:family="paragraph">
      <style:paragraph-properties fo:text-align="justify" fo:margin-bottom="0in"/>
    </style:style>
    <style:style style:name="T5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2" style:parent-style-name="Текст" style:family="paragraph">
      <style:paragraph-properties fo:text-align="justify" fo:margin-bottom="0in"/>
    </style:style>
    <style:style style:name="T5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534" style:family="table-row">
      <style:table-row-properties style:min-row-height="0.5722in" style:use-optimal-row-height="false" fo:keep-together="always"/>
    </style:style>
    <style:style style:name="TableCell535" style:family="table-cell">
      <style:table-cell-properties fo:border="0.0069in solid #000000" style:writing-mode="lr-tb" fo:padding-top="0in" fo:padding-left="0.0784in" fo:padding-bottom="0in" fo:padding-right="0.075in"/>
    </style:style>
    <style:style style:name="P536" style:parent-style-name="Текст" style:family="paragraph">
      <style:paragraph-properties fo:text-align="center" fo:margin-bottom="0in"/>
    </style:style>
    <style:style style:name="T5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38" style:family="table-cell">
      <style:table-cell-properties fo:border="0.0069in solid #000000" style:writing-mode="lr-tb" fo:padding-top="0in" fo:padding-left="0.0784in" fo:padding-bottom="0in" fo:padding-right="0.075in"/>
    </style:style>
    <style:style style:name="P539" style:parent-style-name="Текст" style:family="paragraph">
      <style:paragraph-properties fo:text-align="center" fo:margin-bottom="0in"/>
    </style:style>
    <style:style style:name="T5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41" style:family="table-cell">
      <style:table-cell-properties fo:border="0.0069in solid #000000" style:writing-mode="lr-tb" fo:padding-top="0in" fo:padding-left="0.0784in" fo:padding-bottom="0in" fo:padding-right="0.075in"/>
    </style:style>
    <style:style style:name="P542" style:parent-style-name="Обычный" style:family="paragraph">
      <style:paragraph-properties fo:text-align="center" fo:background-color="#FFFFFF"/>
    </style:style>
    <style:style style:name="T543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 fo:language="en" fo:country="US"/>
    </style:style>
    <style:style style:name="TableCell544" style:family="table-cell">
      <style:table-cell-properties fo:border="0.0069in solid #000000" style:writing-mode="lr-tb" fo:padding-top="0in" fo:padding-left="0.0784in" fo:padding-bottom="0in" fo:padding-right="0.075in"/>
    </style:style>
    <style:style style:name="P545" style:parent-style-name="Текст" style:family="paragraph">
      <style:paragraph-properties fo:text-align="justify" fo:margin-bottom="0in"/>
    </style:style>
    <style:style style:name="T5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47" style:parent-style-name="Текст" style:family="paragraph">
      <style:paragraph-properties fo:text-align="justify" fo:margin-bottom="0in"/>
    </style:style>
    <style:style style:name="T5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49" style:family="table-cell">
      <style:table-cell-properties fo:border="0.0069in solid #000000" style:writing-mode="lr-tb" fo:padding-top="0in" fo:padding-left="0.0784in" fo:padding-bottom="0in" fo:padding-right="0.075in"/>
    </style:style>
    <style:style style:name="P550" style:parent-style-name="Текст" style:family="paragraph">
      <style:paragraph-properties fo:text-align="justify" fo:margin-bottom="0in"/>
    </style:style>
    <style:style style:name="T5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52" style:parent-style-name="Текст" style:family="paragraph">
      <style:paragraph-properties fo:text-align="justify" fo:margin-bottom="0in"/>
    </style:style>
    <style:style style:name="T5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554" style:family="table-row">
      <style:table-row-properties style:min-row-height="0.5722in" style:use-optimal-row-height="false" fo:keep-together="always"/>
    </style:style>
    <style:style style:name="TableCell555" style:family="table-cell">
      <style:table-cell-properties fo:border="0.0069in solid #000000" style:writing-mode="lr-tb" fo:padding-top="0in" fo:padding-left="0.0784in" fo:padding-bottom="0in" fo:padding-right="0.075in"/>
    </style:style>
    <style:style style:name="P556" style:parent-style-name="Текст" style:family="paragraph">
      <style:paragraph-properties fo:text-align="center" fo:margin-bottom="0in"/>
    </style:style>
    <style:style style:name="T5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58" style:family="table-cell">
      <style:table-cell-properties fo:border="0.0069in solid #000000" style:writing-mode="lr-tb" fo:padding-top="0in" fo:padding-left="0.0784in" fo:padding-bottom="0in" fo:padding-right="0.075in"/>
    </style:style>
    <style:style style:name="P559" style:parent-style-name="Текст" style:family="paragraph">
      <style:paragraph-properties fo:text-align="center" fo:margin-bottom="0in"/>
    </style:style>
    <style:style style:name="T5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61" style:family="table-cell">
      <style:table-cell-properties fo:border="0.0069in solid #000000" style:writing-mode="lr-tb" fo:padding-top="0in" fo:padding-left="0.0784in" fo:padding-bottom="0in" fo:padding-right="0.075in"/>
    </style:style>
    <style:style style:name="P562" style:parent-style-name="Обычный" style:family="paragraph">
      <style:paragraph-properties fo:text-align="center" fo:background-color="#FFFFFF"/>
    </style:style>
    <style:style style:name="T563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 fo:language="en" fo:country="US"/>
    </style:style>
    <style:style style:name="TableCell564" style:family="table-cell">
      <style:table-cell-properties fo:border="0.0069in solid #000000" style:writing-mode="lr-tb" fo:padding-top="0in" fo:padding-left="0.0784in" fo:padding-bottom="0in" fo:padding-right="0.075in"/>
    </style:style>
    <style:style style:name="P565" style:parent-style-name="Текст" style:family="paragraph">
      <style:paragraph-properties fo:text-align="justify" fo:margin-bottom="0in"/>
    </style:style>
    <style:style style:name="T5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67" style:parent-style-name="Текст" style:family="paragraph">
      <style:paragraph-properties fo:text-align="justify" fo:margin-bottom="0in"/>
    </style:style>
    <style:style style:name="T5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69" style:family="table-cell">
      <style:table-cell-properties fo:border="0.0069in solid #000000" style:writing-mode="lr-tb" fo:padding-top="0in" fo:padding-left="0.0784in" fo:padding-bottom="0in" fo:padding-right="0.075in"/>
    </style:style>
    <style:style style:name="P570" style:parent-style-name="Текст" style:family="paragraph">
      <style:paragraph-properties fo:text-align="justify" fo:margin-bottom="0in"/>
    </style:style>
    <style:style style:name="T57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72" style:parent-style-name="Текст" style:family="paragraph">
      <style:paragraph-properties fo:text-align="justify" fo:margin-bottom="0in"/>
    </style:style>
    <style:style style:name="T57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574" style:family="table-row">
      <style:table-row-properties style:min-row-height="0.5722in" style:use-optimal-row-height="false" fo:keep-together="always"/>
    </style:style>
    <style:style style:name="TableCell575" style:family="table-cell">
      <style:table-cell-properties fo:border="0.0069in solid #000000" style:writing-mode="lr-tb" fo:padding-top="0in" fo:padding-left="0.0784in" fo:padding-bottom="0in" fo:padding-right="0.075in"/>
    </style:style>
    <style:style style:name="P576" style:parent-style-name="Текст" style:family="paragraph">
      <style:paragraph-properties fo:text-align="center" fo:margin-bottom="0in"/>
    </style:style>
    <style:style style:name="T5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78" style:family="table-cell">
      <style:table-cell-properties fo:border="0.0069in solid #000000" style:writing-mode="lr-tb" fo:padding-top="0in" fo:padding-left="0.0784in" fo:padding-bottom="0in" fo:padding-right="0.075in"/>
    </style:style>
    <style:style style:name="P579" style:parent-style-name="Текст" style:family="paragraph">
      <style:paragraph-properties fo:text-align="center" fo:margin-bottom="0in"/>
    </style:style>
    <style:style style:name="T58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81" style:family="table-cell">
      <style:table-cell-properties fo:border="0.0069in solid #000000" style:writing-mode="lr-tb" fo:padding-top="0in" fo:padding-left="0.0784in" fo:padding-bottom="0in" fo:padding-right="0.075in"/>
    </style:style>
    <style:style style:name="P582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583" style:family="table-cell">
      <style:table-cell-properties fo:border="0.0069in solid #000000" style:writing-mode="lr-tb" fo:padding-top="0in" fo:padding-left="0.0784in" fo:padding-bottom="0in" fo:padding-right="0.075in"/>
    </style:style>
    <style:style style:name="P584" style:parent-style-name="Текст" style:family="paragraph">
      <style:paragraph-properties fo:text-align="justify" fo:margin-bottom="0in"/>
    </style:style>
    <style:style style:name="T5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86" style:parent-style-name="Текст" style:family="paragraph">
      <style:paragraph-properties fo:text-align="justify" fo:margin-bottom="0in"/>
    </style:style>
    <style:style style:name="T5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88" style:family="table-cell">
      <style:table-cell-properties fo:border="0.0069in solid #000000" style:writing-mode="lr-tb" fo:padding-top="0in" fo:padding-left="0.0784in" fo:padding-bottom="0in" fo:padding-right="0.075in"/>
    </style:style>
    <style:style style:name="P589" style:parent-style-name="Текст" style:family="paragraph">
      <style:paragraph-properties fo:text-align="justify" fo:margin-bottom="0in"/>
    </style:style>
    <style:style style:name="T5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91" style:parent-style-name="Текст" style:family="paragraph">
      <style:paragraph-properties fo:text-align="justify" fo:margin-bottom="0in"/>
    </style:style>
    <style:style style:name="T5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593" style:family="table-row">
      <style:table-row-properties style:min-row-height="0.5722in" style:use-optimal-row-height="false" fo:keep-together="always"/>
    </style:style>
    <style:style style:name="TableCell594" style:family="table-cell">
      <style:table-cell-properties fo:border="0.0069in solid #000000" style:writing-mode="lr-tb" fo:padding-top="0in" fo:padding-left="0.0784in" fo:padding-bottom="0in" fo:padding-right="0.075in"/>
    </style:style>
    <style:style style:name="P595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96" style:family="table-cell">
      <style:table-cell-properties fo:border="0.0069in solid #000000" style:writing-mode="lr-tb" fo:padding-top="0in" fo:padding-left="0.0784in" fo:padding-bottom="0in" fo:padding-right="0.075in"/>
    </style:style>
    <style:style style:name="P597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98" style:family="table-cell">
      <style:table-cell-properties fo:border="0.0069in solid #000000" style:writing-mode="lr-tb" fo:padding-top="0in" fo:padding-left="0.0784in" fo:padding-bottom="0in" fo:padding-right="0.075in"/>
    </style:style>
    <style:style style:name="P599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600" style:family="table-cell">
      <style:table-cell-properties fo:border="0.0069in solid #000000" style:writing-mode="lr-tb" fo:padding-top="0in" fo:padding-left="0.0784in" fo:padding-bottom="0in" fo:padding-right="0.075in"/>
    </style:style>
    <style:style style:name="P601" style:parent-style-name="Текст" style:family="paragraph">
      <style:paragraph-properties fo:text-align="justify" fo:margin-bottom="0in"/>
    </style:style>
    <style:style style:name="T6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3" style:parent-style-name="Текст" style:family="paragraph">
      <style:paragraph-properties fo:text-align="justify" fo:margin-bottom="0in"/>
    </style:style>
    <style:style style:name="T6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05" style:family="table-cell">
      <style:table-cell-properties fo:border="0.0069in solid #000000" style:writing-mode="lr-tb" fo:padding-top="0in" fo:padding-left="0.0784in" fo:padding-bottom="0in" fo:padding-right="0.075in"/>
    </style:style>
    <style:style style:name="P606" style:parent-style-name="Текст" style:family="paragraph">
      <style:paragraph-properties fo:text-align="justify" fo:margin-bottom="0in"/>
    </style:style>
    <style:style style:name="T6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8" style:parent-style-name="Текст" style:family="paragraph">
      <style:paragraph-properties fo:text-align="justify" fo:margin-bottom="0in"/>
    </style:style>
    <style:style style:name="T6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610" style:family="table-row">
      <style:table-row-properties style:min-row-height="0.5722in" style:use-optimal-row-height="false" fo:keep-together="always"/>
    </style:style>
    <style:style style:name="TableCell611" style:family="table-cell">
      <style:table-cell-properties fo:border="0.0069in solid #000000" style:writing-mode="lr-tb" fo:padding-top="0in" fo:padding-left="0.0784in" fo:padding-bottom="0in" fo:padding-right="0.075in"/>
    </style:style>
    <style:style style:name="P612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13" style:family="table-cell">
      <style:table-cell-properties fo:border="0.0069in solid #000000" style:writing-mode="lr-tb" fo:padding-top="0in" fo:padding-left="0.0784in" fo:padding-bottom="0in" fo:padding-right="0.075in"/>
    </style:style>
    <style:style style:name="P614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15" style:family="table-cell">
      <style:table-cell-properties fo:border="0.0069in solid #000000" style:writing-mode="lr-tb" fo:padding-top="0in" fo:padding-left="0.0784in" fo:padding-bottom="0in" fo:padding-right="0.075in"/>
    </style:style>
    <style:style style:name="P616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617" style:family="table-cell">
      <style:table-cell-properties fo:border="0.0069in solid #000000" style:writing-mode="lr-tb" fo:padding-top="0in" fo:padding-left="0.0784in" fo:padding-bottom="0in" fo:padding-right="0.075in"/>
    </style:style>
    <style:style style:name="P618" style:parent-style-name="Текст" style:family="paragraph">
      <style:paragraph-properties fo:text-align="justify" fo:margin-bottom="0in"/>
    </style:style>
    <style:style style:name="T6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20" style:parent-style-name="Текст" style:family="paragraph">
      <style:paragraph-properties fo:text-align="justify" fo:margin-bottom="0in"/>
    </style:style>
    <style:style style:name="T6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22" style:family="table-cell">
      <style:table-cell-properties fo:border="0.0069in solid #000000" style:writing-mode="lr-tb" fo:padding-top="0in" fo:padding-left="0.0784in" fo:padding-bottom="0in" fo:padding-right="0.075in"/>
    </style:style>
    <style:style style:name="P623" style:parent-style-name="Текст" style:family="paragraph">
      <style:paragraph-properties fo:text-align="justify" fo:margin-bottom="0in"/>
    </style:style>
    <style:style style:name="T62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25" style:parent-style-name="Текст" style:family="paragraph">
      <style:paragraph-properties fo:text-align="justify" fo:margin-bottom="0in"/>
    </style:style>
    <style:style style:name="T6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627" style:family="table-row">
      <style:table-row-properties style:min-row-height="0.5722in" style:use-optimal-row-height="false" fo:keep-together="always"/>
    </style:style>
    <style:style style:name="TableCell628" style:family="table-cell">
      <style:table-cell-properties fo:border="0.0069in solid #000000" style:writing-mode="lr-tb" fo:padding-top="0in" fo:padding-left="0.0784in" fo:padding-bottom="0in" fo:padding-right="0.075in"/>
    </style:style>
    <style:style style:name="P629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30" style:family="table-cell">
      <style:table-cell-properties fo:border="0.0069in solid #000000" style:writing-mode="lr-tb" fo:padding-top="0in" fo:padding-left="0.0784in" fo:padding-bottom="0in" fo:padding-right="0.075in"/>
    </style:style>
    <style:style style:name="P631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32" style:family="table-cell">
      <style:table-cell-properties fo:border="0.0069in solid #000000" style:writing-mode="lr-tb" fo:padding-top="0in" fo:padding-left="0.0784in" fo:padding-bottom="0in" fo:padding-right="0.075in"/>
    </style:style>
    <style:style style:name="P633" style:parent-style-name="Обычный" style:family="paragraph">
      <style:paragraph-properties fo:text-align="center" fo:background-color="#FFFFFF"/>
    </style:style>
    <style:style style:name="T634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/>
    </style:style>
    <style:style style:name="T635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 fo:language="en" fo:country="US"/>
    </style:style>
    <style:style style:name="TableCell636" style:family="table-cell">
      <style:table-cell-properties fo:border="0.0069in solid #000000" style:writing-mode="lr-tb" fo:padding-top="0in" fo:padding-left="0.0784in" fo:padding-bottom="0in" fo:padding-right="0.075in"/>
    </style:style>
    <style:style style:name="P63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39" style:family="table-cell">
      <style:table-cell-properties fo:border="0.0069in solid #000000" style:writing-mode="lr-tb" fo:padding-top="0in" fo:padding-left="0.0784in" fo:padding-bottom="0in" fo:padding-right="0.075in"/>
    </style:style>
    <style:style style:name="P64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642" style:family="table-row">
      <style:table-row-properties style:min-row-height="0.5722in" style:use-optimal-row-height="false" fo:keep-together="always"/>
    </style:style>
    <style:style style:name="TableCell643" style:family="table-cell">
      <style:table-cell-properties fo:border="0.0069in solid #000000" style:writing-mode="lr-tb" fo:padding-top="0in" fo:padding-left="0.0784in" fo:padding-bottom="0in" fo:padding-right="0.075in"/>
    </style:style>
    <style:style style:name="P644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45" style:family="table-cell">
      <style:table-cell-properties fo:border="0.0069in solid #000000" style:writing-mode="lr-tb" fo:padding-top="0in" fo:padding-left="0.0784in" fo:padding-bottom="0in" fo:padding-right="0.075in"/>
    </style:style>
    <style:style style:name="P646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47" style:family="table-cell">
      <style:table-cell-properties fo:border="0.0069in solid #000000" style:writing-mode="lr-tb" fo:padding-top="0in" fo:padding-left="0.0784in" fo:padding-bottom="0in" fo:padding-right="0.075in"/>
    </style:style>
    <style:style style:name="P648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649" style:family="table-cell">
      <style:table-cell-properties fo:border="0.0069in solid #000000" style:writing-mode="lr-tb" fo:padding-top="0in" fo:padding-left="0.0784in" fo:padding-bottom="0in" fo:padding-right="0.075in"/>
    </style:style>
    <style:style style:name="P650" style:parent-style-name="Текст" style:family="paragraph">
      <style:paragraph-properties fo:text-align="justify" fo:margin-bottom="0in"/>
    </style:style>
    <style:style style:name="T6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52" style:parent-style-name="Текст" style:family="paragraph">
      <style:paragraph-properties fo:text-align="justify" fo:margin-bottom="0in"/>
    </style:style>
    <style:style style:name="T6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55" style:family="table-cell">
      <style:table-cell-properties fo:border="0.0069in solid #000000" style:writing-mode="lr-tb" fo:padding-top="0in" fo:padding-left="0.0784in" fo:padding-bottom="0in" fo:padding-right="0.075in"/>
    </style:style>
    <style:style style:name="P656" style:parent-style-name="Текст" style:family="paragraph">
      <style:paragraph-properties fo:text-align="justify" fo:margin-bottom="0in"/>
    </style:style>
    <style:style style:name="T6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58" style:parent-style-name="Текст" style:family="paragraph">
      <style:paragraph-properties fo:text-align="justify" fo:margin-bottom="0in"/>
    </style:style>
    <style:style style:name="T6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660" style:family="table-row">
      <style:table-row-properties style:min-row-height="0.5722in" style:use-optimal-row-height="false" fo:keep-together="always"/>
    </style:style>
    <style:style style:name="TableCell661" style:family="table-cell">
      <style:table-cell-properties fo:border="0.0069in solid #000000" style:writing-mode="lr-tb" fo:padding-top="0in" fo:padding-left="0.0784in" fo:padding-bottom="0in" fo:padding-right="0.075in"/>
    </style:style>
    <style:style style:name="P662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63" style:family="table-cell">
      <style:table-cell-properties fo:border="0.0069in solid #000000" style:writing-mode="lr-tb" fo:padding-top="0in" fo:padding-left="0.0784in" fo:padding-bottom="0in" fo:padding-right="0.075in"/>
    </style:style>
    <style:style style:name="P664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6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667" style:family="table-cell">
      <style:table-cell-properties fo:border="0.0069in solid #000000" style:writing-mode="lr-tb" fo:padding-top="0in" fo:padding-left="0.0784in" fo:padding-bottom="0in" fo:padding-right="0.075in"/>
    </style:style>
    <style:style style:name="P668" style:parent-style-name="Текст" style:family="paragraph">
      <style:paragraph-properties fo:text-align="justify" fo:margin-bottom="0in"/>
    </style:style>
    <style:style style:name="T6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70" style:parent-style-name="Текст" style:family="paragraph">
      <style:paragraph-properties fo:text-align="justify" fo:margin-bottom="0in"/>
    </style:style>
    <style:style style:name="T67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72" style:family="table-cell">
      <style:table-cell-properties fo:border="0.0069in solid #000000" style:writing-mode="lr-tb" fo:padding-top="0in" fo:padding-left="0.0784in" fo:padding-bottom="0in" fo:padding-right="0.075in"/>
    </style:style>
    <style:style style:name="P673" style:parent-style-name="Текст" style:family="paragraph">
      <style:paragraph-properties fo:text-align="justify" fo:margin-bottom="0in"/>
    </style:style>
    <style:style style:name="T6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75" style:parent-style-name="Текст" style:family="paragraph">
      <style:paragraph-properties fo:text-align="justify" fo:margin-bottom="0in"/>
    </style:style>
    <style:style style:name="T6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677" style:family="table-row">
      <style:table-row-properties style:min-row-height="0.5722in" style:use-optimal-row-height="false" fo:keep-together="always"/>
    </style:style>
    <style:style style:name="TableCell678" style:family="table-cell">
      <style:table-cell-properties fo:border="0.0069in solid #000000" style:writing-mode="lr-tb" fo:padding-top="0in" fo:padding-left="0.0784in" fo:padding-bottom="0in" fo:padding-right="0.075in"/>
    </style:style>
    <style:style style:name="P679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80" style:family="table-cell">
      <style:table-cell-properties fo:border="0.0069in solid #000000" style:writing-mode="lr-tb" fo:padding-top="0in" fo:padding-left="0.0784in" fo:padding-bottom="0in" fo:padding-right="0.075in"/>
    </style:style>
    <style:style style:name="P681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82" style:family="table-cell">
      <style:table-cell-properties fo:border="0.0069in solid #000000" style:writing-mode="lr-tb" fo:padding-top="0in" fo:padding-left="0.0784in" fo:padding-bottom="0in" fo:padding-right="0.075in"/>
    </style:style>
    <style:style style:name="P683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684" style:family="table-cell">
      <style:table-cell-properties fo:border="0.0069in solid #000000" style:writing-mode="lr-tb" fo:padding-top="0in" fo:padding-left="0.0784in" fo:padding-bottom="0in" fo:padding-right="0.075in"/>
    </style:style>
    <style:style style:name="P68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8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87" style:family="table-cell">
      <style:table-cell-properties fo:border="0.0069in solid #000000" style:writing-mode="lr-tb" fo:padding-top="0in" fo:padding-left="0.0784in" fo:padding-bottom="0in" fo:padding-right="0.075in"/>
    </style:style>
    <style:style style:name="P68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8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690" style:family="table-row">
      <style:table-row-properties style:min-row-height="0.5722in" style:use-optimal-row-height="false" fo:keep-together="always"/>
    </style:style>
    <style:style style:name="TableCell691" style:family="table-cell">
      <style:table-cell-properties fo:border="0.0069in solid #000000" style:writing-mode="lr-tb" fo:padding-top="0in" fo:padding-left="0.0784in" fo:padding-bottom="0in" fo:padding-right="0.075in"/>
    </style:style>
    <style:style style:name="P692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93" style:family="table-cell">
      <style:table-cell-properties fo:border="0.0069in solid #000000" style:writing-mode="lr-tb" fo:padding-top="0in" fo:padding-left="0.0784in" fo:padding-bottom="0in" fo:padding-right="0.075in"/>
    </style:style>
    <style:style style:name="P694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95" style:family="table-cell">
      <style:table-cell-properties fo:border="0.0069in solid #000000" style:writing-mode="lr-tb" fo:padding-top="0in" fo:padding-left="0.0784in" fo:padding-bottom="0in" fo:padding-right="0.075in"/>
    </style:style>
    <style:style style:name="P696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697" style:family="table-cell">
      <style:table-cell-properties fo:border="0.0069in solid #000000" style:writing-mode="lr-tb" fo:padding-top="0in" fo:padding-left="0.0784in" fo:padding-bottom="0in" fo:padding-right="0.075in"/>
    </style:style>
    <style:style style:name="P698" style:parent-style-name="Текст" style:family="paragraph">
      <style:paragraph-properties fo:text-align="justify" fo:margin-bottom="0in"/>
    </style:style>
    <style:style style:name="T6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0" style:parent-style-name="Текст" style:family="paragraph">
      <style:paragraph-properties fo:text-align="justify" fo:margin-bottom="0in"/>
    </style:style>
    <style:style style:name="T7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02" style:family="table-cell">
      <style:table-cell-properties fo:border="0.0069in solid #000000" style:writing-mode="lr-tb" fo:padding-top="0in" fo:padding-left="0.0784in" fo:padding-bottom="0in" fo:padding-right="0.075in"/>
    </style:style>
    <style:style style:name="P703" style:parent-style-name="Текст" style:family="paragraph">
      <style:paragraph-properties fo:text-align="justify" fo:margin-bottom="0in"/>
    </style:style>
    <style:style style:name="T7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5" style:parent-style-name="Текст" style:family="paragraph">
      <style:paragraph-properties fo:text-align="justify" fo:margin-bottom="0in"/>
    </style:style>
    <style:style style:name="T7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707" style:family="table-row">
      <style:table-row-properties style:min-row-height="0.5722in" style:use-optimal-row-height="false" fo:keep-together="always"/>
    </style:style>
    <style:style style:name="TableCell708" style:family="table-cell">
      <style:table-cell-properties fo:border="0.0069in solid #000000" style:writing-mode="lr-tb" fo:padding-top="0in" fo:padding-left="0.0784in" fo:padding-bottom="0in" fo:padding-right="0.075in"/>
    </style:style>
    <style:style style:name="P709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10" style:family="table-cell">
      <style:table-cell-properties fo:border="0.0069in solid #000000" style:writing-mode="lr-tb" fo:padding-top="0in" fo:padding-left="0.0784in" fo:padding-bottom="0in" fo:padding-right="0.075in"/>
    </style:style>
    <style:style style:name="P711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12" style:family="table-cell">
      <style:table-cell-properties fo:border="0.0069in solid #000000" style:writing-mode="lr-tb" fo:padding-top="0in" fo:padding-left="0.0784in" fo:padding-bottom="0in" fo:padding-right="0.075in"/>
    </style:style>
    <style:style style:name="P713" style:parent-style-name="Обычный" style:family="paragraph">
      <style:paragraph-properties fo:text-align="center" fo:background-color="#FFFFFF"/>
    </style:style>
    <style:style style:name="T714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/>
    </style:style>
    <style:style style:name="T715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 fo:language="en" fo:country="US"/>
    </style:style>
    <style:style style:name="TableCell716" style:family="table-cell">
      <style:table-cell-properties fo:border="0.0069in solid #000000" style:writing-mode="lr-tb" fo:padding-top="0in" fo:padding-left="0.0784in" fo:padding-bottom="0in" fo:padding-right="0.075in"/>
    </style:style>
    <style:style style:name="P71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1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1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22" style:family="table-cell">
      <style:table-cell-properties fo:border="0.0069in solid #000000" style:writing-mode="lr-tb" fo:padding-top="0in" fo:padding-left="0.0784in" fo:padding-bottom="0in" fo:padding-right="0.075in"/>
    </style:style>
    <style:style style:name="P72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728" style:family="table-row">
      <style:table-row-properties style:min-row-height="0.5722in" style:use-optimal-row-height="false" fo:keep-together="always"/>
    </style:style>
    <style:style style:name="TableCell729" style:family="table-cell">
      <style:table-cell-properties fo:border="0.0069in solid #000000" style:writing-mode="lr-tb" fo:padding-top="0in" fo:padding-left="0.0784in" fo:padding-bottom="0in" fo:padding-right="0.075in"/>
    </style:style>
    <style:style style:name="P730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31" style:family="table-cell">
      <style:table-cell-properties fo:border="0.0069in solid #000000" style:writing-mode="lr-tb" fo:padding-top="0in" fo:padding-left="0.0784in" fo:padding-bottom="0in" fo:padding-right="0.075in"/>
    </style:style>
    <style:style style:name="P732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33" style:family="table-cell">
      <style:table-cell-properties fo:border="0.0069in solid #000000" style:writing-mode="lr-tb" fo:padding-top="0in" fo:padding-left="0.0784in" fo:padding-bottom="0in" fo:padding-right="0.075in"/>
    </style:style>
    <style:style style:name="P734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735" style:family="table-cell">
      <style:table-cell-properties fo:border="0.0069in solid #000000" style:writing-mode="lr-tb" fo:padding-top="0in" fo:padding-left="0.0784in" fo:padding-bottom="0in" fo:padding-right="0.075in"/>
    </style:style>
    <style:style style:name="P73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3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3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3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4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41" style:family="table-cell">
      <style:table-cell-properties fo:border="0.0069in solid #000000" style:writing-mode="lr-tb" fo:padding-top="0in" fo:padding-left="0.0784in" fo:padding-bottom="0in" fo:padding-right="0.075in"/>
    </style:style>
    <style:style style:name="P74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4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4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4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4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747" style:family="table-row">
      <style:table-row-properties style:min-row-height="0.5722in" style:use-optimal-row-height="false" fo:keep-together="always"/>
    </style:style>
    <style:style style:name="TableCell748" style:family="table-cell">
      <style:table-cell-properties fo:border="0.0069in solid #000000" style:writing-mode="lr-tb" fo:padding-top="0in" fo:padding-left="0.0784in" fo:padding-bottom="0in" fo:padding-right="0.075in"/>
    </style:style>
    <style:style style:name="P749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50" style:family="table-cell">
      <style:table-cell-properties fo:border="0.0069in solid #000000" style:writing-mode="lr-tb" fo:padding-top="0in" fo:padding-left="0.0784in" fo:padding-bottom="0in" fo:padding-right="0.075in"/>
    </style:style>
    <style:style style:name="P751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52" style:family="table-cell">
      <style:table-cell-properties fo:border="0.0069in solid #000000" style:writing-mode="lr-tb" fo:padding-top="0in" fo:padding-left="0.0784in" fo:padding-bottom="0in" fo:padding-right="0.075in"/>
    </style:style>
    <style:style style:name="P753" style:parent-style-name="Обычный" style:family="paragraph">
      <style:paragraph-properties fo:text-align="center" fo:background-color="#FFFFFF"/>
    </style:style>
    <style:style style:name="T754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 fo:language="en" fo:country="US"/>
    </style:style>
    <style:style style:name="TableCell755" style:family="table-cell">
      <style:table-cell-properties fo:border="0.0069in solid #000000" style:writing-mode="lr-tb" fo:padding-top="0in" fo:padding-left="0.0784in" fo:padding-bottom="0in" fo:padding-right="0.075in"/>
    </style:style>
    <style:style style:name="P756" style:parent-style-name="Текст" style:family="paragraph">
      <style:paragraph-properties fo:text-align="justify" fo:margin-bottom="0in"/>
    </style:style>
    <style:style style:name="T7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58" style:parent-style-name="Текст" style:family="paragraph">
      <style:paragraph-properties fo:text-align="justify" fo:margin-bottom="0in"/>
    </style:style>
    <style:style style:name="T7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60" style:family="table-cell">
      <style:table-cell-properties fo:border="0.0069in solid #000000" style:writing-mode="lr-tb" fo:padding-top="0in" fo:padding-left="0.0784in" fo:padding-bottom="0in" fo:padding-right="0.075in"/>
    </style:style>
    <style:style style:name="P761" style:parent-style-name="Текст" style:family="paragraph">
      <style:paragraph-properties fo:text-align="justify" fo:margin-bottom="0in"/>
    </style:style>
    <style:style style:name="T7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3" style:parent-style-name="Текст" style:family="paragraph">
      <style:paragraph-properties fo:text-align="justify" fo:margin-bottom="0in"/>
    </style:style>
    <style:style style:name="T7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765" style:family="table-row">
      <style:table-row-properties style:min-row-height="0.5722in" style:use-optimal-row-height="false" fo:keep-together="always"/>
    </style:style>
    <style:style style:name="TableCell766" style:family="table-cell">
      <style:table-cell-properties fo:border="0.0069in solid #000000" style:writing-mode="lr-tb" fo:padding-top="0in" fo:padding-left="0.0784in" fo:padding-bottom="0in" fo:padding-right="0.075in"/>
    </style:style>
    <style:style style:name="P767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68" style:family="table-cell">
      <style:table-cell-properties fo:border="0.0069in solid #000000" style:writing-mode="lr-tb" fo:padding-top="0in" fo:padding-left="0.0784in" fo:padding-bottom="0in" fo:padding-right="0.075in"/>
    </style:style>
    <style:style style:name="P769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70" style:family="table-cell">
      <style:table-cell-properties fo:border="0.0069in solid #000000" style:writing-mode="lr-tb" fo:padding-top="0in" fo:padding-left="0.0784in" fo:padding-bottom="0in" fo:padding-right="0.075in"/>
    </style:style>
    <style:style style:name="P771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772" style:family="table-cell">
      <style:table-cell-properties fo:border="0.0069in solid #000000" style:writing-mode="lr-tb" fo:padding-top="0in" fo:padding-left="0.0784in" fo:padding-bottom="0in" fo:padding-right="0.075in"/>
    </style:style>
    <style:style style:name="P773" style:parent-style-name="Текст" style:family="paragraph">
      <style:paragraph-properties fo:text-align="justify" fo:margin-bottom="0in"/>
    </style:style>
    <style:style style:name="T7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75" style:parent-style-name="Текст" style:family="paragraph">
      <style:paragraph-properties fo:text-align="justify" fo:margin-bottom="0in"/>
    </style:style>
    <style:style style:name="T7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77" style:parent-style-name="Текст" style:family="paragraph">
      <style:paragraph-properties fo:text-align="justify" fo:margin-bottom="0in"/>
    </style:style>
    <style:style style:name="T7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79" style:family="table-cell">
      <style:table-cell-properties fo:border="0.0069in solid #000000" style:writing-mode="lr-tb" fo:padding-top="0in" fo:padding-left="0.0784in" fo:padding-bottom="0in" fo:padding-right="0.075in"/>
    </style:style>
    <style:style style:name="P780" style:parent-style-name="Текст" style:family="paragraph">
      <style:paragraph-properties fo:text-align="justify" fo:margin-bottom="0in"/>
    </style:style>
    <style:style style:name="T7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82" style:parent-style-name="Текст" style:family="paragraph">
      <style:paragraph-properties fo:text-align="justify" fo:margin-bottom="0in"/>
    </style:style>
    <style:style style:name="T7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84" style:parent-style-name="Текст" style:family="paragraph">
      <style:paragraph-properties fo:text-align="justify" fo:margin-bottom="0in"/>
    </style:style>
    <style:style style:name="T7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786" style:family="table-row">
      <style:table-row-properties style:min-row-height="0.6291in" style:use-optimal-row-height="false" fo:keep-together="always"/>
    </style:style>
    <style:style style:name="TableCell787" style:family="table-cell">
      <style:table-cell-properties fo:border="0.0069in solid #000000" style:writing-mode="lr-tb" fo:padding-top="0in" fo:padding-left="0.0784in" fo:padding-bottom="0in" fo:padding-right="0.075in"/>
    </style:style>
    <style:style style:name="P788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89" style:family="table-cell">
      <style:table-cell-properties fo:border="0.0069in solid #000000" style:writing-mode="lr-tb" fo:padding-top="0in" fo:padding-left="0.0784in" fo:padding-bottom="0in" fo:padding-right="0.075in"/>
    </style:style>
    <style:style style:name="P790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91" style:family="table-cell">
      <style:table-cell-properties fo:border="0.0069in solid #000000" style:writing-mode="lr-tb" fo:padding-top="0in" fo:padding-left="0.0784in" fo:padding-bottom="0in" fo:padding-right="0.075in"/>
    </style:style>
    <style:style style:name="P792" style:parent-style-name="Обычный" style:family="paragraph">
      <style:paragraph-properties fo:text-align="center" fo:background-color="#FFFFFF"/>
    </style:style>
    <style:style style:name="T793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 fo:language="en" fo:country="US"/>
    </style:style>
    <style:style style:name="TableCell794" style:family="table-cell">
      <style:table-cell-properties fo:border="0.0069in solid #000000" style:writing-mode="lr-tb" fo:padding-top="0in" fo:padding-left="0.0784in" fo:padding-bottom="0in" fo:padding-right="0.075in"/>
    </style:style>
    <style:style style:name="P795" style:parent-style-name="Текст" style:family="paragraph">
      <style:paragraph-properties fo:text-align="justify" fo:margin-bottom="0in"/>
    </style:style>
    <style:style style:name="T7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97" style:parent-style-name="Текст" style:family="paragraph">
      <style:paragraph-properties fo:text-align="justify" fo:margin-bottom="0in"/>
    </style:style>
    <style:style style:name="T79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00" style:family="table-cell">
      <style:table-cell-properties fo:border="0.0069in solid #000000" style:writing-mode="lr-tb" fo:padding-top="0in" fo:padding-left="0.0784in" fo:padding-bottom="0in" fo:padding-right="0.075in"/>
    </style:style>
    <style:style style:name="P801" style:parent-style-name="Текст" style:family="paragraph">
      <style:paragraph-properties fo:text-align="justify" fo:margin-bottom="0in"/>
    </style:style>
    <style:style style:name="T8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03" style:parent-style-name="Текст" style:family="paragraph">
      <style:paragraph-properties fo:text-align="justify" fo:margin-bottom="0in"/>
    </style:style>
    <style:style style:name="T8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805" style:family="table-row">
      <style:table-row-properties style:min-row-height="0.5722in" style:use-optimal-row-height="false" fo:keep-together="always"/>
    </style:style>
    <style:style style:name="TableCell806" style:family="table-cell">
      <style:table-cell-properties fo:border="0.0069in solid #000000" style:writing-mode="lr-tb" fo:padding-top="0in" fo:padding-left="0.0784in" fo:padding-bottom="0in" fo:padding-right="0.075in"/>
    </style:style>
    <style:style style:name="P807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08" style:family="table-cell">
      <style:table-cell-properties fo:border="0.0069in solid #000000" style:writing-mode="lr-tb" fo:padding-top="0in" fo:padding-left="0.0784in" fo:padding-bottom="0in" fo:padding-right="0.075in"/>
    </style:style>
    <style:style style:name="P809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10" style:family="table-cell">
      <style:table-cell-properties fo:border="0.0069in solid #000000" style:writing-mode="lr-tb" fo:padding-top="0in" fo:padding-left="0.0784in" fo:padding-bottom="0in" fo:padding-right="0.075in"/>
    </style:style>
    <style:style style:name="P811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812" style:family="table-cell">
      <style:table-cell-properties fo:border="0.0069in solid #000000" style:writing-mode="lr-tb" fo:padding-top="0in" fo:padding-left="0.0784in" fo:padding-bottom="0in" fo:padding-right="0.075in"/>
    </style:style>
    <style:style style:name="P813" style:parent-style-name="Текст" style:family="paragraph">
      <style:paragraph-properties fo:text-align="justify" fo:margin-bottom="0in"/>
    </style:style>
    <style:style style:name="T8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15" style:family="table-cell">
      <style:table-cell-properties fo:border="0.0069in solid #000000" style:writing-mode="lr-tb" fo:padding-top="0in" fo:padding-left="0.0784in" fo:padding-bottom="0in" fo:padding-right="0.075in"/>
    </style:style>
    <style:style style:name="P816" style:parent-style-name="Текст" style:family="paragraph">
      <style:paragraph-properties fo:text-align="justify" fo:margin-bottom="0in"/>
    </style:style>
    <style:style style:name="T8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818" style:family="table-row">
      <style:table-row-properties style:min-row-height="0.5722in" style:use-optimal-row-height="false" fo:keep-together="always"/>
    </style:style>
    <style:style style:name="TableCell819" style:family="table-cell">
      <style:table-cell-properties fo:border="0.0069in solid #000000" style:writing-mode="lr-tb" fo:padding-top="0in" fo:padding-left="0.0784in" fo:padding-bottom="0in" fo:padding-right="0.075in"/>
    </style:style>
    <style:style style:name="P820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21" style:family="table-cell">
      <style:table-cell-properties fo:border="0.0069in solid #000000" style:writing-mode="lr-tb" fo:padding-top="0in" fo:padding-left="0.0784in" fo:padding-bottom="0in" fo:padding-right="0.075in"/>
    </style:style>
    <style:style style:name="P822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23" style:family="table-cell">
      <style:table-cell-properties fo:border="0.0069in solid #000000" style:writing-mode="lr-tb" fo:padding-top="0in" fo:padding-left="0.0784in" fo:padding-bottom="0in" fo:padding-right="0.075in"/>
    </style:style>
    <style:style style:name="P824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825" style:family="table-cell">
      <style:table-cell-properties fo:border="0.0069in solid #000000" style:writing-mode="lr-tb" fo:padding-top="0in" fo:padding-left="0.0784in" fo:padding-bottom="0in" fo:padding-right="0.075in"/>
    </style:style>
    <style:style style:name="P826" style:parent-style-name="Текст" style:family="paragraph">
      <style:paragraph-properties fo:text-align="justify" fo:margin-bottom="0in"/>
    </style:style>
    <style:style style:name="T8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8" style:parent-style-name="Текст" style:family="paragraph">
      <style:paragraph-properties fo:text-align="justify" fo:margin-bottom="0in"/>
    </style:style>
    <style:style style:name="T8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30" style:family="table-cell">
      <style:table-cell-properties fo:border="0.0069in solid #000000" style:writing-mode="lr-tb" fo:padding-top="0in" fo:padding-left="0.0784in" fo:padding-bottom="0in" fo:padding-right="0.075in"/>
    </style:style>
    <style:style style:name="P831" style:parent-style-name="Текст" style:family="paragraph">
      <style:paragraph-properties fo:text-align="justify" fo:margin-bottom="0in"/>
    </style:style>
    <style:style style:name="T8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3" style:parent-style-name="Текст" style:family="paragraph">
      <style:paragraph-properties fo:text-align="justify" fo:margin-bottom="0in"/>
    </style:style>
    <style:style style:name="T8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835" style:family="table-row">
      <style:table-row-properties style:min-row-height="0.5722in" style:use-optimal-row-height="false" fo:keep-together="always"/>
    </style:style>
    <style:style style:name="TableCell836" style:family="table-cell">
      <style:table-cell-properties fo:border="0.0069in solid #000000" style:writing-mode="lr-tb" fo:padding-top="0in" fo:padding-left="0.0784in" fo:padding-bottom="0in" fo:padding-right="0.075in"/>
    </style:style>
    <style:style style:name="P837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38" style:family="table-cell">
      <style:table-cell-properties fo:border="0.0069in solid #000000" style:writing-mode="lr-tb" fo:padding-top="0in" fo:padding-left="0.0784in" fo:padding-bottom="0in" fo:padding-right="0.075in"/>
    </style:style>
    <style:style style:name="P839" style:parent-style-name="Текст" style:family="paragraph">
      <style:paragraph-properties fo:text-align="center" fo:margin-bottom="0in"/>
    </style:style>
    <style:style style:name="T8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41" style:family="table-cell">
      <style:table-cell-properties fo:border="0.0069in solid #000000" style:writing-mode="lr-tb" fo:padding-top="0in" fo:padding-left="0.0784in" fo:padding-bottom="0in" fo:padding-right="0.075in"/>
    </style:style>
    <style:style style:name="P842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/>
    </style:style>
    <style:style style:name="TableCell843" style:family="table-cell">
      <style:table-cell-properties fo:border="0.0069in solid #000000" style:writing-mode="lr-tb" fo:padding-top="0in" fo:padding-left="0.0784in" fo:padding-bottom="0in" fo:padding-right="0.075in"/>
    </style:style>
    <style:style style:name="P844" style:parent-style-name="Текст" style:family="paragraph">
      <style:paragraph-properties fo:text-align="justify" fo:margin-bottom="0in"/>
    </style:style>
    <style:style style:name="T8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46" style:parent-style-name="Текст" style:family="paragraph">
      <style:paragraph-properties fo:text-align="justify" fo:margin-bottom="0in"/>
    </style:style>
    <style:style style:name="T8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48" style:family="table-cell">
      <style:table-cell-properties fo:border="0.0069in solid #000000" style:writing-mode="lr-tb" fo:padding-top="0in" fo:padding-left="0.0784in" fo:padding-bottom="0in" fo:padding-right="0.075in"/>
    </style:style>
    <style:style style:name="P849" style:parent-style-name="Текст" style:family="paragraph">
      <style:paragraph-properties fo:text-align="justify" fo:margin-bottom="0in"/>
    </style:style>
    <style:style style:name="T8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1" style:parent-style-name="Текст" style:family="paragraph">
      <style:paragraph-properties fo:text-align="justify" fo:margin-bottom="0in"/>
    </style:style>
    <style:style style:name="T8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853" style:family="table-row">
      <style:table-row-properties style:min-row-height="0.5722in" style:use-optimal-row-height="false" fo:keep-together="always"/>
    </style:style>
    <style:style style:name="TableCell854" style:family="table-cell">
      <style:table-cell-properties fo:border="0.0069in solid #000000" style:writing-mode="lr-tb" fo:padding-top="0in" fo:padding-left="0.0784in" fo:padding-bottom="0in" fo:padding-right="0.075in"/>
    </style:style>
    <style:style style:name="P855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56" style:family="table-cell">
      <style:table-cell-properties fo:border="0.0069in solid #000000" style:writing-mode="lr-tb" fo:padding-top="0in" fo:padding-left="0.0784in" fo:padding-bottom="0in" fo:padding-right="0.075in"/>
    </style:style>
    <style:style style:name="P857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58" style:family="table-cell">
      <style:table-cell-properties fo:border="0.0069in solid #000000" style:writing-mode="lr-tb" fo:padding-top="0in" fo:padding-left="0.0784in" fo:padding-bottom="0in" fo:padding-right="0.075in"/>
    </style:style>
    <style:style style:name="P859" style:parent-style-name="Обычный" style:family="paragraph">
      <style:paragraph-properties fo:text-align="center" fo:background-color="#FFFFFF"/>
    </style:style>
    <style:style style:name="T860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 fo:language="en" fo:country="US"/>
    </style:style>
    <style:style style:name="TableCell861" style:family="table-cell">
      <style:table-cell-properties fo:border="0.0069in solid #000000" style:writing-mode="lr-tb" fo:padding-top="0in" fo:padding-left="0.0784in" fo:padding-bottom="0in" fo:padding-right="0.075in"/>
    </style:style>
    <style:style style:name="P862" style:parent-style-name="Текст" style:family="paragraph">
      <style:paragraph-properties fo:text-align="justify" fo:margin-bottom="0in"/>
    </style:style>
    <style:style style:name="T8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4" style:parent-style-name="Текст" style:family="paragraph">
      <style:paragraph-properties fo:text-align="justify" fo:margin-bottom="0in"/>
    </style:style>
    <style:style style:name="T8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66" style:family="table-cell">
      <style:table-cell-properties fo:border="0.0069in solid #000000" style:writing-mode="lr-tb" fo:padding-top="0in" fo:padding-left="0.0784in" fo:padding-bottom="0in" fo:padding-right="0.075in"/>
    </style:style>
    <style:style style:name="P867" style:parent-style-name="Текст" style:family="paragraph">
      <style:paragraph-properties fo:text-align="justify" fo:margin-bottom="0in"/>
    </style:style>
    <style:style style:name="T8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9" style:parent-style-name="Текст" style:family="paragraph">
      <style:paragraph-properties fo:text-align="justify" fo:margin-bottom="0in"/>
    </style:style>
    <style:style style:name="T8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871" style:family="table-row">
      <style:table-row-properties style:min-row-height="0.5722in" style:use-optimal-row-height="false" fo:keep-together="always"/>
    </style:style>
    <style:style style:name="TableCell872" style:family="table-cell">
      <style:table-cell-properties fo:border="0.0069in solid #000000" style:writing-mode="lr-tb" fo:padding-top="0in" fo:padding-left="0.0784in" fo:padding-bottom="0in" fo:padding-right="0.075in"/>
    </style:style>
    <style:style style:name="P873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74" style:family="table-cell">
      <style:table-cell-properties fo:border="0.0069in solid #000000" style:writing-mode="lr-tb" fo:padding-top="0in" fo:padding-left="0.0784in" fo:padding-bottom="0in" fo:padding-right="0.075in"/>
    </style:style>
    <style:style style:name="P875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76" style:family="table-cell">
      <style:table-cell-properties fo:border="0.0069in solid #000000" style:writing-mode="lr-tb" fo:padding-top="0in" fo:padding-left="0.0784in" fo:padding-bottom="0in" fo:padding-right="0.075in"/>
    </style:style>
    <style:style style:name="P877" style:parent-style-name="Обычный" style:family="paragraph">
      <style:paragraph-properties fo:text-align="center" fo:background-color="#FFFFFF"/>
    </style:style>
    <style:style style:name="T878" style:parent-style-name="Основнойшрифтабзаца" style:family="text">
      <style:text-properties style:font-name="Times New Roman" style:font-name-complex="Times New Roman" fo:color="#000000" fo:letter-spacing="-0.002in" fo:font-size="14pt" style:font-size-asian="14pt" fo:language="en" fo:country="US"/>
    </style:style>
    <style:style style:name="TableCell879" style:family="table-cell">
      <style:table-cell-properties fo:border="0.0069in solid #000000" style:writing-mode="lr-tb" fo:padding-top="0in" fo:padding-left="0.0784in" fo:padding-bottom="0in" fo:padding-right="0.075in"/>
    </style:style>
    <style:style style:name="P88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5" style:parent-style-name="Текст" style:family="paragraph">
      <style:paragraph-properties fo:text-align="justify" fo:margin-bottom="0in"/>
    </style:style>
    <style:style style:name="T8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87" style:family="table-cell">
      <style:table-cell-properties fo:border="0.0069in solid #000000" style:writing-mode="lr-tb" fo:padding-top="0in" fo:padding-left="0.0784in" fo:padding-bottom="0in" fo:padding-right="0.075in"/>
    </style:style>
    <style:style style:name="P88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9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9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9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9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894" style:family="table-row">
      <style:table-row-properties style:min-row-height="0.5722in" style:use-optimal-row-height="false" fo:keep-together="always"/>
    </style:style>
    <style:style style:name="TableCell895" style:family="table-cell">
      <style:table-cell-properties fo:border="0.0069in solid #000000" style:writing-mode="lr-tb" fo:padding-top="0in" fo:padding-left="0.0784in" fo:padding-bottom="0in" fo:padding-right="0.075in"/>
    </style:style>
    <style:style style:name="P896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97" style:family="table-cell">
      <style:table-cell-properties fo:border="0.0069in solid #000000" style:writing-mode="lr-tb" fo:padding-top="0in" fo:padding-left="0.0784in" fo:padding-bottom="0in" fo:padding-right="0.075in"/>
    </style:style>
    <style:style style:name="P898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99" style:family="table-cell">
      <style:table-cell-properties fo:border="0.0069in solid #000000" style:writing-mode="lr-tb" fo:padding-top="0in" fo:padding-left="0.0784in" fo:padding-bottom="0in" fo:padding-right="0.075in"/>
    </style:style>
    <style:style style:name="P900" style:parent-style-name="Обычный" style:family="paragraph">
      <style:paragraph-properties fo:text-align="center" fo:background-color="#FFFFFF"/>
      <style:text-properties style:font-name="Times New Roman" style:font-name-complex="Times New Roman" fo:color="#000000" fo:letter-spacing="-0.002in" fo:font-size="14pt" style:font-size-asian="14pt" fo:language="en" fo:country="US"/>
    </style:style>
    <style:style style:name="TableCell901" style:family="table-cell">
      <style:table-cell-properties fo:border="0.0069in solid #000000" style:writing-mode="lr-tb" fo:padding-top="0in" fo:padding-left="0.0784in" fo:padding-bottom="0in" fo:padding-right="0.075in"/>
    </style:style>
    <style:style style:name="P90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0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0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0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0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0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0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0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1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1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1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1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14" style:family="table-cell">
      <style:table-cell-properties fo:border="0.0069in solid #000000" style:writing-mode="lr-tb" fo:padding-top="0in" fo:padding-left="0.0784in" fo:padding-bottom="0in" fo:padding-right="0.075in"/>
    </style:style>
    <style:style style:name="P91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1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1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1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1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7" style:parent-style-name="Текст" style:family="paragraph">
      <style:paragraph-properties fo:margin-top="0.0833in" fo:margin-bottom="0in"/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P928" style:parent-style-name="Standard" style:family="paragraph">
      <style:paragraph-properties fo:line-height="115%" fo:text-indent="0.2916in"/>
    </style:style>
    <style:style style:name="T92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930" style:parent-style-name="Standard" style:family="paragraph">
      <style:paragraph-properties fo:text-align="justify" fo:line-height="115%" fo:text-indent="0.4923in"/>
    </style:style>
    <style:style style:name="T931" style:parent-style-name="Основнойшрифтабзаца" style:family="text">
      <style:text-properties fo:font-size="14pt" style:font-size-asian="14pt"/>
    </style:style>
    <style:style style:name="P932" style:parent-style-name="Standard" style:family="paragraph">
      <style:paragraph-properties fo:margin-bottom="0.1111in" fo:line-height="104%"/>
      <style:text-properties fo:font-size="14pt" style:font-size-asian="14pt"/>
    </style:style>
    <style:style style:name="P933" style:parent-style-name="Standard" style:family="paragraph">
      <style:paragraph-properties fo:break-before="page" fo:text-align="justify" fo:line-height="150%" fo:text-indent="0.4923in"/>
    </style:style>
    <style:style style:name="P934" style:parent-style-name="Standard" style:family="paragraph">
      <style:paragraph-properties fo:text-align="justify" fo:line-height="150%" fo:text-indent="0.4923in"/>
    </style:style>
    <style:style style:name="T935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P936" style:parent-style-name="Standard" style:family="paragraph">
      <style:paragraph-properties fo:text-align="justify" fo:line-height="115%" fo:text-indent="0.4923in"/>
    </style:style>
    <style:style style:name="T937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938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939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940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941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942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P9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4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9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6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9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9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9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9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9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9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9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9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9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00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0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0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1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1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2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2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2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02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2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3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0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0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0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8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09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0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1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10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1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3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1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16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1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7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9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9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9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9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9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19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0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0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0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0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0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0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0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0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1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1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1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1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1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1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1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1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2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2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2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2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2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2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3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35" style:parent-style-name="Standard" style:family="paragraph">
      <style:paragraph-properties fo:text-align="justify" fo:line-height="115%" fo:text-indent="0.4923in"/>
    </style:style>
    <style:style style:name="T1236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1237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1238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1239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P12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4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2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6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2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8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2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2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29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29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9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29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30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3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1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1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1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1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1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1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1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2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2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2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3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3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3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4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6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368" style:parent-style-name="Standard" style:family="paragraph">
      <style:paragraph-properties fo:text-align="justify" fo:line-height="115%" fo:text-indent="0.4923in"/>
    </style:style>
    <style:style style:name="T13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70" style:parent-style-name="Абзацсписка" style:family="paragraph">
      <style:paragraph-properties fo:text-align="justify" fo:line-height="115%"/>
      <style:text-properties fo:language="en" fo:country="US"/>
    </style:style>
  </office:automatic-styles>
  <office:body>
    <office:text text:use-soft-page-breaks="true">
      <text:p text:style-name="P1"><text:span text:style-name="T2">МИНОБРНАУКИ РОССИИ</text:span></text:p>
      <text:p text:style-name="P3"><text:span text:style-name="T4">Санкт-Петербургский государственный</text:span></text:p>
      <text:p text:style-name="P5"><text:span text:style-name="T6">электротехнический университет</text:span></text:p>
      <text:p text:style-name="P7"><text:span text:style-name="T8">«ЛЭТИ» им. В.И. Ульянова (Ленина)</text:span></text:p>
      <text:p text:style-name="P9"><text:span text:style-name="T10">Кафедра МО ЭВМ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отчет</text:span></text:p>
      <text:p text:style-name="P20"><text:span text:style-name="T21">по лабораторной работе</text:span><text:span text:style-name="T22"><text:s/></text:span><text:span text:style-name="T23">№2</text:span></text:p>
      <text:p text:style-name="P24"><text:span text:style-name="T25">по<text:s/></text:span><text:span text:style-name="T26">дисциплине «Организация ЭВМ и систем»</text:span></text:p>
      <text:h text:style-name="Заголовок1" text:outline-level="1"><text:span text:style-name="Названиекниги">Тема:<text:s/></text:span><text:span text:style-name="T27">Изучение режимов адресации и формирования исполнительного адреса.</text:span></text:h>
      <text:p text:style-name="P28"/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<text:span text:style-name="T41">Студент</text:span><text:span text:style-name="T42">ка</text:span><text:span text:style-name="T43"><text:s/>гр. 9382</text:span></text:p>
          </table:table-cell>
          <table:table-cell table:style-name="TableCell44">
            <text:p text:style-name="P45"/>
          </table:table-cell>
          <table:table-cell table:style-name="TableCell46">
            <text:p text:style-name="P47"><text:span text:style-name="T48">Пя С.</text:span></text:p>
          </table:table-cell>
        </table:table-row>
        <table:table-row table:style-name="TableRow49">
          <table:table-cell table:style-name="TableCell50">
            <text:p text:style-name="Standard"><text:span text:style-name="T51">Преподаватель</text:span></text:p>
          </table:table-cell>
          <table:table-cell table:style-name="TableCell52">
            <text:p text:style-name="P53"/>
          </table:table-cell>
          <table:table-cell table:style-name="TableCell54">
            <text:p text:style-name="P55"><text:span text:style-name="T56">Ефремов М</text:span><text:span text:style-name="T57">.</text:span><text:span text:style-name="T58">А</text:span><text:span text:style-name="T59">.</text:span></text:p>
          </table:table-cell>
        </table:table-row>
      </table:table>
      <text:p text:style-name="P60"/>
      <text:p text:style-name="P61"/>
      <text:p text:style-name="P62"><text:span text:style-name="T63">Санкт-Петербург</text:span></text:p>
      <text:p text:style-name="P64"><text:span text:style-name="T65">2020</text:span></text:p>
      <text:p text:style-name="P66"><text:span text:style-name="T67">Цель работы.</text:span></text:p>
      <text:p text:style-name="P68"><text:span text:style-name="T69">Изучить режимы адресации на примере готовой<text:s/></text:span><text:span text:style-name="T70">программы<text:s/></text:span><text:span text:style-name="T71">lr</text:span><text:span text:style-name="T72">2_</text:span><text:span text:style-name="T73">comp</text:span><text:span text:style-name="T74">.</text:span><text:span text:style-name="T75">asm</text:span><text:span text:style-name="T76"><text:s/>на Ассемблере, объяснить неправильность допущенных ошибок и откорректировать код.</text:span></text:p>
      <text:p text:style-name="P77">Задание:</text:p>
      <text:p text:style-name="P78">5 Вариант</text:p>
      <text:p text:style-name="P79">Лабораторная работа 2 предназначена для изучения режимов адресации, использует готовую программу lr2_comp.asm на Ассемблере, которая<text:s/>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 В программу введен ряд ошибок, которые необходимо объяснить в отчете по работе, а соответствующие команды закомм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<text:s/>объяснения.</text:p>
      <text:p text:style-name="P80">Ход работы:</text:p>
      <text:p text:style-name="P81"><text:span text:style-name="T82">Часть 1.</text:span></text:p>
      <text:p text:style-name="P83">Файл диагностических сообщений корректный в приложении А.</text:p>
      <text:p text:style-name="P84">Пояснения имеющихся неправильных конструкций:</text:p>
      <text:p text:style-name="P85"><text:span text:style-name="T86">mov</text:span><text:span text:style-name="T87"><text:s/></text:span><text:span text:style-name="T88">mem</text:span><text:span text:style-name="T89">3, [</text:span><text:span text:style-name="T90">bx</text:span><text:span text:style-name="T91">]</text:span></text:p>
      <text:p text:style-name="P92">LR2.ASM(42): error A2052: Improper operand type</text:p>
      <text:p text:style-name="P93">Неверный тип операндов</text:p>
      <text:p text:style-name="P94">Не получится одновременно<text:s/>считывать из памяти и вписывать в нее.</text:p>
      <text:p text:style-name="P95"/>
      <text:p text:style-name="P96"><text:span text:style-name="T97">mov<text:s/></text:span><text:span text:style-name="T98">с</text:span><text:span text:style-name="T99">x, vec2[di]</text:span></text:p>
      <text:p text:style-name="P100">LR2.ASM(49): warning A4031: Operand types must match</text:p>
      <text:p text:style-name="P101">Типы операндов должны совпадать</text:p>
      <text:p text:style-name="P102">Однако размер элементов массива ‘vec2’ - 1 байт, а ‘сх’ - 2 байта</text:p>
      <text:p text:style-name="P103"/>
      <text:p text:style-name="P104">mov cx, matr[bx][di]</text:p>
      <text:p text:style-name="P105">LR2.ASM(53): warning A4031: Operand types must match</text:p>
      <text:p text:style-name="P106">Типы операндов должны совпадать<text:s/></text:p>
      <text:p text:style-name="P107">Размер элементов матрицы ‘matr' - 1 байт, а ‘сх' - 2 байта</text:p>
      <text:p text:style-name="P108"/>
      <text:p text:style-name="P109">mov ax, matr[bx*4][di]</text:p>
      <text:p text:style-name="P110">LR2.ASM(54): error A2055: Illegal register value</text:p>
      <text:p text:style-name="P111">Незаконное значение регистра<text:s/></text:p>
      <text:p text:style-name="P112"><text:span text:style-name="T113">Bx</text:span><text:span text:style-name="T114"><text:s/>– 16-битный регистр, на который</text:span><text:span text:style-name="T115"><text:s/>нельзя умножать<text:s/></text:span></text:p>
      <text:p text:style-name="P116">Типы операндов должны совпадать<text:s/></text:p>
      <text:p text:style-name="P117">Размер элементов матрицы ‘matr' - 1 байт, а ‘ах' - 2 байта</text:p>
      <text:p text:style-name="P118"/>
      <text:p text:style-name="P119">mov ax, matr[bp+bx]</text:p>
      <text:p text:style-name="P120">LR2.ASM(73): error A2046: Multiple base registers</text:p>
      <text:p text:style-name="P121">Несколько базовых регистров</text:p>
      <text:p text:style-name="P122">Нельзя использовать несколько базовых регистров</text:p>
      <text:p text:style-name="P123">Типы операндов должны совпадать<text:s/></text:p>
      <text:p text:style-name="P124">Размер элементов матрицы ‘matr' - 1 байт, а ‘ах' - 2 байта</text:p>
      <text:p text:style-name="P125"/>
      <text:p text:style-name="P126">mov ax, matr[bp+di+si]</text:p>
      <text:p text:style-name="P127">LR2.ASM(74): error A2047: Multiple index registers</text:p>
      <text:p text:style-name="P128"><text:span text:style-name="T129"><text:s text:c="5"/></text:span><text:span text:style-name="T130">Несколько индексных регистров</text:span></text:p>
      <text:p text:style-name="P131">Нельзя использовать несколько индексных регистров</text:p>
      <text:p text:style-name="P132">Слишком много регистров</text:p>
      <text:p text:style-name="P133">Нельзя использовать более двух регистров</text:p>
      <text:p text:style-name="P134">Типы операндов должны совпадать<text:s/></text:p>
      <text:p text:style-name="P135">Размер элементов матрицы ‘matr' - 1 байт, а ‘ах' - 2 байта</text:p>
      <text:p text:style-name="P136"/>
      <text:p text:style-name="P137"><text:span text:style-name="T138">push</text:span><text:span text:style-name="T139"><text:s/></text:span><text:span text:style-name="T140">mem</text:span><text:span text:style-name="T141">1</text:span></text:p>
      <text:p text:style-name="P142"><text:span text:style-name="T143">push</text:span><text:span text:style-name="T144"><text:s/></text:span><text:span text:style-name="T145">mem</text:span><text:span text:style-name="T146">2</text:span></text:p>
      <text:p text:style-name="P147"><text:span text:style-name="T148">семантическая ошибка: чтобы завершить программу и вернуться в<text:s/></text:span><text:span text:style-name="T149">DOS</text:span></text:p>
      <text:p text:style-name="P150"><text:span text:style-name="T151">нужно, чтобы ве</text:span><text:span text:style-name="T152">ршина стека имела смещение и сегмент начала<text:s/></text:span><text:span text:style-name="T153">PSP</text:span><text:span text:style-name="T154">. Однако при выполнении вышеуказанных команд она имеет<text:s/></text:span><text:span text:style-name="T155">mem</text:span><text:span text:style-name="T156">2 и<text:s/></text:span><text:span text:style-name="T157">mem</text:span><text:span text:style-name="T158">1, при выполнении<text:s/></text:span><text:span text:style-name="T159">ret</text:span><text:span text:style-name="T160"><text:s/>2 программа не сможет правильно завершиться.<text:s/></text:span></text:p>
      <text:p text:style-name="P161"/>
      <text:p text:style-name="P162"><text:span text:style-name="T163">Содержимое сегментных регистров до старта программы:<text:s/></text:span><text:span text:style-name="T164">CS</text:span><text:span text:style-name="T165">:1</text:span><text:span text:style-name="T166">A</text:span><text:span text:style-name="T167">0</text:span><text:span text:style-name="T168">A</text:span><text:span text:style-name="T169">,<text:s/></text:span><text:span text:style-name="T170">DS</text:span><text:span text:style-name="T171">:19</text:span><text:span text:style-name="T172">F</text:span><text:span text:style-name="T173">5,<text:s/></text:span><text:span text:style-name="T174">ES</text:span><text:span text:style-name="T175">:1</text:span><text:span text:style-name="T176">9</text:span><text:span text:style-name="T177">F</text:span><text:span text:style-name="T178">5,<text:s/></text:span><text:span text:style-name="T179">SS</text:span><text:span text:style-name="T180">:1</text:span><text:span text:style-name="T181">A</text:span><text:span text:style-name="T182">05,<text:s/></text:span><text:span text:style-name="T183">HS</text:span><text:span text:style-name="T184">:19</text:span><text:span text:style-name="T185">F</text:span><text:span text:style-name="T186">5,<text:s/></text:span><text:span text:style-name="T187">FS</text:span><text:span text:style-name="T188">:19</text:span><text:span text:style-name="T189">F</text:span><text:span text:style-name="T190">5</text:span></text:p>
      <text:p text:style-name="P191"><text:span text:style-name="T192">Табл.</text:span><text:span text:style-name="T193">1</text:span><text:span text:style-name="T194">.</text:span></text:p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 table:number-rows-spanned="2">
            <text:p text:style-name="P203"><text:span text:style-name="T204">Адрес</text:span></text:p>
            <text:p text:style-name="P205"><text:span text:style-name="T206">Команды</text:span></text:p>
          </table:table-cell>
          <table:table-cell table:style-name="TableCell207" table:number-rows-spanned="2">
            <text:p text:style-name="P208"><text:span text:style-name="T209">Символический</text:span></text:p>
            <text:p text:style-name="P210"><text:span text:style-name="T211">код <text:s/>команды</text:span></text:p>
          </table:table-cell>
          <table:table-cell table:style-name="TableCell212" table:number-rows-spanned="2">
            <text:p text:style-name="P213"><text:span text:style-name="T214">1</text:span><text:span text:style-name="T215">6-ричный</text:span></text:p>
            <text:p text:style-name="P216"><text:span text:style-name="T217">код команды</text:span></text:p>
          </table:table-cell>
          <table:table-cell table:style-name="TableCell218" table:number-columns-spanned="2">
            <text:p text:style-name="P219"><text:span text:style-name="T220">Содержимое регистров и ячеек памяти</text:span></text:p>
          </table:table-cell>
          <table:covered-table-cell/>
        </table:table-row>
        <table:table-row table:style-name="TableRow221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222">
            <text:p text:style-name="P223"><text:span text:style-name="T224">Д</text:span><text:span text:style-name="T225">о выполнения</text:span></text:p>
          </table:table-cell>
          <table:table-cell table:style-name="TableCell226">
            <text:p text:style-name="P227"><text:span text:style-name="T228">После выполнения</text:span></text:p>
          </table:table-cell>
        </table:table-row>
        <table:table-row table:style-name="TableRow229">
          <table:table-cell table:style-name="TableCell230">
            <text:p text:style-name="P231"><text:span text:style-name="T232">00</text:span><text:span text:style-name="T233">0</text:span><text:span text:style-name="T234">0</text:span></text:p>
          </table:table-cell>
          <table:table-cell table:style-name="TableCell235">
            <text:p text:style-name="P236"><text:span text:style-name="T237">PUSH DS</text:span></text:p>
          </table:table-cell>
          <table:table-cell table:style-name="TableCell238">
            <text:p text:style-name="P239"><text:span text:style-name="T240">1</text:span><text:span text:style-name="T241">E</text:span></text:p>
          </table:table-cell>
          <table:table-cell table:style-name="TableCell242">
            <text:p text:style-name="P243"><text:span text:style-name="T244">(SP) = 0018</text:span></text:p>
            <text:p text:style-name="P245"><text:span text:style-name="T246">(IP) = 000</text:span><text:span text:style-name="T247">0</text:span></text:p>
            <text:p text:style-name="P248"><text:span text:style-name="T249">Stack +0 0000</text:span></text:p>
            <text:p text:style-name="P250"><text:span text:style-name="T251"><text:s text:c="5"/>+2 0000</text:span></text:p>
            <text:p text:style-name="P252"><text:span text:style-name="T253"><text:s text:c="5"/>+4 0000</text:span></text:p>
          </table:table-cell>
          <table:table-cell table:style-name="TableCell254">
            <text:p text:style-name="P255"><text:span text:style-name="T256">(SP)=0016</text:span></text:p>
            <text:p text:style-name="P257"><text:span text:style-name="T258">(IP) = 000</text:span><text:span text:style-name="T259">1</text:span></text:p>
            <text:p text:style-name="P260"><text:span text:style-name="T261">Stack +0 19F5</text:span></text:p>
            <text:p text:style-name="P262"><text:span text:style-name="T263"><text:s text:c="5"/>+2 0000</text:span></text:p>
            <text:p text:style-name="P264"><text:span text:style-name="T265"><text:s text:c="5"/>+4 0000</text:span></text:p>
          </table:table-cell>
        </table:table-row>
        <table:table-row table:style-name="TableRow266">
          <table:table-cell table:style-name="TableCell267">
            <text:p text:style-name="P268"><text:span text:style-name="T269">0001</text:span></text:p>
          </table:table-cell>
          <table:table-cell table:style-name="TableCell270">
            <text:p text:style-name="P271"><text:span text:style-name="T272">SUB AX, AX</text:span></text:p>
          </table:table-cell>
          <table:table-cell table:style-name="TableCell273">
            <text:p text:style-name="P274">2ВС0</text:p>
          </table:table-cell>
          <table:table-cell table:style-name="TableCell275">
            <text:p text:style-name="P276"><text:span text:style-name="T277">(IP) = 000</text:span><text:span text:style-name="T278">1</text:span></text:p>
          </table:table-cell>
          <table:table-cell table:style-name="TableCell279">
            <text:p text:style-name="P280"><text:span text:style-name="T281"><text:s/>(IP) = 000</text:span><text:span text:style-name="T282">3</text:span></text:p>
          </table:table-cell>
        </table:table-row>
        <table:table-row table:style-name="TableRow283">
          <table:table-cell table:style-name="TableCell284">
            <text:p text:style-name="P285"><text:span text:style-name="T286">0003</text:span></text:p>
          </table:table-cell>
          <table:table-cell table:style-name="TableCell287">
            <text:p text:style-name="P288"><text:span text:style-name="T289">PUSH AX</text:span></text:p>
          </table:table-cell>
          <table:table-cell table:style-name="TableCell290">
            <text:p text:style-name="P291">50</text:p>
          </table:table-cell>
          <table:table-cell table:style-name="TableCell292">
            <text:p text:style-name="P293"><text:span text:style-name="T294">(SP)=0016</text:span></text:p>
            <text:p text:style-name="P295"><text:span text:style-name="T296">(IP) = 000</text:span><text:span text:style-name="T297">3</text:span></text:p>
            <text:p text:style-name="P298"><text:span text:style-name="T299">Stack +0 19F5</text:span></text:p>
            <text:p text:style-name="P300"><text:span text:style-name="T301"><text:s text:c="5"/>+2 0000</text:span></text:p>
            <text:p text:style-name="P302"><text:span text:style-name="T303"><text:s text:c="5"/>+4 0000</text:span></text:p>
          </table:table-cell>
          <table:table-cell table:style-name="TableCell304">
            <text:p text:style-name="P305"><text:span text:style-name="T306">(SP) = 0014</text:span></text:p>
            <text:p text:style-name="P307"><text:span text:style-name="T308">(IP) = 000</text:span><text:span text:style-name="T309">4</text:span></text:p>
            <text:p text:style-name="P310"><text:span text:style-name="T311">Stack +0 0000</text:span></text:p>
            <text:p text:style-name="P312"><text:span text:style-name="T313"><text:s text:c="5"/>+2 19F5</text:span></text:p>
            <text:p text:style-name="P314"><text:span text:style-name="T315"><text:s text:c="5"/>+4 0000</text:span></text:p>
          </table:table-cell>
        </table:table-row>
        <table:table-row table:style-name="TableRow316">
          <table:table-cell table:style-name="TableCell317">
            <text:p text:style-name="P318"><text:span text:style-name="T319">0004</text:span></text:p>
          </table:table-cell>
          <table:table-cell table:style-name="TableCell320">
            <text:p text:style-name="P321"><text:span text:style-name="T322">MOV <text:s text:c="2"/>AX, 1A07</text:span></text:p>
          </table:table-cell>
          <table:table-cell table:style-name="TableCell323">
            <text:p text:style-name="P324"><text:span text:style-name="T325">В8</text:span><text:span text:style-name="T326">071A</text:span></text:p>
          </table:table-cell>
          <table:table-cell table:style-name="TableCell327">
            <text:p text:style-name="P328"><text:span text:style-name="T329">(AX) = 0000</text:span></text:p>
            <text:p text:style-name="P330"><text:span text:style-name="T331">(IP) = 000</text:span><text:span text:style-name="T332">4</text:span></text:p>
          </table:table-cell>
          <table:table-cell table:style-name="TableCell333">
            <text:p text:style-name="P334"><text:span text:style-name="T335">(AX) = 1A07</text:span></text:p>
            <text:p text:style-name="P336"><text:span text:style-name="T337">(IP) = 000</text:span><text:span text:style-name="T338">7</text:span></text:p>
          </table:table-cell>
        </table:table-row>
        <table:table-row table:style-name="TableRow339">
          <table:table-cell table:style-name="TableCell340">
            <text:p text:style-name="P341"><text:span text:style-name="T342">0007</text:span></text:p>
          </table:table-cell>
          <table:table-cell table:style-name="TableCell343">
            <text:p text:style-name="P344"><text:span text:style-name="T345">MOV DS, AX</text:span></text:p>
          </table:table-cell>
          <table:table-cell table:style-name="TableCell346">
            <text:p text:style-name="P347"><text:span text:style-name="T348">8ED8</text:span></text:p>
          </table:table-cell>
          <table:table-cell table:style-name="TableCell349">
            <text:p text:style-name="P350"><text:span text:style-name="T351">(DS) = 19F5</text:span></text:p>
            <text:p text:style-name="P352"><text:span text:style-name="T353">(IP) = 000</text:span><text:span text:style-name="T354">7</text:span></text:p>
          </table:table-cell>
          <table:table-cell table:style-name="TableCell355">
            <text:p text:style-name="P356"><text:span text:style-name="T357">(DS) = 1A07</text:span></text:p>
            <text:p text:style-name="P358"><text:span text:style-name="T359">(IP) = 000</text:span><text:span text:style-name="T360">9</text:span></text:p>
          </table:table-cell>
        </table:table-row>
        <table:table-row table:style-name="TableRow361">
          <table:table-cell table:style-name="TableCell362">
            <text:p text:style-name="P363"><text:span text:style-name="T364">0009</text:span></text:p>
          </table:table-cell>
          <table:table-cell table:style-name="TableCell365">
            <text:p text:style-name="P366"><text:span text:style-name="T367">MOV AX, 01F4</text:span></text:p>
          </table:table-cell>
          <table:table-cell table:style-name="TableCell368">
            <text:p text:style-name="P369"><text:span text:style-name="T370">B8F401</text:span></text:p>
          </table:table-cell>
          <table:table-cell table:style-name="TableCell371">
            <text:p text:style-name="P372"><text:span text:style-name="T373">(AX) = 1A07</text:span></text:p>
            <text:p text:style-name="P374"><text:span text:style-name="T375">(IP) = 000</text:span><text:span text:style-name="T376">9</text:span></text:p>
          </table:table-cell>
          <table:table-cell table:style-name="TableCell377">
            <text:p text:style-name="P378"><text:span text:style-name="T379">(AX) = 01F4</text:span></text:p>
            <text:p text:style-name="P380"><text:span text:style-name="T381">(IP) = 0</text:span><text:span text:style-name="T382">0</text:span><text:span text:style-name="T383">0</text:span><text:span text:style-name="T384">С</text:span></text:p>
          </table:table-cell>
        </table:table-row>
        <table:table-row table:style-name="TableRow385">
          <table:table-cell table:style-name="TableCell386">
            <text:p text:style-name="P387"><text:span text:style-name="T388">000C</text:span></text:p>
          </table:table-cell>
          <table:table-cell table:style-name="TableCell389">
            <text:p text:style-name="P390"><text:span text:style-name="T391">MOV CX, AX</text:span></text:p>
          </table:table-cell>
          <table:table-cell table:style-name="TableCell392">
            <text:p text:style-name="P393">8ВС8</text:p>
          </table:table-cell>
          <table:table-cell table:style-name="TableCell394">
            <text:p text:style-name="P395"><text:span text:style-name="T396">(CX) = 00A8</text:span></text:p>
            <text:p text:style-name="P397"><text:span text:style-name="T398">(IP) = 000C</text:span></text:p>
          </table:table-cell>
          <table:table-cell table:style-name="TableCell399">
            <text:p text:style-name="P400"><text:span text:style-name="T401">(CX) = 01F4</text:span></text:p>
            <text:p text:style-name="P402"><text:span text:style-name="T403">(IP) = 000E</text:span></text:p>
          </table:table-cell>
        </table:table-row>
        <table:table-row table:style-name="TableRow404">
          <table:table-cell table:style-name="TableCell405">
            <text:p text:style-name="P406"><text:span text:style-name="T407">000E</text:span></text:p>
          </table:table-cell>
          <table:table-cell table:style-name="TableCell408">
            <text:p text:style-name="P409"><text:span text:style-name="T410">MOV BL, 24</text:span></text:p>
          </table:table-cell>
          <table:table-cell table:style-name="TableCell411">
            <text:p text:style-name="P412">В324</text:p>
          </table:table-cell>
          <table:table-cell table:style-name="TableCell413">
            <text:p text:style-name="P414"><text:span text:style-name="T415">(BX) =<text:s/></text:span><text:span text:style-name="T416">0000</text:span></text:p>
            <text:p text:style-name="P417"><text:span text:style-name="T418">(IP) = 000E</text:span></text:p>
          </table:table-cell>
          <table:table-cell table:style-name="TableCell419">
            <text:p text:style-name="P420"><text:span text:style-name="T421">(BX) = 0024</text:span></text:p>
            <text:p text:style-name="P422"><text:span text:style-name="T423">(IP) = 0010</text:span></text:p>
          </table:table-cell>
        </table:table-row>
        <table:table-row table:style-name="TableRow424">
          <table:table-cell table:style-name="TableCell425">
            <text:p text:style-name="P426"><text:span text:style-name="T427">0010</text:span></text:p>
          </table:table-cell>
          <table:table-cell table:style-name="TableCell428">
            <text:p text:style-name="P429"><text:span text:style-name="T430">MOV BH, CE</text:span></text:p>
          </table:table-cell>
          <table:table-cell table:style-name="TableCell431">
            <text:p text:style-name="P432">В7СЕ</text:p>
          </table:table-cell>
          <table:table-cell table:style-name="TableCell433">
            <text:p text:style-name="P434"><text:span text:style-name="T435">(BX) =<text:s/></text:span><text:span text:style-name="T436">00</text:span><text:span text:style-name="T437">24</text:span></text:p>
            <text:p text:style-name="P438"><text:span text:style-name="T439">(IP) = 000E</text:span></text:p>
          </table:table-cell>
          <table:table-cell table:style-name="TableCell440">
            <text:p text:style-name="P441"><text:span text:style-name="T442">(BX) = CE24</text:span></text:p>
            <text:p text:style-name="P443"><text:span text:style-name="T444">(IP) = 0012</text:span></text:p>
          </table:table-cell>
        </table:table-row>
        <table:table-row table:style-name="TableRow445">
          <table:table-cell table:style-name="TableCell446">
            <text:p text:style-name="P447"><text:span text:style-name="T448">0012</text:span></text:p>
          </table:table-cell>
          <table:table-cell table:style-name="TableCell449">
            <text:p text:style-name="P450"><text:span text:style-name="T451">MOV [0002], FFCE</text:span></text:p>
          </table:table-cell>
          <table:table-cell table:style-name="TableCell452">
            <text:p text:style-name="P453"><text:span text:style-name="T454">C7060200CEFF</text:span></text:p>
          </table:table-cell>
          <table:table-cell table:style-name="TableCell455">
            <text:p text:style-name="P456"><text:span text:style-name="T457"><text:s/>(IP) = 0012</text:span></text:p>
          </table:table-cell>
          <table:table-cell table:style-name="TableCell458">
            <text:p text:style-name="P459"><text:span text:style-name="T460"><text:s/>(IP) = 0018</text:span></text:p>
          </table:table-cell>
        </table:table-row>
        <table:table-row table:style-name="TableRow461">
          <table:table-cell table:style-name="TableCell462">
            <text:p text:style-name="P463"><text:span text:style-name="T464">0018</text:span></text:p>
          </table:table-cell>
          <table:table-cell table:style-name="TableCell465">
            <text:p text:style-name="P466"><text:span text:style-name="T467">MOV BX, 0006</text:span></text:p>
          </table:table-cell>
          <table:table-cell table:style-name="TableCell468">
            <text:p text:style-name="P469"><text:span text:style-name="T470">BB0600</text:span></text:p>
          </table:table-cell>
          <table:table-cell table:style-name="TableCell471">
            <text:p text:style-name="P472"><text:span text:style-name="T473">(BX) = 0000</text:span></text:p>
            <text:p text:style-name="P474"><text:span text:style-name="T475">(IP) = 0018</text:span></text:p>
          </table:table-cell>
          <table:table-cell table:style-name="TableCell476">
            <text:p text:style-name="P477"><text:span text:style-name="T478">(BX) = 0006</text:span></text:p>
            <text:p text:style-name="P479"><text:span text:style-name="T480">(IP) = 001B</text:span></text:p>
          </table:table-cell>
        </table:table-row>
        <table:table-row table:style-name="TableRow481">
          <table:table-cell table:style-name="TableCell482">
            <text:p text:style-name="P483"><text:span text:style-name="T484">001B</text:span></text:p>
          </table:table-cell>
          <table:table-cell table:style-name="TableCell485">
            <text:p text:style-name="P486"><text:span text:style-name="T487">MOV [0000], AX</text:span></text:p>
          </table:table-cell>
          <table:table-cell table:style-name="TableCell488">
            <text:p text:style-name="P489">А30000</text:p>
          </table:table-cell>
          <table:table-cell table:style-name="TableCell490">
            <text:p text:style-name="P491"><text:span text:style-name="T492">(IP) = 001B</text:span></text:p>
          </table:table-cell>
          <table:table-cell table:style-name="TableCell493">
            <text:p text:style-name="P494"><text:span text:style-name="T495">(IP) = 001E</text:span></text:p>
          </table:table-cell>
        </table:table-row>
        <table:table-row table:style-name="TableRow496">
          <table:table-cell table:style-name="TableCell497">
            <text:p text:style-name="P498"><text:span text:style-name="T499">001E</text:span></text:p>
          </table:table-cell>
          <table:table-cell table:style-name="TableCell500">
            <text:p text:style-name="P501"><text:span text:style-name="T502">MOV AL, [BX]</text:span></text:p>
          </table:table-cell>
          <table:table-cell table:style-name="TableCell503">
            <text:p text:style-name="P504">8АО7</text:p>
          </table:table-cell>
          <table:table-cell table:style-name="TableCell505">
            <text:p text:style-name="P506"><text:span text:style-name="T507">(AX) = 01F4</text:span></text:p>
            <text:p text:style-name="P508"><text:span text:style-name="T509">(IP) = 001E</text:span></text:p>
          </table:table-cell>
          <table:table-cell table:style-name="TableCell510">
            <text:p text:style-name="P511"><text:span text:style-name="T512">(AX) = 010B</text:span></text:p>
            <text:p text:style-name="P513"><text:span text:style-name="T514">(IP) = 0020</text:span></text:p>
          </table:table-cell>
        </table:table-row>
        <table:table-row table:style-name="TableRow515">
          <table:table-cell table:style-name="TableCell516">
            <text:p text:style-name="P517"><text:span text:style-name="T518">0020</text:span></text:p>
          </table:table-cell>
          <table:table-cell table:style-name="TableCell519">
            <text:p text:style-name="P520"><text:span text:style-name="T521">MOV AL, [BX+03]</text:span></text:p>
          </table:table-cell>
          <table:table-cell table:style-name="TableCell522">
            <text:p text:style-name="P523">8А4703</text:p>
          </table:table-cell>
          <table:table-cell table:style-name="TableCell524">
            <text:p text:style-name="P525"><text:span text:style-name="T526">(AX) = 010B</text:span></text:p>
            <text:p text:style-name="P527"><text:span text:style-name="T528">(IP) = 0020</text:span></text:p>
          </table:table-cell>
          <table:table-cell table:style-name="TableCell529">
            <text:p text:style-name="P530"><text:span text:style-name="T531">(AX) = 010E</text:span></text:p>
            <text:p text:style-name="P532"><text:span text:style-name="T533">(IP) = 0023</text:span></text:p>
          </table:table-cell>
        </table:table-row>
        <table:table-row table:style-name="TableRow534">
          <table:table-cell table:style-name="TableCell535">
            <text:p text:style-name="P536"><text:span text:style-name="T537">0023</text:span></text:p>
          </table:table-cell>
          <table:table-cell table:style-name="TableCell538">
            <text:p text:style-name="P539"><text:span text:style-name="T540">MOV CX, [BX+03]</text:span></text:p>
          </table:table-cell>
          <table:table-cell table:style-name="TableCell541">
            <text:p text:style-name="P542"><text:span text:style-name="T543">8B4F03</text:span></text:p>
          </table:table-cell>
          <table:table-cell table:style-name="TableCell544">
            <text:p text:style-name="P545"><text:span text:style-name="T546">(CX) = 01F4</text:span></text:p>
            <text:p text:style-name="P547"><text:span text:style-name="T548">(IP) = 0023</text:span></text:p>
          </table:table-cell>
          <table:table-cell table:style-name="TableCell549">
            <text:p text:style-name="P550"><text:span text:style-name="T551">(CX) = 120E</text:span></text:p>
            <text:p text:style-name="P552"><text:span text:style-name="T553">(IP) = 0026</text:span></text:p>
          </table:table-cell>
        </table:table-row>
        <table:table-row table:style-name="TableRow554">
          <table:table-cell table:style-name="TableCell555">
            <text:p text:style-name="P556"><text:span text:style-name="T557">0026</text:span></text:p>
          </table:table-cell>
          <table:table-cell table:style-name="TableCell558">
            <text:p text:style-name="P559"><text:span text:style-name="T560">MOV DI, 0002</text:span></text:p>
          </table:table-cell>
          <table:table-cell table:style-name="TableCell561">
            <text:p text:style-name="P562"><text:span text:style-name="T563">BF0200</text:span></text:p>
          </table:table-cell>
          <table:table-cell table:style-name="TableCell564">
            <text:p text:style-name="P565"><text:span text:style-name="T566">(DI) = 0000</text:span></text:p>
            <text:p text:style-name="P567"><text:span text:style-name="T568">(IP) = 0026</text:span></text:p>
          </table:table-cell>
          <table:table-cell table:style-name="TableCell569">
            <text:p text:style-name="P570"><text:span text:style-name="T571">(DI) = 0002</text:span></text:p>
            <text:p text:style-name="P572"><text:span text:style-name="T573">(IP) = 0029</text:span></text:p>
          </table:table-cell>
        </table:table-row>
        <table:table-row table:style-name="TableRow574">
          <table:table-cell table:style-name="TableCell575">
            <text:p text:style-name="P576"><text:span text:style-name="T577">0029</text:span></text:p>
          </table:table-cell>
          <table:table-cell table:style-name="TableCell578">
            <text:p text:style-name="P579"><text:span text:style-name="T580">MOV AL, [000E+DI]</text:span></text:p>
          </table:table-cell>
          <table:table-cell table:style-name="TableCell581">
            <text:p text:style-name="P582">8А850Е00</text:p>
          </table:table-cell>
          <table:table-cell table:style-name="TableCell583">
            <text:p text:style-name="P584"><text:span text:style-name="T585">(AX) = 010E</text:span></text:p>
            <text:p text:style-name="P586"><text:span text:style-name="T587"><text:s/>(IP) = 0029</text:span></text:p>
          </table:table-cell>
          <table:table-cell table:style-name="TableCell588">
            <text:p text:style-name="P589"><text:span text:style-name="T590">(AX) = 01F6</text:span></text:p>
            <text:p text:style-name="P591"><text:span text:style-name="T592"><text:s/>(IP) = 002D</text:span></text:p>
          </table:table-cell>
        </table:table-row>
        <table:table-row table:style-name="TableRow593">
          <table:table-cell table:style-name="TableCell594">
            <text:p text:style-name="P595">002D</text:p>
          </table:table-cell>
          <table:table-cell table:style-name="TableCell596">
            <text:p text:style-name="P597">MOV BX, 0003</text:p>
          </table:table-cell>
          <table:table-cell table:style-name="TableCell598">
            <text:p text:style-name="P599">ВВ0300</text:p>
          </table:table-cell>
          <table:table-cell table:style-name="TableCell600">
            <text:p text:style-name="P601"><text:span text:style-name="T602">(BX) = 0006</text:span></text:p>
            <text:p text:style-name="P603"><text:span text:style-name="T604">(IP) = 002D</text:span></text:p>
          </table:table-cell>
          <table:table-cell table:style-name="TableCell605">
            <text:p text:style-name="P606"><text:span text:style-name="T607">(BX) = 0003</text:span></text:p>
            <text:p text:style-name="P608"><text:span text:style-name="T609">(IP) = 0030</text:span></text:p>
          </table:table-cell>
        </table:table-row>
        <table:table-row table:style-name="TableRow610">
          <table:table-cell table:style-name="TableCell611">
            <text:p text:style-name="P612">0030</text:p>
          </table:table-cell>
          <table:table-cell table:style-name="TableCell613">
            <text:p text:style-name="P614">MOV AL, [0016+BX+DI]</text:p>
          </table:table-cell>
          <table:table-cell table:style-name="TableCell615">
            <text:p text:style-name="P616">8А811600</text:p>
          </table:table-cell>
          <table:table-cell table:style-name="TableCell617">
            <text:p text:style-name="P618"><text:span text:style-name="T619">(AX) = 01F6</text:span></text:p>
            <text:p text:style-name="P620"><text:span text:style-name="T621">(IP) = 0030</text:span></text:p>
          </table:table-cell>
          <table:table-cell table:style-name="TableCell622">
            <text:p text:style-name="P623"><text:span text:style-name="T624">(AX) = 0104</text:span></text:p>
            <text:p text:style-name="P625"><text:span text:style-name="T626">(IP) = 0034</text:span></text:p>
          </table:table-cell>
        </table:table-row>
        <table:table-row table:style-name="TableRow627">
          <table:table-cell table:style-name="TableCell628">
            <text:p text:style-name="P629">0034</text:p>
          </table:table-cell>
          <table:table-cell table:style-name="TableCell630">
            <text:p text:style-name="P631">MOV AX, 1A07</text:p>
          </table:table-cell>
          <table:table-cell table:style-name="TableCell632">
            <text:p text:style-name="P633"><text:span text:style-name="T634">В8</text:span><text:span text:style-name="T635">071A</text:span></text:p>
          </table:table-cell>
          <table:table-cell table:style-name="TableCell636">
            <text:p text:style-name="P637">(AX) = 0104</text:p>
            <text:p text:style-name="P638"><text:s/>(IP) = 0034</text:p>
          </table:table-cell>
          <table:table-cell table:style-name="TableCell639">
            <text:p text:style-name="P640">(AX) = 1A07</text:p>
            <text:p text:style-name="P641"><text:s/>(IP) = 0037</text:p>
          </table:table-cell>
        </table:table-row>
        <table:table-row table:style-name="TableRow642">
          <table:table-cell table:style-name="TableCell643">
            <text:p text:style-name="P644">0037</text:p>
          </table:table-cell>
          <table:table-cell table:style-name="TableCell645">
            <text:p text:style-name="P646">MOV ES, AX</text:p>
          </table:table-cell>
          <table:table-cell table:style-name="TableCell647">
            <text:p text:style-name="P648">8ЕС0</text:p>
          </table:table-cell>
          <table:table-cell table:style-name="TableCell649">
            <text:p text:style-name="P650"><text:span text:style-name="T651">(ES) = 19F5</text:span></text:p>
            <text:p text:style-name="P652"><text:span text:style-name="T653">(IP) =<text:s/></text:span><text:span text:style-name="T654">0037</text:span></text:p>
          </table:table-cell>
          <table:table-cell table:style-name="TableCell655">
            <text:p text:style-name="P656"><text:span text:style-name="T657">(ES) = 1A07</text:span></text:p>
            <text:p text:style-name="P658"><text:span text:style-name="T659">(IP) = 0039</text:span></text:p>
          </table:table-cell>
        </table:table-row>
        <table:table-row table:style-name="TableRow660">
          <table:table-cell table:style-name="TableCell661">
            <text:p text:style-name="P662">0039</text:p>
          </table:table-cell>
          <table:table-cell table:style-name="TableCell663">
            <text:p text:style-name="P664">MOV AX, ES:[BX]</text:p>
          </table:table-cell>
          <table:table-cell table:style-name="TableCell665">
            <text:p text:style-name="P666">268В07</text:p>
          </table:table-cell>
          <table:table-cell table:style-name="TableCell667">
            <text:p text:style-name="P668"><text:span text:style-name="T669">(AX) = 1A07</text:span></text:p>
            <text:p text:style-name="P670"><text:span text:style-name="T671">(IP) = 0039</text:span></text:p>
          </table:table-cell>
          <table:table-cell table:style-name="TableCell672">
            <text:p text:style-name="P673"><text:span text:style-name="T674">(AX) = 00FF</text:span></text:p>
            <text:p text:style-name="P675"><text:span text:style-name="T676">(IP) = 003C</text:span></text:p>
          </table:table-cell>
        </table:table-row>
        <table:table-row table:style-name="TableRow677">
          <table:table-cell table:style-name="TableCell678">
            <text:p text:style-name="P679">003C</text:p>
          </table:table-cell>
          <table:table-cell table:style-name="TableCell680">
            <text:p text:style-name="P681">MOV AX, 0000</text:p>
          </table:table-cell>
          <table:table-cell table:style-name="TableCell682">
            <text:p text:style-name="P683">В80000</text:p>
          </table:table-cell>
          <table:table-cell table:style-name="TableCell684">
            <text:p text:style-name="P685">(AX) = 00FF</text:p>
            <text:p text:style-name="P686"><text:s/>(IP) = 003C</text:p>
          </table:table-cell>
          <table:table-cell table:style-name="TableCell687">
            <text:p text:style-name="P688">(AX) = 0000</text:p>
            <text:p text:style-name="P689"><text:s/>(IP) = 003F</text:p>
          </table:table-cell>
        </table:table-row>
        <table:table-row table:style-name="TableRow690">
          <table:table-cell table:style-name="TableCell691">
            <text:p text:style-name="P692">003F</text:p>
          </table:table-cell>
          <table:table-cell table:style-name="TableCell693">
            <text:p text:style-name="P694">MOV ES, AX</text:p>
          </table:table-cell>
          <table:table-cell table:style-name="TableCell695">
            <text:p text:style-name="P696">8ЕС0</text:p>
          </table:table-cell>
          <table:table-cell table:style-name="TableCell697">
            <text:p text:style-name="P698"><text:span text:style-name="T699">(ES) = 1A07</text:span></text:p>
            <text:p text:style-name="P700"><text:span text:style-name="T701">(IP) = 003F</text:span></text:p>
          </table:table-cell>
          <table:table-cell table:style-name="TableCell702">
            <text:p text:style-name="P703"><text:span text:style-name="T704">(ES) = 0000</text:span></text:p>
            <text:p text:style-name="P705"><text:span text:style-name="T706">(IP) = 0041</text:span></text:p>
          </table:table-cell>
        </table:table-row>
        <table:table-row table:style-name="TableRow707">
          <table:table-cell table:style-name="TableCell708">
            <text:p text:style-name="P709">0041</text:p>
          </table:table-cell>
          <table:table-cell table:style-name="TableCell710">
            <text:p text:style-name="P711">PUSH DS</text:p>
          </table:table-cell>
          <table:table-cell table:style-name="TableCell712">
            <text:p text:style-name="P713"><text:span text:style-name="T714">1</text:span><text:span text:style-name="T715">E</text:span></text:p>
          </table:table-cell>
          <table:table-cell table:style-name="TableCell716">
            <text:p text:style-name="P717">(SP) = 0014</text:p>
            <text:p text:style-name="P718">(IP) = 0041</text:p>
            <text:p text:style-name="P719">Stack +0 0000</text:p>
            <text:p text:style-name="P720"><text:s text:c="5"/>+2 19F5</text:p>
            <text:p text:style-name="P721"><text:s text:c="5"/>+4 0000</text:p>
          </table:table-cell>
          <table:table-cell table:style-name="TableCell722">
            <text:p text:style-name="P723">(SP) = 0012</text:p>
            <text:p text:style-name="P724">(IP) = 0042</text:p>
            <text:p text:style-name="P725">Stack +0 1A07</text:p>
            <text:p text:style-name="P726"><text:s text:c="5"/>+2 0000</text:p>
            <text:p text:style-name="P727"><text:s text:c="5"/>+4 19F5</text:p>
          </table:table-cell>
        </table:table-row>
        <table:table-row table:style-name="TableRow728">
          <table:table-cell table:style-name="TableCell729">
            <text:p text:style-name="P730">0042</text:p>
          </table:table-cell>
          <table:table-cell table:style-name="TableCell731">
            <text:p text:style-name="P732">POP ES</text:p>
          </table:table-cell>
          <table:table-cell table:style-name="TableCell733">
            <text:p text:style-name="P734">07</text:p>
          </table:table-cell>
          <table:table-cell table:style-name="TableCell735">
            <text:p text:style-name="P736">(SP) = 0012</text:p>
            <text:p text:style-name="P737">(IP) = 0042</text:p>
            <text:p text:style-name="P738">Stack +0 1A07</text:p>
            <text:p text:style-name="P739"><text:s text:c="5"/>+2 0000</text:p>
            <text:p text:style-name="P740"><text:s text:c="5"/>+4 19F5</text:p>
          </table:table-cell>
          <table:table-cell table:style-name="TableCell741">
            <text:p text:style-name="P742">(SP) = 0014</text:p>
            <text:p text:style-name="P743">(IP) = 0043</text:p>
            <text:p text:style-name="P744">Stack +0<text:s/>0000</text:p>
            <text:p text:style-name="P745"><text:s text:c="5"/>+2 19F5</text:p>
            <text:p text:style-name="P746"><text:s text:c="5"/>+4 0000</text:p>
          </table:table-cell>
        </table:table-row>
        <table:table-row table:style-name="TableRow747">
          <table:table-cell table:style-name="TableCell748">
            <text:p text:style-name="P749">0043</text:p>
          </table:table-cell>
          <table:table-cell table:style-name="TableCell750">
            <text:p text:style-name="P751">MOV CX, ES:[BX-01]</text:p>
          </table:table-cell>
          <table:table-cell table:style-name="TableCell752">
            <text:p text:style-name="P753"><text:span text:style-name="T754">268B4FFF</text:span></text:p>
          </table:table-cell>
          <table:table-cell table:style-name="TableCell755">
            <text:p text:style-name="P756"><text:span text:style-name="T757">(CX) = 120E</text:span></text:p>
            <text:p text:style-name="P758"><text:span text:style-name="T759">(IP) = 0043</text:span></text:p>
          </table:table-cell>
          <table:table-cell table:style-name="TableCell760">
            <text:p text:style-name="P761"><text:span text:style-name="T762">(CX) = FFCE</text:span></text:p>
            <text:p text:style-name="P763"><text:span text:style-name="T764">(IP) = 0047</text:span></text:p>
          </table:table-cell>
        </table:table-row>
        <table:table-row table:style-name="TableRow765">
          <table:table-cell table:style-name="TableCell766">
            <text:p text:style-name="P767">0047</text:p>
          </table:table-cell>
          <table:table-cell table:style-name="TableCell768">
            <text:p text:style-name="P769">XCHG AX, CX</text:p>
          </table:table-cell>
          <table:table-cell table:style-name="TableCell770">
            <text:p text:style-name="P771">91</text:p>
          </table:table-cell>
          <table:table-cell table:style-name="TableCell772">
            <text:p text:style-name="P773"><text:span text:style-name="T774">(AX) = 0000</text:span></text:p>
            <text:p text:style-name="P775"><text:span text:style-name="T776">(CX) = FFCE</text:span></text:p>
            <text:p text:style-name="P777"><text:span text:style-name="T778"><text:s/>(IP) = 0047</text:span></text:p>
          </table:table-cell>
          <table:table-cell table:style-name="TableCell779">
            <text:p text:style-name="P780"><text:span text:style-name="T781">(AX) = FFCE</text:span></text:p>
            <text:p text:style-name="P782"><text:span text:style-name="T783">(CX) = 0000</text:span></text:p>
            <text:p text:style-name="P784"><text:span text:style-name="T785"><text:s/>(IP) = 0048</text:span></text:p>
          </table:table-cell>
        </table:table-row>
        <table:table-row table:style-name="TableRow786">
          <table:table-cell table:style-name="TableCell787">
            <text:p text:style-name="P788">0048</text:p>
          </table:table-cell>
          <table:table-cell table:style-name="TableCell789">
            <text:p text:style-name="P790">MOV DI, 0002</text:p>
          </table:table-cell>
          <table:table-cell table:style-name="TableCell791">
            <text:p text:style-name="P792"><text:span text:style-name="T793">BF0200</text:span></text:p>
          </table:table-cell>
          <table:table-cell table:style-name="TableCell794">
            <text:p text:style-name="P795"><text:span text:style-name="T796">(DI) = 0002</text:span></text:p>
            <text:p text:style-name="P797"><text:span text:style-name="T798">(IP) =<text:s/></text:span><text:span text:style-name="T799">0048</text:span></text:p>
          </table:table-cell>
          <table:table-cell table:style-name="TableCell800">
            <text:p text:style-name="P801"><text:span text:style-name="T802">(DI) = 0002</text:span></text:p>
            <text:p text:style-name="P803"><text:span text:style-name="T804">(IP) = 004B</text:span></text:p>
          </table:table-cell>
        </table:table-row>
        <table:table-row table:style-name="TableRow805">
          <table:table-cell table:style-name="TableCell806">
            <text:p text:style-name="P807">004B</text:p>
          </table:table-cell>
          <table:table-cell table:style-name="TableCell808">
            <text:p text:style-name="P809">MOV ES:[BX+DI],AX</text:p>
          </table:table-cell>
          <table:table-cell table:style-name="TableCell810">
            <text:p text:style-name="P811">268901</text:p>
          </table:table-cell>
          <table:table-cell table:style-name="TableCell812">
            <text:p text:style-name="P813"><text:span text:style-name="T814"><text:s/>(IP) = 004B</text:span></text:p>
          </table:table-cell>
          <table:table-cell table:style-name="TableCell815">
            <text:p text:style-name="P816"><text:span text:style-name="T817">(IP) = 004E</text:span></text:p>
          </table:table-cell>
        </table:table-row>
        <table:table-row table:style-name="TableRow818">
          <table:table-cell table:style-name="TableCell819">
            <text:p text:style-name="P820">004E</text:p>
          </table:table-cell>
          <table:table-cell table:style-name="TableCell821">
            <text:p text:style-name="P822">MOV BP, SP</text:p>
          </table:table-cell>
          <table:table-cell table:style-name="TableCell823">
            <text:p text:style-name="P824">8ВЕС</text:p>
          </table:table-cell>
          <table:table-cell table:style-name="TableCell825">
            <text:p text:style-name="P826"><text:span text:style-name="T827">(BP) = 0014</text:span></text:p>
            <text:p text:style-name="P828"><text:span text:style-name="T829">(IP) = 004E</text:span></text:p>
          </table:table-cell>
          <table:table-cell table:style-name="TableCell830">
            <text:p text:style-name="P831"><text:span text:style-name="T832">(BP) = 0014</text:span></text:p>
            <text:p text:style-name="P833"><text:span text:style-name="T834">(IP) = 0050</text:span></text:p>
          </table:table-cell>
        </table:table-row>
        <table:table-row table:style-name="TableRow835">
          <table:table-cell table:style-name="TableCell836">
            <text:p text:style-name="P837">0050</text:p>
          </table:table-cell>
          <table:table-cell table:style-name="TableCell838">
            <text:p text:style-name="P839"><text:span text:style-name="T840">MOV BP, SP</text:span></text:p>
          </table:table-cell>
          <table:table-cell table:style-name="TableCell841">
            <text:p text:style-name="P842">8ВЕС</text:p>
          </table:table-cell>
          <table:table-cell table:style-name="TableCell843">
            <text:p text:style-name="P844"><text:span text:style-name="T845">(BP) = 0014</text:span></text:p>
            <text:p text:style-name="P846"><text:span text:style-name="T847">(IP) = 0050</text:span></text:p>
          </table:table-cell>
          <table:table-cell table:style-name="TableCell848">
            <text:p text:style-name="P849"><text:span text:style-name="T850">(BP) = 0014</text:span></text:p>
            <text:p text:style-name="P851"><text:span text:style-name="T852">(IP) = 0052</text:span></text:p>
          </table:table-cell>
        </table:table-row>
        <table:table-row table:style-name="TableRow853">
          <table:table-cell table:style-name="TableCell854">
            <text:p text:style-name="P855">0052</text:p>
          </table:table-cell>
          <table:table-cell table:style-name="TableCell856">
            <text:p text:style-name="P857">MOV DX, [BP+02]</text:p>
          </table:table-cell>
          <table:table-cell table:style-name="TableCell858">
            <text:p text:style-name="P859"><text:span text:style-name="T860">8B5602</text:span></text:p>
          </table:table-cell>
          <table:table-cell table:style-name="TableCell861">
            <text:p text:style-name="P862"><text:span text:style-name="T863">(DX) = 0000</text:span></text:p>
            <text:p text:style-name="P864"><text:span text:style-name="T865">(IP) = 004E</text:span></text:p>
          </table:table-cell>
          <table:table-cell table:style-name="TableCell866">
            <text:p text:style-name="P867"><text:span text:style-name="T868">(DX) = 19F5</text:span></text:p>
            <text:p text:style-name="P869"><text:span text:style-name="T870">(IP) = 0055</text:span></text:p>
          </table:table-cell>
        </table:table-row>
        <table:table-row table:style-name="TableRow871">
          <table:table-cell table:style-name="TableCell872">
            <text:p text:style-name="P873">0055</text:p>
          </table:table-cell>
          <table:table-cell table:style-name="TableCell874">
            <text:p text:style-name="P875">RET Far 0002</text:p>
          </table:table-cell>
          <table:table-cell table:style-name="TableCell876">
            <text:p text:style-name="P877"><text:span text:style-name="T878">CA0200</text:span></text:p>
          </table:table-cell>
          <table:table-cell table:style-name="TableCell879">
            <text:p text:style-name="P880">(SP) = 0014</text:p>
            <text:p text:style-name="P881">(CS) = 1A0A</text:p>
            <text:p text:style-name="P882">(IP) = 0055</text:p>
            <text:p text:style-name="P883">Stack +0 0000</text:p>
            <text:p text:style-name="P884"><text:s text:c="5"/>+2 19F5</text:p>
            <text:p text:style-name="P885"><text:span text:style-name="T886"><text:s text:c="5"/>+4 0000</text:span></text:p>
          </table:table-cell>
          <table:table-cell table:style-name="TableCell887">
            <text:p text:style-name="P888">(SP) = 001A</text:p>
            <text:p text:style-name="P889">(CS) = 19F5</text:p>
            <text:p text:style-name="P890">(IP) = 0000</text:p>
            <text:p text:style-name="P891">Stack +2 0000</text:p>
            <text:p text:style-name="P892"><text:s text:c="5"/>+4 0000</text:p>
            <text:p text:style-name="P893"><text:s text:c="5"/>+6 01F4</text:p>
          </table:table-cell>
        </table:table-row>
        <table:table-row table:style-name="TableRow894">
          <table:table-cell table:style-name="TableCell895">
            <text:p text:style-name="P896">0000</text:p>
          </table:table-cell>
          <table:table-cell table:style-name="TableCell897">
            <text:p text:style-name="P898">INT 20</text:p>
          </table:table-cell>
          <table:table-cell table:style-name="TableCell899">
            <text:p text:style-name="P900">CD20</text:p>
          </table:table-cell>
          <table:table-cell table:style-name="TableCell901">
            <text:p text:style-name="P902">(AX) = FFCE</text:p>
            <text:p text:style-name="P903">(BX) = 0003</text:p>
            <text:p text:style-name="P904">(DX) = 19F5</text:p>
            <text:p text:style-name="P905">(DI) = 0002</text:p>
            <text:p text:style-name="P906">(BP) = 0014</text:p>
            <text:p text:style-name="P907">(SP) = 001A</text:p>
            <text:p text:style-name="P908">(CS) = 19F5</text:p>
            <text:p text:style-name="P909">(DS) = 1A07</text:p>
            <text:p text:style-name="P910">(ES) = 1A07</text:p>
            <text:p text:style-name="P911">Stack +2 0000</text:p>
            <text:p text:style-name="P912"><text:s text:c="5"/>+4 0000</text:p>
            <text:p text:style-name="P913"><text:s text:c="5"/>+6 01F4</text:p>
          </table:table-cell>
          <table:table-cell table:style-name="TableCell914">
            <text:p text:style-name="P915">(AX) = 0000</text:p>
            <text:p text:style-name="P916">(BX) = 0000</text:p>
            <text:p text:style-name="P917">(DX) = 0000</text:p>
            <text:p text:style-name="P918">(DI) = 0000</text:p>
            <text:p text:style-name="P919">(BP) = 0000</text:p>
            <text:p text:style-name="P920">(SP) = 0018</text:p>
            <text:p text:style-name="P921">(CS) = 1A0A</text:p>
            <text:p text:style-name="P922">(DS) = 19F5</text:p>
            <text:p text:style-name="P923">(ES) = 19F5</text:p>
            <text:p text:style-name="P924">Stack +0 <text:s/>7244</text:p>
            <text:p text:style-name="P925"><text:s text:c="5"/>+2 0000</text:p>
            <text:p text:style-name="P926"><text:s text:c="5"/>+4 0000</text:p>
          </table:table-cell>
        </table:table-row>
      </table:table>
      <text:p text:style-name="P927"/>
      <text:p text:style-name="P928"><text:span text:style-name="T929">Выводы.</text:span></text:p>
      <text:p text:style-name="P930"><text:span text:style-name="T931">В результате выполнения лабораторной работы был исправлен код готовой программы, освоена базовая теория о режимах адресации.</text:span></text:p>
      <text:p text:style-name="P932"/>
      <text:p text:style-name="P933"/>
      <text:p text:style-name="P934"><text:span text:style-name="T935">Приложение.</text:span></text:p>
      <text:p text:style-name="P936"><text:span text:style-name="T937">Текст файла<text:s/></text:span><text:span text:style-name="T938">LR</text:span><text:span text:style-name="T939">2_</text:span><text:span text:style-name="T940">COMP</text:span><text:span text:style-name="T941">.</text:span><text:span text:style-name="T942">LST</text:span></text:p>
      <text:p text:style-name="P943">__Microsoft (R) Macro Assembler Version 5.10<text:s/><text:s text:c="17"/>10/21/20 00:58:1</text:p>
      <text:p text:style-name="P944"><text:span text:style-name="T945"><text:s text:c="61"/></text:span><text:span text:style-name="T946">Page <text:s text:c="4"/>1-1</text:span></text:p>
      <text:p text:style-name="P947"/>
      <text:p text:style-name="P948"/>
      <text:p text:style-name="P949"><text:tab/><text:tab/><text:tab/><text:tab/>; Программа изучения режимов адресации процессо</text:p>
      <text:p text:style-name="P950"><text:span text:style-name="T951"><text:tab/></text:span><text:span text:style-name="T952"><text:tab/></text:span><text:span text:style-name="T953"><text:tab/></text:span><text:span text:style-name="T954"><text:tab/>ра</text:span><text:span text:style-name="T955"><text:s/>IntelX86</text:span></text:p>
      <text:p text:style-name="P956"><text:s/>= 0024<text:tab/><text:tab/><text:tab/><text:tab/>EOL EQU '$'</text:p>
      <text:p text:style-name="P957"><text:s/>= 0002<text:tab/><text:tab/><text:tab/><text:tab/>ind EQU 2</text:p>
      <text:p text:style-name="P958"><text:s/>= 01F4<text:tab/><text:tab/><text:tab/><text:tab/>n1 EQU 500</text:p>
      <text:p text:style-name="P959"><text:s/>=-0032<text:tab/><text:tab/><text:tab/><text:tab/>n2 EQU -50</text:p>
      <text:p text:style-name="P960"><text:span text:style-name="T961"><text:tab/></text:span><text:span text:style-name="T962"><text:tab/></text:span><text:span text:style-name="T963"><text:tab/></text:span><text:span text:style-name="T964"><text:tab/>;<text:s/></text:span><text:span text:style-name="T965">Стек</text:span><text:span text:style-name="T966"><text:s/></text:span><text:span text:style-name="T967">программы</text:span></text:p>
      <text:p text:style-name="P968"><text:s/>0000<text:tab/><text:tab/><text:tab/><text:tab/>AStack SEGMENT STACK</text:p>
      <text:p text:style-name="P969"><text:span text:style-name="T970"><text:s/></text:span><text:span text:style-name="T971">0000 <text:s/>000C[</text:span><text:span text:style-name="T972"><text:tab/></text:span><text:span text:style-name="T973"><text:tab/></text:span><text:span text:style-name="T974"><text:tab/><text:s/>DW 12 DUP(?)</text:span></text:p>
      <text:p text:style-name="P975"><text:tab/><text:s text:c="3"/>????<text:tab/><text:tab/><text:tab/></text:p>
      <text:p text:style-name="P976"><text:tab/><text:tab/><text:tab/><text:s/>]<text:tab/></text:p>
      <text:p text:style-name="P977"><text:tab/><text:tab/><text:tab/><text:tab/></text:p>
      <text:p text:style-name="P978"><text:s/>0018<text:tab/><text:tab/><text:tab/><text:tab/>AStack ENDS</text:p>
      <text:p text:style-name="P979"><text:tab/><text:tab/><text:tab/><text:tab/>; Данные программы</text:p>
      <text:p text:style-name="P980"><text:s/>0000<text:tab/><text:tab/><text:tab/><text:tab/>DATA SEGMENT</text:p>
      <text:p text:style-name="P981"><text:tab/><text:tab/><text:tab/><text:tab/>; Директивы описания данных</text:p>
      <text:p text:style-name="P982"><text:s/>0000 <text:s/>0000<text:tab/><text:tab/><text:tab/>mem1 DW 0</text:p>
      <text:p text:style-name="P983"><text:span text:style-name="T984"><text:s/></text:span><text:span text:style-name="T985">0002 <text:s/>0000</text:span><text:span text:style-name="T986"><text:tab/></text:span><text:span text:style-name="T987"><text:tab/></text:span><text:span text:style-name="T988"><text:tab/>mem2<text:s/></text:span><text:span text:style-name="T989">DW 0</text:span></text:p>
      <text:p text:style-name="P990"><text:s/>0004 <text:s/>0000<text:tab/><text:tab/><text:tab/>mem3 DW 0</text:p>
      <text:p text:style-name="P991"><text:s/>0006 <text:s/>0B 0C 0D 0E 12 11<text:tab/>vec1 DB 11,12,13,14,18,17,16,15</text:p>
      <text:p text:style-name="P992"><text:s text:c="7"/>10 0F<text:tab/><text:tab/><text:tab/></text:p>
      <text:p text:style-name="P993"><text:s/>000E <text:s/>0A 14 F6 EC 1E 28<text:tab/>vec2 DB 10,20,-10,-20,30,40,-30,-40<text:s/></text:p>
      <text:p text:style-name="P994"><text:s text:c="7"/>E2 D8<text:tab/><text:tab/><text:tab/></text:p>
      <text:p text:style-name="P995"><text:s/>0016 <text:s/>01 02 FC FD 03 04<text:tab/>matr DB 1,2,-4,-3,3,4,-2,-1,5,6,-8,-7,7,8,-6,-5</text:p>
      <text:p text:style-name="P996"><text:s text:c="7"/>FE FF 05 06 F8 F9<text:tab/></text:p>
      <text:p text:style-name="P997"><text:s text:c="7"/>07 08 FA FB<text:tab/><text:tab/></text:p>
      <text:p text:style-name="P998"><text:s/>0026<text:tab/><text:tab/><text:tab/><text:tab/>DATA ENDS</text:p>
      <text:p text:style-name="P999"><text:span text:style-name="T1000"><text:tab/></text:span><text:span text:style-name="T1001"><text:tab/></text:span><text:span text:style-name="T1002"><text:tab/></text:span><text:span text:style-name="T1003"><text:tab/>;<text:s/></text:span><text:span text:style-name="T1004">Код</text:span><text:span text:style-name="T1005"><text:s/></text:span><text:span text:style-name="T1006">программы</text:span></text:p>
      <text:p text:style-name="P1007"><text:s/>0000<text:tab/><text:tab/><text:tab/><text:tab/>CODE SEGMENT</text:p>
      <text:p text:style-name="P1008"><text:tab/><text:tab/><text:tab/><text:tab/><text:s/>ASSUME CS:CODE, DS:DATA, SS:AStack</text:p>
      <text:p text:style-name="P1009"><text:span text:style-name="T1010"><text:tab/></text:span><text:span text:style-name="T1011"><text:tab/></text:span><text:span text:style-name="T1012"><text:tab/></text:span><text:span text:style-name="T1013"><text:tab/>;<text:s/></text:span><text:span text:style-name="T1014">Головная</text:span><text:span text:style-name="T1015"><text:s/></text:span><text:span text:style-name="T1016">процедура</text:span></text:p>
      <text:p text:style-name="P1017"><text:s/>0000<text:tab/><text:tab/><text:tab/><text:tab/>Main PROC FAR</text:p>
      <text:p text:style-name="P1018"><text:s/>0000 <text:s/>1E<text:tab/><text:tab/><text:tab/><text:s/>push DS</text:p>
      <text:p text:style-name="P1019"><text:s/>0001 <text:s/>2B C0<text:tab/><text:tab/><text:tab/><text:s/>sub AX,AX</text:p>
      <text:p text:style-name="P1020"><text:s/>0003 <text:s/>50<text:tab/><text:tab/><text:tab/><text:s/>push AX</text:p>
      <text:p text:style-name="P1021"><text:s/>0004 <text:s/>B8 ---- R<text:tab/><text:tab/><text:s/>mov AX,DATA</text:p>
      <text:p text:style-name="P1022"><text:span text:style-name="T1023"><text:s/></text:span><text:span text:style-name="T1024">0007 <text:s/>8E D8</text:span><text:span text:style-name="T1025"><text:tab/></text:span><text:span text:style-name="T1026"><text:tab/></text:span><text:span text:style-name="T1027"><text:tab/><text:s/>mov DS,AX</text:span></text:p>
      <text:p text:style-name="P1028"><text:tab/><text:tab/><text:tab/><text:tab/>; ПРОВЕРКА РЕЖИМОВ АДРЕСАЦИИ НА УРОВНЕ СМЕЩЕНИЙ</text:p>
      <text:p text:style-name="P1029"><text:tab/><text:tab/><text:tab/><text:tab/>; Регистровая адресация</text:p>
      <text:p text:style-name="P1030"><text:s/>0009 <text:s/>B8 01F4<text:tab/><text:tab/><text:tab/><text:s/>mov ax,n1</text:p>
      <text:p text:style-name="P1031"><text:span text:style-name="T1032"><text:s/></text:span><text:span text:style-name="T1033">000C <text:s/>8B C8</text:span><text:span text:style-name="T1034"><text:tab/></text:span><text:span text:style-name="T1035"><text:tab/></text:span><text:span text:style-name="T1036"><text:tab/><text:s/>mov cx,ax</text:span></text:p>
      <text:p text:style-name="P1037"><text:s/>000E <text:s/>B3 24<text:tab/><text:tab/><text:tab/><text:s/>mov bl,EOL</text:p>
      <text:p text:style-name="P1038"><text:span text:style-name="T1039"><text:s/></text:span><text:span text:style-name="T1040">0010 <text:s/>B7 CE</text:span><text:span text:style-name="T1041"><text:tab/></text:span><text:span text:style-name="T1042"><text:tab/></text:span><text:span text:style-name="T1043"><text:tab/><text:s/>mov bh,n2</text:span></text:p>
      <text:p text:style-name="P1044"><text:tab/><text:tab/><text:tab/><text:tab/>; Прямая адресация</text:p>
      <text:p text:style-name="P1045"><text:span text:style-name="T1046"><text:s/></text:span><text:span text:style-name="T1047">0012 <text:s/>C7 06 0002 R FFCE</text:span><text:span text:style-name="T1048"><text:tab/><text:s/>mov mem2,n2</text:span></text:p>
      <text:p text:style-name="P1049"><text:s/>0018 <text:s/>BB 0006 R<text:tab/><text:tab/><text:s/>mov bx,OFFSET vec1</text:p>
      <text:p text:style-name="P1050"><text:s/>001B <text:s/>A3 0000 R<text:tab/><text:tab/><text:s/>mov mem1,ax</text:p>
      <text:p text:style-name="P1051"><text:span text:style-name="T1052"><text:tab/></text:span><text:span text:style-name="T1053"><text:tab/></text:span><text:span text:style-name="T1054"><text:tab/></text:span><text:span text:style-name="T1055"><text:tab/></text:span><text:span text:style-name="T1056">; Косвенная адресация</text:span></text:p>
      <text:p text:style-name="P1057"><text:s/>001E <text:s/>8A 07<text:tab/><text:tab/><text:tab/><text:s/>mov al,[bx]</text:p>
      <text:p text:style-name="P1058"><text:tab/><text:tab/><text:tab/><text:tab/><text:s/>;mov mem3,[bx]</text:p>
      <text:p text:style-name="P1059"><text:tab/><text:tab/><text:tab/><text:tab/>; Базированная адресация</text:p>
      <text:p text:style-name="P1060"><text:s/>0020 <text:s/>8A 47 03<text:tab/><text:tab/><text:tab/><text:s/>mov<text:s/>al,[bx]+3</text:p>
      <text:p text:style-name="P1061"><text:s/>0023 <text:s/>8B 4F 03<text:tab/><text:tab/><text:tab/><text:s/>mov cx,3[bx]</text:p>
      <text:p text:style-name="P1062"><text:tab/><text:tab/><text:tab/><text:tab/>; Индексная адресация</text:p>
      <text:p text:style-name="P1063">__Microsoft (R) Macro Assembler Version 5.10 <text:s text:c="17"/>10/21/20 00:58:1</text:p>
      <text:p text:style-name="P1064"><text:s text:c="61"/>Page <text:s text:c="4"/>1-2</text:p>
      <text:p text:style-name="P1065"/>
      <text:p text:style-name="P1066"/>
      <text:p text:style-name="P1067"><text:s/>0026 <text:s/>BF 0002<text:tab/><text:tab/><text:tab/><text:s/>mov di,ind</text:p>
      <text:p text:style-name="P1068"><text:s/>0029 <text:s/>8A 85 000E R<text:tab/><text:tab/><text:s/>mov al,vec2[di]</text:p>
      <text:p text:style-name="P1069"><text:span text:style-name="T1070"><text:tab/></text:span><text:span text:style-name="T1071"><text:tab/></text:span><text:span text:style-name="T1072"><text:tab/></text:span><text:span text:style-name="T1073"><text:tab/><text:s/></text:span><text:span text:style-name="T1074">;mov cx,vec2[di]</text:span></text:p>
      <text:p text:style-name="P1075"><text:tab/><text:tab/><text:tab/><text:tab/>; Адресация с базированием и индексированием</text:p>
      <text:p text:style-name="P1076"><text:span text:style-name="T1077"><text:s/></text:span><text:span text:style-name="T1078">002D <text:s/>BB 0003</text:span><text:span text:style-name="T1079"><text:tab/></text:span><text:span text:style-name="T1080"><text:tab/></text:span><text:span text:style-name="T1081"><text:tab/><text:s/>mov bx,3</text:span></text:p>
      <text:p text:style-name="P1082"><text:s/>0030 <text:s/>8A 81 0016 R<text:tab/><text:tab/><text:s/>mov al,matr[bx][di]</text:p>
      <text:p text:style-name="P1083"><text:tab/><text:tab/><text:tab/><text:tab/><text:s/>;mov cx,matr[bx][di]</text:p>
      <text:p text:style-name="P1084"><text:tab/><text:tab/><text:tab/><text:tab/><text:s/>;mov ax,matr[bx*4][di]</text:p>
      <text:p text:style-name="P1085"><text:span text:style-name="T1086"><text:tab/></text:span><text:span text:style-name="T1087"><text:tab/></text:span><text:span text:style-name="T1088"><text:tab/></text:span><text:span text:style-name="T1089"><text:tab/></text:span><text:span text:style-name="T1090">; ПРОВЕРКА РЕЖИМОВ АД</text:span><text:span text:style-name="T1091">РЕСАЦИИ С УЧЕТОМ СЕГМЕНТОВ</text:span></text:p>
      <text:p text:style-name="P1092"><text:tab/><text:tab/><text:tab/><text:tab/>; Переопределение сегмента</text:p>
      <text:p text:style-name="P1093"><text:tab/><text:tab/><text:tab/><text:tab/>; ------ вариант 1</text:p>
      <text:p text:style-name="P1094"><text:s/>0034 <text:s/>B8 ---- R<text:tab/><text:tab/><text:s/>mov ax, SEG vec2</text:p>
      <text:p text:style-name="P1095"><text:span text:style-name="T1096"><text:s/></text:span><text:span text:style-name="T1097">0037 <text:s/>8E C0</text:span><text:span text:style-name="T1098"><text:tab/></text:span><text:span text:style-name="T1099"><text:tab/></text:span><text:span text:style-name="T1100"><text:tab/><text:s/>mov es, ax</text:span></text:p>
      <text:p text:style-name="P1101"><text:s/>0039 <text:s/>26: 8B 07<text:tab/><text:tab/><text:s/>mov ax, es:[bx]</text:p>
      <text:p text:style-name="P1102"><text:span text:style-name="T1103"><text:s/></text:span><text:span text:style-name="T1104">003C <text:s/>B8 0000</text:span><text:span text:style-name="T1105"><text:tab/></text:span><text:span text:style-name="T1106"><text:tab/></text:span><text:span text:style-name="T1107"><text:tab/><text:s/>mov ax, 0</text:span></text:p>
      <text:p text:style-name="P1108"><text:tab/><text:tab/><text:tab/><text:tab/>; ------ вариант 2</text:p>
      <text:p text:style-name="P1109"><text:span text:style-name="T1110"><text:s/></text:span><text:span text:style-name="T1111">003F <text:s/>8E C0</text:span><text:span text:style-name="T1112"><text:tab/></text:span><text:span text:style-name="T1113"><text:tab/></text:span><text:span text:style-name="T1114"><text:tab/><text:s/>mov es, ax</text:span></text:p>
      <text:p text:style-name="P1115"><text:s/>0041 <text:s/>1E<text:tab/><text:tab/><text:tab/><text:s/>push ds</text:p>
      <text:p text:style-name="P1116"><text:s/>0042 <text:s/>07<text:tab/><text:tab/><text:tab/><text:s/>pop es</text:p>
      <text:p text:style-name="P1117"><text:s/>0043 <text:s/>26: 8B 4F FF<text:tab/><text:tab/><text:s/>mov cx, es:[bx-1]</text:p>
      <text:p text:style-name="P1118"><text:span text:style-name="T1119"><text:s/>0047 <text:s/>91</text:span><text:span text:style-name="T1120"><text:tab/></text:span><text:span text:style-name="T1121"><text:tab/></text:span><text:span text:style-name="T1122"><text:tab/><text:s/>xchg cx,ax</text:span></text:p>
      <text:p text:style-name="P1123"><text:span text:style-name="T1124"><text:tab/></text:span><text:span text:style-name="T1125"><text:tab/></text:span><text:span text:style-name="T1126"><text:tab/></text:span><text:span text:style-name="T1127"><text:tab/>; ------<text:s/></text:span><text:span text:style-name="T1128">вариант</text:span><text:span text:style-name="T1129"><text:s/>3</text:span></text:p>
      <text:p text:style-name="P1130"><text:s/>0048 <text:s/>BF 0002<text:tab/><text:tab/><text:tab/><text:s/>mov di,ind</text:p>
      <text:p text:style-name="P1131"><text:span text:style-name="T1132"><text:s/>004B <text:s/>26: 89 01</text:span><text:span text:style-name="T1133"><text:tab/></text:span><text:span text:style-name="T1134"><text:tab/><text:s/>mov es:[bx+di],ax</text:span></text:p>
      <text:p text:style-name="P1135"><text:span text:style-name="T1136"><text:tab/></text:span><text:span text:style-name="T1137"><text:tab/></text:span><text:span text:style-name="T1138"><text:tab/></text:span><text:span text:style-name="T1139"><text:tab/>; ------<text:s/></text:span><text:span text:style-name="T1140">вариант</text:span><text:span text:style-name="T1141"><text:s/>4</text:span></text:p>
      <text:p text:style-name="P1142"><text:s/>004E <text:s/>8B EC<text:tab/><text:tab/><text:tab/><text:s/>mov bp,sp</text:p>
      <text:p text:style-name="P1143"><text:tab/><text:tab/><text:tab/><text:tab/><text:s/>;mov<text:s/>ax,matr[bp+bx]</text:p>
      <text:p text:style-name="P1144"><text:tab/><text:tab/><text:tab/><text:tab/><text:s/>;mov ax,matr[bp+di+si]</text:p>
      <text:p text:style-name="P1145"><text:span text:style-name="T1146"><text:tab/></text:span><text:span text:style-name="T1147"><text:tab/></text:span><text:span text:style-name="T1148"><text:tab/></text:span><text:span text:style-name="T1149"><text:tab/></text:span><text:span text:style-name="T1150">; Использование сегмента стека</text:span></text:p>
      <text:p text:style-name="P1151"><text:span text:style-name="T1152"><text:tab/></text:span><text:span text:style-name="T1153"><text:tab/></text:span><text:span text:style-name="T1154"><text:tab/></text:span><text:span text:style-name="T1155"><text:tab/><text:s/>;</text:span><text:span text:style-name="T1156">push</text:span><text:span text:style-name="T1157"><text:s/></text:span><text:span text:style-name="T1158">mem</text:span><text:span text:style-name="T1159">1</text:span></text:p>
      <text:p text:style-name="P1160"><text:span text:style-name="T1161"><text:tab/></text:span><text:span text:style-name="T1162"><text:tab/></text:span><text:span text:style-name="T1163"><text:tab/></text:span><text:span text:style-name="T1164"><text:tab/><text:s/>;</text:span><text:span text:style-name="T1165">push</text:span><text:span text:style-name="T1166"><text:s/></text:span><text:span text:style-name="T1167">mem</text:span><text:span text:style-name="T1168">2</text:span></text:p>
      <text:p text:style-name="P1169"><text:span text:style-name="T1170"><text:s/></text:span><text:span text:style-name="T1171">0050 <text:s/>8B EC</text:span><text:span text:style-name="T1172"><text:tab/></text:span><text:span text:style-name="T1173"><text:tab/></text:span><text:span text:style-name="T1174"><text:tab/><text:s/>mov bp,sp</text:span></text:p>
      <text:p text:style-name="P1175"><text:s/>0052 <text:s/>8B 56 02<text:tab/><text:tab/><text:tab/><text:s/>mov dx,[bp]+2</text:p>
      <text:p text:style-name="P1176"><text:s/>0055 <text:s/>CA 0002<text:tab/><text:tab/><text:tab/><text:s/>ret 2</text:p>
      <text:p text:style-name="P1177"><text:span text:style-name="T1178"><text:s/>0058</text:span><text:span text:style-name="T1179"><text:tab/></text:span><text:span text:style-name="T1180"><text:tab/></text:span><text:span text:style-name="T1181"><text:tab/></text:span><text:span text:style-name="T1182"><text:tab/>Main ENDP</text:span></text:p>
      <text:p text:style-name="P1183"><text:s/>0058<text:tab/><text:tab/><text:tab/><text:tab/>CODE ENDS</text:p>
      <text:p text:style-name="P1184"><text:span text:style-name="T1185"><text:tab/></text:span><text:span text:style-name="T1186"><text:tab/></text:span><text:span text:style-name="T1187"><text:tab/></text:span><text:span text:style-name="T1188"><text:tab/><text:s/>END Main</text:span></text:p>
      <text:p text:style-name="P1189">__Microsoft<text:s/>(R) Macro Assembler Version 5.10 <text:s text:c="17"/>10/21/20 00:58:1</text:p>
      <text:p text:style-name="P1190"><text:span text:style-name="T1191"><text:s text:c="61"/>Symbols-1</text:span></text:p>
      <text:p text:style-name="P1192"/>
      <text:p text:style-name="P1193"/>
      <text:p text:style-name="P1194">Segments and Groups:</text:p>
      <text:p text:style-name="P1195"/>
      <text:p text:style-name="P1196"><text:s text:c="16"/>N a m e <text:s text:c="8"/><text:tab/>Length<text:tab/><text:s/>Align<text:tab/>Combine Class</text:p>
      <text:p text:style-name="P1197"/>
      <text:p text:style-name="P1198">ASTACK . . . . . . . . . . . .<text:s/>. <text:s/><text:tab/>0018<text:tab/>PARA<text:tab/>STACK<text:tab/></text:p>
      <text:p text:style-name="P1199">CODE . . . . . . . . . . . . . . <text:s/><text:tab/>0058<text:tab/>PARA<text:tab/>NONE<text:tab/></text:p>
      <text:p text:style-name="P1200">DATA . . . . . . . . . . . . . . <text:s/><text:tab/>0026<text:tab/>PARA<text:tab/>NONE<text:tab/></text:p>
      <text:p text:style-name="P1201"/>
      <text:p text:style-name="P1202">Symbols: <text:s text:c="11"/></text:p>
      <text:p text:style-name="P1203"/>
      <text:p text:style-name="P1204"><text:s text:c="16"/>N a m e <text:s text:c="8"/><text:tab/>Type<text:tab/><text:s/>Value<text:tab/><text:s/>Attr</text:p>
      <text:p text:style-name="P1205"/>
      <text:p text:style-name="P1206">EOL <text:s/>. . . . . . . . . . . . . . <text:s/><text:tab/>NUMBER<text:tab/>0024<text:tab/></text:p>
      <text:p text:style-name="P1207"/>
      <text:p text:style-name="P1208">IND <text:s/>. .<text:s/>. . . . . . . . . . . . <text:s/><text:tab/>NUMBER<text:tab/>0002<text:tab/></text:p>
      <text:p text:style-name="P1209"/>
      <text:p text:style-name="P1210">MAIN . . . . . . . . . . . . . . <text:s/><text:tab/>F PROC<text:tab/>0000<text:tab/>CODE<text:tab/>Length = 0058</text:p>
      <text:p text:style-name="P1211">MATR . . . . . . . . . . . . . . <text:s/><text:tab/>L BYTE<text:tab/>0016<text:tab/>DATA</text:p>
      <text:p text:style-name="P1212">MEM1 . . . . . . . . . . . . . . <text:s/><text:tab/>L WORD<text:tab/>0000<text:tab/>DATA</text:p>
      <text:p text:style-name="P1213">MEM2 . . . . . . . . . . . . . . <text:s/><text:tab/>L WORD<text:tab/>0002<text:tab/>DATA</text:p>
      <text:p text:style-name="P1214">MEM3 . . . . . . . . . . . . . . <text:s/><text:tab/>L WORD<text:tab/>0004<text:tab/>DATA</text:p>
      <text:p text:style-name="P1215"/>
      <text:p text:style-name="P1216">N1 . . . . . . . . . . . . . . . <text:s/><text:tab/>NUMBER<text:tab/>01F4<text:tab/></text:p>
      <text:p text:style-name="P1217">N2 . . . . . . . . . . . . . . . <text:s/><text:tab/>NUMBER<text:tab/>-0032<text:tab/></text:p>
      <text:p text:style-name="P1218"/>
      <text:p text:style-name="P1219">VEC1 . . . . . . . . . . . . . . <text:s/><text:tab/>L BYTE<text:tab/>0006<text:tab/>DATA</text:p>
      <text:p text:style-name="P1220">VEC2 . . . . . . . . . . . . . . <text:s/><text:tab/>L BYTE<text:tab/>000E<text:tab/>DATA</text:p>
      <text:p text:style-name="P1221"/>
      <text:p text:style-name="P1222">@CPU . . . . . . . . . . . . . . <text:s/><text:tab/>TEXT <text:s/>0101h<text:tab/><text:tab/></text:p>
      <text:p text:style-name="P1223">@FILENAME <text:s/>. . . . . . . . . . . <text:s/><text:tab/>TEXT <text:s/>LR2_COMP<text:tab/><text:tab/></text:p>
      <text:p text:style-name="P1224">@VERSION . . . . . . . . . . . . <text:s/><text:tab/>TEXT <text:s/>510<text:tab/><text:tab/></text:p>
      <text:p text:style-name="P1225"/>
      <text:p text:style-name="P1226"/>
      <text:p text:style-name="P1227"><text:s text:c="5"/>83 Source <text:s/>Lines</text:p>
      <text:p text:style-name="P1228"><text:s text:c="5"/>83 Total <text:s text:c="2"/>Lines</text:p>
      <text:p text:style-name="P1229"><text:s text:c="5"/>19 Symbols</text:p>
      <text:p text:style-name="P1230"/>
      <text:p text:style-name="P1231"><text:s text:c="2"/>47800 + 461507 Bytes symbol space<text:s/>free</text:p>
      <text:p text:style-name="P1232"/>
      <text:p text:style-name="P1233"><text:s text:c="6"/>0 Warning Errors</text:p>
      <text:p text:style-name="P1234"><text:s text:c="6"/>0 Severe <text:s/>Errors</text:p>
      <text:p text:style-name="P1235"><text:span text:style-name="T1236">Текст</text:span><text:span text:style-name="T1237"><text:s/></text:span><text:span text:style-name="T1238">файла</text:span><text:span text:style-name="T1239"><text:s/>LR2_COMP.ASM</text:span></text:p>
      <text:p text:style-name="P1240">; Программа изучения режимов адресации процессора IntelX86</text:p>
      <text:p text:style-name="P1241">EOL EQU '$'</text:p>
      <text:p text:style-name="P1242">ind EQU 2</text:p>
      <text:p text:style-name="P1243">n1 EQU 500</text:p>
      <text:p text:style-name="P1244">n2 EQU -50</text:p>
      <text:p text:style-name="P1245">; Стек программы</text:p>
      <text:p text:style-name="P1246">AStack SEGMENT STACK</text:p>
      <text:p text:style-name="P1247"><text:s/>DW 12 DUP(?)</text:p>
      <text:p text:style-name="P1248">AStack ENDS</text:p>
      <text:p text:style-name="P1249">; Данные программы</text:p>
      <text:p text:style-name="P1250">DATA SEGMENT</text:p>
      <text:p text:style-name="P1251">; Директивы описания данных</text:p>
      <text:p text:style-name="P1252">mem1 DW 0</text:p>
      <text:p text:style-name="P1253">mem2 DW 0</text:p>
      <text:p text:style-name="P1254">mem3 DW 0</text:p>
      <text:p text:style-name="P1255">vec1 DB 11,12,13,14,18,17,16,15</text:p>
      <text:p text:style-name="P1256">vec2 DB 10,20,-10,-20,30,40,-30,-40<text:s/></text:p>
      <text:p text:style-name="P1257">matr DB 1,2,-4,-3,3,4,-2,-1,5,6,-8,-7,7,8,-6,-5</text:p>
      <text:p text:style-name="P1258">DATA ENDS</text:p>
      <text:p text:style-name="P1259"><text:span text:style-name="T1260">;<text:s/></text:span><text:span text:style-name="T1261">Код</text:span><text:span text:style-name="T1262"><text:s/></text:span><text:span text:style-name="T1263">программы</text:span></text:p>
      <text:p text:style-name="P1264">CODE SEGMENT</text:p>
      <text:p text:style-name="P1265"><text:s/>ASSUME CS:CODE,<text:s/>DS:DATA, SS:AStack</text:p>
      <text:p text:style-name="P1266"><text:span text:style-name="T1267">;<text:s/></text:span><text:span text:style-name="T1268">Головная</text:span><text:span text:style-name="T1269"><text:s/></text:span><text:span text:style-name="T1270">процедура</text:span></text:p>
      <text:p text:style-name="P1271">Main PROC FAR</text:p>
      <text:p text:style-name="P1272"><text:s/>push DS</text:p>
      <text:p text:style-name="P1273"><text:s/>sub AX,AX</text:p>
      <text:p text:style-name="P1274"><text:s/>push AX</text:p>
      <text:p text:style-name="P1275"><text:s/>mov AX,DATA</text:p>
      <text:p text:style-name="P1276"><text:s/>mov DS,AX</text:p>
      <text:p text:style-name="P1277">; ПРОВЕРКА РЕЖИМОВ АДРЕСАЦИИ НА УРОВНЕ СМЕЩЕНИЙ</text:p>
      <text:p text:style-name="P1278">; Регистровая адресация</text:p>
      <text:p text:style-name="P1279"><text:s/>mov ax,n1</text:p>
      <text:p text:style-name="P1280"><text:span text:style-name="T1281"><text:s/></text:span><text:span text:style-name="T1282">mov</text:span><text:span text:style-name="T1283"><text:s/></text:span><text:span text:style-name="T1284">cx</text:span><text:span text:style-name="T1285">,</text:span><text:span text:style-name="T1286">ax</text:span></text:p>
      <text:p text:style-name="P1287"><text:span text:style-name="T1288"><text:s/></text:span><text:span text:style-name="T1289">mov bl,EOL</text:span></text:p>
      <text:p text:style-name="P1290"><text:span text:style-name="T1291"><text:s/>mov bh,n2</text:span></text:p>
      <text:p text:style-name="P1292"><text:span text:style-name="T1293">;<text:s/></text:span><text:span text:style-name="T1294">Прямая</text:span><text:span text:style-name="T1295"><text:s/></text:span><text:span text:style-name="T1296">адресация</text:span></text:p>
      <text:p text:style-name="P1297"><text:s/>mov mem2,n2</text:p>
      <text:p text:style-name="P1298"><text:s/>mov bx,OFFSET vec1</text:p>
      <text:p text:style-name="P1299"><text:s/>mov mem1,ax</text:p>
      <text:p text:style-name="P1300"><text:span text:style-name="T1301">;<text:s/></text:span><text:span text:style-name="T1302">Косвенная</text:span><text:span text:style-name="T1303"><text:s/></text:span><text:span text:style-name="T1304">адресация</text:span></text:p>
      <text:p text:style-name="P1305"><text:s/>mov al,[bx]</text:p>
      <text:p text:style-name="P1306"><text:span text:style-name="T1307"><text:s/></text:span><text:span text:style-name="T1308">;mov mem3,[bx]</text:span></text:p>
      <text:p text:style-name="P1309">; Базированная адресация</text:p>
      <text:p text:style-name="P1310"><text:s/>mov al,[bx]+3</text:p>
      <text:p text:style-name="P1311"><text:s/>mov cx,3[bx]</text:p>
      <text:p text:style-name="P1312">; Индексная адресация</text:p>
      <text:p text:style-name="P1313"><text:s/>mov di,ind</text:p>
      <text:p text:style-name="P1314"><text:span text:style-name="T1315"><text:s/></text:span><text:span text:style-name="T1316">mov al,vec2[di]</text:span></text:p>
      <text:p text:style-name="P1317"><text:s/>;mov cx,vec2[di]</text:p>
      <text:p text:style-name="P1318">; Адресация с базированием и индексированием</text:p>
      <text:p text:style-name="P1319"><text:s/>mov<text:s/>bx,3</text:p>
      <text:p text:style-name="P1320"><text:span text:style-name="T1321"><text:s/></text:span><text:span text:style-name="T1322">mov al,matr[bx][di]</text:span></text:p>
      <text:p text:style-name="P1323"><text:s/>;mov cx,matr[bx][di]</text:p>
      <text:p text:style-name="P1324"><text:s/>;mov ax,matr[bx*4][di]</text:p>
      <text:p text:style-name="P1325">; ПРОВЕРКА РЕЖИМОВ АДРЕСАЦИИ С УЧЕТОМ СЕГМЕНТОВ</text:p>
      <text:p text:style-name="P1326">; Переопределение сегмента</text:p>
      <text:p text:style-name="P1327">; ------ вариант 1</text:p>
      <text:p text:style-name="P1328"><text:s/>mov ax, SEG vec2</text:p>
      <text:p text:style-name="P1329"><text:span text:style-name="T1330"><text:s/></text:span><text:span text:style-name="T1331">mov es, ax</text:span></text:p>
      <text:p text:style-name="P1332"><text:s/>mov ax, es:[bx]</text:p>
      <text:p text:style-name="P1333"><text:s/>mov ax, 0</text:p>
      <text:p text:style-name="P1334"><text:span text:style-name="T1335">; ------<text:s/></text:span><text:span text:style-name="T1336">вариант</text:span><text:span text:style-name="T1337"><text:s/>2</text:span></text:p>
      <text:p text:style-name="P1338"><text:s/>mov es, ax</text:p>
      <text:p text:style-name="P1339"><text:s/>push ds</text:p>
      <text:p text:style-name="P1340"><text:s/>pop es</text:p>
      <text:p text:style-name="P1341"><text:s/>mov cx, es:[bx-1]</text:p>
      <text:p text:style-name="P1342"><text:s/>xchg cx,ax</text:p>
      <text:p text:style-name="P1343"><text:span text:style-name="T1344">; ------<text:s/></text:span><text:span text:style-name="T1345">вариант</text:span><text:span text:style-name="T1346"><text:s/>3</text:span></text:p>
      <text:p text:style-name="P1347"><text:s/>mov di,ind</text:p>
      <text:p text:style-name="P1348"><text:s/>mov es:[bx+di],ax</text:p>
      <text:p text:style-name="P1349"><text:span text:style-name="T1350">; ------<text:s/></text:span><text:span text:style-name="T1351">вариант</text:span><text:span text:style-name="T1352"><text:s/>4</text:span></text:p>
      <text:p text:style-name="P1353"><text:s/>mov bp,sp</text:p>
      <text:p text:style-name="P1354"><text:s/>;mov ax,matr[bp+bx]</text:p>
      <text:p text:style-name="P1355"><text:s/>;mov ax,matr[bp+di+si]</text:p>
      <text:p text:style-name="P1356">; Использование сегмента стека</text:p>
      <text:p text:style-name="P1357"><text:s/>;push mem1</text:p>
      <text:p text:style-name="P1358"><text:s/>;push mem2</text:p>
      <text:p text:style-name="P1359"><text:span text:style-name="T1360"><text:s/></text:span><text:span text:style-name="T1361">mov bp,sp</text:span></text:p>
      <text:p text:style-name="P1362"><text:s/>mov dx,[bp]+2</text:p>
      <text:p text:style-name="P1363"><text:span text:style-name="T1364"><text:s/></text:span><text:span text:style-name="T1365">ret 2</text:span></text:p>
      <text:p text:style-name="P1366">Main ENDP</text:p>
      <text:p text:style-name="P1367">CODE ENDS</text:p>
      <text:p text:style-name="P1368"><text:span text:style-name="T1369"><text:s/>END Main</text:span></text:p>
      <text:p text:style-name="P13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center"/>
      <style:text-properties fo:font-size="14pt" style:font-size-asian="14pt" style:font-size-complex="1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style:font-name-complex="Lohit Devanagari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true"/>
    </style:style>
    <style:style style:name="Заголовок" style:display-name="Заголовок" style:family="paragraph" style:parent-style-name="Standard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tru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Lohit Devanagari" fo:hyphenate="tru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tru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fo:hyphenate="true"/>
    </style:style>
    <style:style style:name="Текст" style:display-name="Текст" style:family="paragraph" style:parent-style-name="Standard">
      <style:paragraph-properties fo:margin-bottom="0.1111in" fo:line-height="104%"/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Абзацсписка" style:display-name="Абзац списка" style:family="paragraph" style:parent-style-name="Standard">
      <style:paragraph-properties fo:margin-bottom="0.1111in" fo:line-height="104%" fo:margin-left="0.5in">
        <style:tab-stops/>
      </style:paragraph-properties>
      <style:text-properties style:font-name-complex="DejaVu Sans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Текствыноски" style:display-name="Текст выноски" style:family="paragraph" style:parent-style-name="Standard">
      <style:text-properties style:font-name="Segoe UI" style:font-name-asian="Segoe UI" style:font-name-complex="Segoe UI" fo:font-size="9pt" style:font-size-asian="9pt" style:font-size-complex="9pt" fo:hyphenate="tru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Times New Roman" style:font-name-complex="Segoe UI" fo:font-size="9pt" style:font-size-asian="9pt" style:font-size-complex="9pt" style:language-asian="ru" style:country-asian="RU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vel Martinenko</meta:initial-creator>
    <dc:creator>Учетная запись Майкрософт</dc:creator>
    <meta:creation-date>2019-09-17T11:31:00Z</meta:creation-date>
    <dc:date>2020-10-21T17:16:00Z</dc:date>
    <meta:print-date>2019-09-18T23:43:00Z</meta:print-date>
    <meta:template xlink:href="Normal" xlink:type="simple"/>
    <meta:editing-cycles>12</meta:editing-cycles>
    <meta:editing-duration>PT16140S</meta:editing-duration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4" meta:word-count="1857" meta:character-count="12422" meta:row-count="88" meta:non-whitespace-character-count="10589"/>
  </office:meta>
</office:document-meta>
</file>